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shapes>
          <draw:frame draw:z-index="0" draw:style-name="gr1" svg:width="5.3008in" svg:height="3.365in" svg:x="0.889in" svg:y="9.5583in">
            <draw:object draw:notify-on-update-of-ranges="Sheet1.B1:Sheet1.B1 Sheet1.C1:Sheet1.C1 Sheet1.D1:Sheet1.D1 Sheet1.E1:Sheet1.E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3264in" svg:height="3.4087in" svg:x="7.0965in" svg:y="9.5571in">
            <draw:object draw:notify-on-update-of-ranges="Sheet1.I1:Sheet1.I1 Sheet1.J1:Sheet1.J1 Sheet1.K1:Sheet1.K1 Sheet1.L1:Sheet1.L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9713in" svg:height="3.7047in" svg:x="2.652in" svg:y="20.6795in">
            <draw:object draw:notify-on-update-of-ranges="Sheet1.E1:Sheet1.E1 Sheet1.L1:Sheet1.L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5.3299in" svg:height="3.385in" svg:x="13.3366in" svg:y="9.5594in">
            <draw:object draw:notify-on-update-of-ranges="Sheet1.P1:Sheet1.P1 Sheet1.Q1:Sheet1.Q1 Sheet1.R1:Sheet1.R1 Sheet1.S1:Sheet1.S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5.3339in" svg:height="3.4362in" svg:x="19.5551in" svg:y="9.5402in">
            <draw:object draw:notify-on-update-of-ranges="Sheet1.W1:Sheet1.W1 Sheet1.X1:Sheet1.X1 Sheet1.Y1:Sheet1.Y1 Sheet1.Z1:Sheet1.Z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7.9783in" svg:height="3.7295in" svg:x="15.111in" svg:y="20.676in">
            <draw:object draw:notify-on-update-of-ranges="Sheet1.S1:Sheet1.S1 Sheet1.Z1:Sheet1.Z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5.3012in" svg:height="3.5598in" svg:x="0.8886in" svg:y="13.1626in">
            <draw:object draw:notify-on-update-of-ranges="Sheet1.F1:Sheet1.F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5.2902in" svg:height="3.5547in" svg:x="7.122in" svg:y="13.1469in">
            <draw:object draw:notify-on-update-of-ranges="Sheet1.M1:Sheet1.M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5.3331in" svg:height="3.5429in" svg:x="13.3224in" svg:y="13.1579in">
            <draw:object draw:notify-on-update-of-ranges="Sheet1.T1:Sheet1.T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5.3441in" svg:height="3.5961in" svg:x="19.5555in" svg:y="13.1472in">
            <draw:object draw:notify-on-update-of-ranges="Sheet1.AA1:Sheet1.AA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5.322in" svg:height="3.3618in" svg:x="0.8894in" svg:y="16.9142in">
            <draw:object draw:notify-on-update-of-ranges="Sheet1.G1:Sheet1.G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5.3118in" svg:height="3.3724in" svg:x="7.111in" svg:y="16.9035in">
            <draw:object draw:notify-on-update-of-ranges="Sheet1.N1:Sheet1.N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5.3004in" svg:height="3.3937in" svg:x="13.3339in" svg:y="16.9142in">
            <draw:object draw:notify-on-update-of-ranges="Sheet1.U1:Sheet1.U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5.3004in" svg:height="3.3831in" svg:x="19.5559in" svg:y="16.9035in">
            <draw:object draw:notify-on-update-of-ranges="Sheet1.AB1:Sheet1.AB1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table:style-name="ce3" office:value-type="string">
            <text:p><text:span text:style-name="T1">Cojack common total</text:span>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office:value-type="string">
            <text:p>Pent dual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office:value-type="string">
            <text:p>Cojack common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/>
          <table:table-cell office:value-type="string">
            <text:p>Initialization</text:p>
          </table:table-cell>
          <table:table-cell office:value-type="string">
            <text:p>Computation</text:p>
          </table:table-cell>
          <table:table-cell office:value-type="string">
            <text:p>Finalization</text:p>
          </table:table-cell>
          <table:table-cell office:value-type="string">
            <text:p>Cojack dual total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1</text:p>
          </table:table-cell>
          <table:table-cell table:number-columns-repeated="6"/>
          <table:table-cell office:value-type="string">
            <text:p>pent_dual_1</text:p>
          </table:table-cell>
          <table:table-cell table:number-columns-repeated="6"/>
          <table:table-cell office:value-type="string">
            <text:p>cojack_common_1</text:p>
          </table:table-cell>
          <table:table-cell table:number-columns-repeated="6"/>
          <table:table-cell office:value-type="string">
            <text:p>cojack_dual_1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92675">
            <text:p>292675</text:p>
          </table:table-cell>
          <table:table-cell office:value-type="float" office:value="4707499">
            <text:p>4707499</text:p>
          </table:table-cell>
          <table:table-cell office:value-type="float" office:value="549071">
            <text:p>549071</text:p>
          </table:table-cell>
          <table:table-cell table:number-columns-repeated="4"/>
          <table:table-cell office:value-type="float" office:value="126686">
            <text:p>126686</text:p>
          </table:table-cell>
          <table:table-cell office:value-type="float" office:value="4567077">
            <text:p>4567077</text:p>
          </table:table-cell>
          <table:table-cell office:value-type="float" office:value="547119">
            <text:p>547119</text:p>
          </table:table-cell>
          <table:table-cell table:number-columns-repeated="4"/>
          <table:table-cell office:value-type="float" office:value="370787">
            <text:p>370787</text:p>
          </table:table-cell>
          <table:table-cell office:value-type="float" office:value="19062716">
            <text:p>19062716</text:p>
          </table:table-cell>
          <table:table-cell office:value-type="float" office:value="1640532">
            <text:p>1640532</text:p>
          </table:table-cell>
          <table:table-cell table:number-columns-repeated="4"/>
          <table:table-cell office:value-type="float" office:value="388753">
            <text:p>388753</text:p>
          </table:table-cell>
          <table:table-cell office:value-type="float" office:value="19957439">
            <text:p>19957439</text:p>
          </table:table-cell>
          <table:table-cell office:value-type="float" office:value="1720376">
            <text:p>172037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7499">
            <text:p>127499</text:p>
          </table:table-cell>
          <table:table-cell office:value-type="float" office:value="4698422">
            <text:p>4698422</text:p>
          </table:table-cell>
          <table:table-cell office:value-type="float" office:value="547578">
            <text:p>547578</text:p>
          </table:table-cell>
          <table:table-cell table:number-columns-repeated="4"/>
          <table:table-cell office:value-type="float" office:value="126089">
            <text:p>126089</text:p>
          </table:table-cell>
          <table:table-cell office:value-type="float" office:value="4544586">
            <text:p>4544586</text:p>
          </table:table-cell>
          <table:table-cell office:value-type="float" office:value="550162">
            <text:p>550162</text:p>
          </table:table-cell>
          <table:table-cell table:number-columns-repeated="4"/>
          <table:table-cell office:value-type="float" office:value="369021">
            <text:p>369021</text:p>
          </table:table-cell>
          <table:table-cell office:value-type="float" office:value="19845505">
            <text:p>19845505</text:p>
          </table:table-cell>
          <table:table-cell office:value-type="float" office:value="1652289">
            <text:p>1652289</text:p>
          </table:table-cell>
          <table:table-cell table:number-columns-repeated="4"/>
          <table:table-cell office:value-type="float" office:value="376583">
            <text:p>376583</text:p>
          </table:table-cell>
          <table:table-cell office:value-type="float" office:value="18947423">
            <text:p>18947423</text:p>
          </table:table-cell>
          <table:table-cell office:value-type="float" office:value="1667083">
            <text:p>166708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7531">
            <text:p>127531</text:p>
          </table:table-cell>
          <table:table-cell office:value-type="float" office:value="4666288">
            <text:p>4666288</text:p>
          </table:table-cell>
          <table:table-cell office:value-type="float" office:value="3728870">
            <text:p>3728870</text:p>
          </table:table-cell>
          <table:table-cell table:number-columns-repeated="4"/>
          <table:table-cell office:value-type="float" office:value="125247">
            <text:p>125247</text:p>
          </table:table-cell>
          <table:table-cell office:value-type="float" office:value="4544643">
            <text:p>4544643</text:p>
          </table:table-cell>
          <table:table-cell office:value-type="float" office:value="549618">
            <text:p>549618</text:p>
          </table:table-cell>
          <table:table-cell table:number-columns-repeated="4"/>
          <table:table-cell office:value-type="float" office:value="371749">
            <text:p>371749</text:p>
          </table:table-cell>
          <table:table-cell office:value-type="float" office:value="20040266">
            <text:p>20040266</text:p>
          </table:table-cell>
          <table:table-cell office:value-type="float" office:value="1659829">
            <text:p>1659829</text:p>
          </table:table-cell>
          <table:table-cell table:number-columns-repeated="4"/>
          <table:table-cell office:value-type="float" office:value="377975">
            <text:p>377975</text:p>
          </table:table-cell>
          <table:table-cell office:value-type="float" office:value="19581781">
            <text:p>19581781</text:p>
          </table:table-cell>
          <table:table-cell office:value-type="float" office:value="1795456">
            <text:p>1795456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8473">
            <text:p>128473</text:p>
          </table:table-cell>
          <table:table-cell office:value-type="float" office:value="4671181">
            <text:p>4671181</text:p>
          </table:table-cell>
          <table:table-cell office:value-type="float" office:value="548528">
            <text:p>548528</text:p>
          </table:table-cell>
          <table:table-cell table:number-columns-repeated="4"/>
          <table:table-cell office:value-type="float" office:value="126459">
            <text:p>126459</text:p>
          </table:table-cell>
          <table:table-cell office:value-type="float" office:value="4525785">
            <text:p>4525785</text:p>
          </table:table-cell>
          <table:table-cell office:value-type="float" office:value="577506">
            <text:p>577506</text:p>
          </table:table-cell>
          <table:table-cell table:number-columns-repeated="4"/>
          <table:table-cell office:value-type="float" office:value="371449">
            <text:p>371449</text:p>
          </table:table-cell>
          <table:table-cell office:value-type="float" office:value="20065629">
            <text:p>20065629</text:p>
          </table:table-cell>
          <table:table-cell office:value-type="float" office:value="1711580">
            <text:p>1711580</text:p>
          </table:table-cell>
          <table:table-cell table:number-columns-repeated="4"/>
          <table:table-cell office:value-type="float" office:value="372360">
            <text:p>372360</text:p>
          </table:table-cell>
          <table:table-cell office:value-type="float" office:value="20095309">
            <text:p>20095309</text:p>
          </table:table-cell>
          <table:table-cell office:value-type="float" office:value="1666787">
            <text:p>166678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27871">
            <text:p>127871</text:p>
          </table:table-cell>
          <table:table-cell office:value-type="float" office:value="4592408">
            <text:p>4592408</text:p>
          </table:table-cell>
          <table:table-cell office:value-type="float" office:value="539242">
            <text:p>539242</text:p>
          </table:table-cell>
          <table:table-cell table:number-columns-repeated="4"/>
          <table:table-cell office:value-type="float" office:value="127781">
            <text:p>127781</text:p>
          </table:table-cell>
          <table:table-cell office:value-type="float" office:value="4534894">
            <text:p>4534894</text:p>
          </table:table-cell>
          <table:table-cell office:value-type="float" office:value="553093">
            <text:p>553093</text:p>
          </table:table-cell>
          <table:table-cell table:number-columns-repeated="4"/>
          <table:table-cell office:value-type="float" office:value="377578">
            <text:p>377578</text:p>
          </table:table-cell>
          <table:table-cell office:value-type="float" office:value="20068832">
            <text:p>20068832</text:p>
          </table:table-cell>
          <table:table-cell office:value-type="float" office:value="1651095">
            <text:p>1651095</text:p>
          </table:table-cell>
          <table:table-cell table:number-columns-repeated="4"/>
          <table:table-cell office:value-type="float" office:value="379708">
            <text:p>379708</text:p>
          </table:table-cell>
          <table:table-cell office:value-type="float" office:value="20125437">
            <text:p>20125437</text:p>
          </table:table-cell>
          <table:table-cell office:value-type="float" office:value="1651921">
            <text:p>1651921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1" table:formula="of:=AVERAGE([.B4:.B8])" office:value-type="float" office:value="160809.8">
            <text:p>160809.8</text:p>
          </table:table-cell>
          <table:table-cell table:style-name="ce1" table:formula="of:=AVERAGE([.C4:.C8])" office:value-type="float" office:value="4667159.6">
            <text:p>4667159.6</text:p>
          </table:table-cell>
          <table:table-cell table:style-name="ce1" table:formula="of:=AVERAGE([.D4:.D8])" office:value-type="float" office:value="1182657.8">
            <text:p>1182657.8</text:p>
          </table:table-cell>
          <table:table-cell table:style-name="ce1" table:formula="of:=SUM([.B9:.D9])" office:value-type="float" office:value="6010627.2">
            <text:p>6010627.2</text:p>
          </table:table-cell>
          <table:table-cell table:style-name="ce1" table:formula="of:=[.E9]/[.$E$9]" office:value-type="float" office:value="1">
            <text:p>1</text:p>
          </table:table-cell>
          <table:table-cell table:style-name="ce1" table:formula="of:=[.F9]/[.$A9]" office:value-type="float" office:value="1">
            <text:p>1</text:p>
          </table:table-cell>
          <table:table-cell table:style-name="ce1"/>
          <table:table-cell table:style-name="ce1" table:formula="of:=AVERAGE([.I4:.I8])" office:value-type="float" office:value="126452.4">
            <text:p>126452.4</text:p>
          </table:table-cell>
          <table:table-cell table:style-name="ce1" table:formula="of:=AVERAGE([.J4:.J8])" office:value-type="float" office:value="4543397">
            <text:p>4543397</text:p>
          </table:table-cell>
          <table:table-cell table:style-name="ce1" table:formula="of:=AVERAGE([.K4:.K8])" office:value-type="float" office:value="555499.6">
            <text:p>555499.6</text:p>
          </table:table-cell>
          <table:table-cell table:style-name="ce1" table:formula="of:=SUM([.I9:.K9])" office:value-type="float" office:value="5225349">
            <text:p>5225349</text:p>
          </table:table-cell>
          <table:table-cell table:style-name="ce1" table:formula="of:=[.L9]/[.$L$9]" office:value-type="float" office:value="1">
            <text:p>1</text:p>
          </table:table-cell>
          <table:table-cell table:style-name="ce1" table:formula="of:=[.M9]/[.$A9]" office:value-type="float" office:value="1">
            <text:p>1</text:p>
          </table:table-cell>
          <table:table-cell table:style-name="ce1"/>
          <table:table-cell table:style-name="ce1" table:formula="of:=AVERAGE([.P4:.P8])" office:value-type="float" office:value="372116.8">
            <text:p>372116.8</text:p>
          </table:table-cell>
          <table:table-cell table:style-name="ce1" table:formula="of:=AVERAGE([.Q4:.Q8])" office:value-type="float" office:value="19816589.6">
            <text:p>19816589.6</text:p>
          </table:table-cell>
          <table:table-cell table:style-name="ce1" table:formula="of:=AVERAGE([.R4:.R8])" office:value-type="float" office:value="1663065">
            <text:p>1663065</text:p>
          </table:table-cell>
          <table:table-cell table:style-name="ce1" table:formula="of:=SUM([.P9:.R9])" office:value-type="float" office:value="21851771.4">
            <text:p>21851771.4</text:p>
          </table:table-cell>
          <table:table-cell table:style-name="ce1" table:formula="of:=[.S9]/[.$S$9]" office:value-type="float" office:value="1">
            <text:p>1</text:p>
          </table:table-cell>
          <table:table-cell table:style-name="ce1" table:formula="of:=[.T9]/[.$A9]" office:value-type="float" office:value="1">
            <text:p>1</text:p>
          </table:table-cell>
          <table:table-cell table:style-name="ce1"/>
          <table:table-cell table:style-name="ce1" table:formula="of:=AVERAGE([.W4:.W8])" office:value-type="float" office:value="379075.8">
            <text:p>379075.8</text:p>
          </table:table-cell>
          <table:table-cell table:style-name="ce1" table:formula="of:=AVERAGE([.X4:.X8])" office:value-type="float" office:value="19741477.8">
            <text:p>19741477.8</text:p>
          </table:table-cell>
          <table:table-cell table:style-name="ce1" table:formula="of:=AVERAGE([.Y4:.Y8])" office:value-type="float" office:value="1700324.6">
            <text:p>1700324.6</text:p>
          </table:table-cell>
          <table:table-cell table:style-name="ce1" table:formula="of:=SUM([.W9:.Y9])" office:value-type="float" office:value="21820878.2">
            <text:p>21820878.2</text:p>
          </table:table-cell>
          <table:table-cell table:style-name="ce1" table:formula="of:=[.Z9]/[.$Z$9]" office:value-type="float" office:value="1">
            <text:p>1</text:p>
          </table:table-cell>
          <table:table-cell table:style-name="ce1" table:formula="of:=[.AA9]/[.$A9]" office:value-type="float" office:value="1">
            <text:p>1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</text:p>
          </table:table-cell>
          <table:table-cell table:number-columns-repeated="6"/>
          <table:table-cell office:value-type="string">
            <text:p>pent_dual_2</text:p>
          </table:table-cell>
          <table:table-cell table:number-columns-repeated="6"/>
          <table:table-cell office:value-type="string">
            <text:p>cojack_common_2</text:p>
          </table:table-cell>
          <table:table-cell table:number-columns-repeated="6"/>
          <table:table-cell office:value-type="string">
            <text:p>cojack_dual_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1361179">
            <text:p>21361179</text:p>
          </table:table-cell>
          <table:table-cell office:value-type="float" office:value="3877448">
            <text:p>3877448</text:p>
          </table:table-cell>
          <table:table-cell office:value-type="float" office:value="283413">
            <text:p>283413</text:p>
          </table:table-cell>
          <table:table-cell table:number-columns-repeated="4"/>
          <table:table-cell office:value-type="float" office:value="906186">
            <text:p>906186</text:p>
          </table:table-cell>
          <table:table-cell office:value-type="float" office:value="2305636">
            <text:p>2305636</text:p>
          </table:table-cell>
          <table:table-cell office:value-type="float" office:value="277197">
            <text:p>277197</text:p>
          </table:table-cell>
          <table:table-cell table:number-columns-repeated="4"/>
          <table:table-cell office:value-type="float" office:value="70126448">
            <text:p>70126448</text:p>
          </table:table-cell>
          <table:table-cell office:value-type="float" office:value="14131943">
            <text:p>14131943</text:p>
          </table:table-cell>
          <table:table-cell office:value-type="float" office:value="856317">
            <text:p>856317</text:p>
          </table:table-cell>
          <table:table-cell table:number-columns-repeated="4"/>
          <table:table-cell office:value-type="float" office:value="3658632">
            <text:p>3658632</text:p>
          </table:table-cell>
          <table:table-cell office:value-type="float" office:value="9365724">
            <text:p>9365724</text:p>
          </table:table-cell>
          <table:table-cell office:value-type="float" office:value="829374">
            <text:p>82937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483536">
            <text:p>21483536</text:p>
          </table:table-cell>
          <table:table-cell office:value-type="float" office:value="3666975">
            <text:p>3666975</text:p>
          </table:table-cell>
          <table:table-cell office:value-type="float" office:value="275396">
            <text:p>275396</text:p>
          </table:table-cell>
          <table:table-cell table:number-columns-repeated="4"/>
          <table:table-cell office:value-type="float" office:value="905897">
            <text:p>905897</text:p>
          </table:table-cell>
          <table:table-cell office:value-type="float" office:value="2295963">
            <text:p>2295963</text:p>
          </table:table-cell>
          <table:table-cell office:value-type="float" office:value="275851">
            <text:p>275851</text:p>
          </table:table-cell>
          <table:table-cell table:number-columns-repeated="4"/>
          <table:table-cell office:value-type="float" office:value="70139298">
            <text:p>70139298</text:p>
          </table:table-cell>
          <table:table-cell office:value-type="float" office:value="14549270">
            <text:p>14549270</text:p>
          </table:table-cell>
          <table:table-cell office:value-type="float" office:value="828748">
            <text:p>828748</text:p>
          </table:table-cell>
          <table:table-cell table:number-columns-repeated="4"/>
          <table:table-cell office:value-type="float" office:value="3860968">
            <text:p>3860968</text:p>
          </table:table-cell>
          <table:table-cell office:value-type="float" office:value="9318954">
            <text:p>9318954</text:p>
          </table:table-cell>
          <table:table-cell office:value-type="float" office:value="829953">
            <text:p>82995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491241">
            <text:p>21491241</text:p>
          </table:table-cell>
          <table:table-cell office:value-type="float" office:value="3708036">
            <text:p>3708036</text:p>
          </table:table-cell>
          <table:table-cell office:value-type="float" office:value="279424">
            <text:p>279424</text:p>
          </table:table-cell>
          <table:table-cell table:number-columns-repeated="4"/>
          <table:table-cell office:value-type="float" office:value="903993">
            <text:p>903993</text:p>
          </table:table-cell>
          <table:table-cell office:value-type="float" office:value="2309734">
            <text:p>2309734</text:p>
          </table:table-cell>
          <table:table-cell office:value-type="float" office:value="278981">
            <text:p>278981</text:p>
          </table:table-cell>
          <table:table-cell table:number-columns-repeated="4"/>
          <table:table-cell office:value-type="float" office:value="69265032">
            <text:p>69265032</text:p>
          </table:table-cell>
          <table:table-cell office:value-type="float" office:value="14020646">
            <text:p>14020646</text:p>
          </table:table-cell>
          <table:table-cell office:value-type="float" office:value="828681">
            <text:p>828681</text:p>
          </table:table-cell>
          <table:table-cell table:number-columns-repeated="4"/>
          <table:table-cell office:value-type="float" office:value="3663814">
            <text:p>3663814</text:p>
          </table:table-cell>
          <table:table-cell office:value-type="float" office:value="9410460">
            <text:p>9410460</text:p>
          </table:table-cell>
          <table:table-cell office:value-type="float" office:value="831237">
            <text:p>83123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759455">
            <text:p>21759455</text:p>
          </table:table-cell>
          <table:table-cell office:value-type="float" office:value="3874825">
            <text:p>3874825</text:p>
          </table:table-cell>
          <table:table-cell office:value-type="float" office:value="277100">
            <text:p>277100</text:p>
          </table:table-cell>
          <table:table-cell table:number-columns-repeated="4"/>
          <table:table-cell office:value-type="float" office:value="909758">
            <text:p>909758</text:p>
          </table:table-cell>
          <table:table-cell office:value-type="float" office:value="2315555">
            <text:p>2315555</text:p>
          </table:table-cell>
          <table:table-cell office:value-type="float" office:value="274240">
            <text:p>274240</text:p>
          </table:table-cell>
          <table:table-cell table:number-columns-repeated="4"/>
          <table:table-cell office:value-type="float" office:value="69803619">
            <text:p>69803619</text:p>
          </table:table-cell>
          <table:table-cell office:value-type="float" office:value="14223396">
            <text:p>14223396</text:p>
          </table:table-cell>
          <table:table-cell office:value-type="float" office:value="841591">
            <text:p>841591</text:p>
          </table:table-cell>
          <table:table-cell table:number-columns-repeated="4"/>
          <table:table-cell office:value-type="float" office:value="3912932">
            <text:p>3912932</text:p>
          </table:table-cell>
          <table:table-cell office:value-type="float" office:value="9499370">
            <text:p>9499370</text:p>
          </table:table-cell>
          <table:table-cell office:value-type="float" office:value="837313">
            <text:p>83731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28163">
            <text:p>21328163</text:p>
          </table:table-cell>
          <table:table-cell office:value-type="float" office:value="3614979">
            <text:p>3614979</text:p>
          </table:table-cell>
          <table:table-cell office:value-type="float" office:value="281706">
            <text:p>281706</text:p>
          </table:table-cell>
          <table:table-cell table:number-columns-repeated="4"/>
          <table:table-cell office:value-type="float" office:value="905125">
            <text:p>905125</text:p>
          </table:table-cell>
          <table:table-cell office:value-type="float" office:value="2302773">
            <text:p>2302773</text:p>
          </table:table-cell>
          <table:table-cell office:value-type="float" office:value="272780">
            <text:p>272780</text:p>
          </table:table-cell>
          <table:table-cell table:number-columns-repeated="4"/>
          <table:table-cell office:value-type="float" office:value="70049507">
            <text:p>70049507</text:p>
          </table:table-cell>
          <table:table-cell office:value-type="float" office:value="13829764">
            <text:p>13829764</text:p>
          </table:table-cell>
          <table:table-cell office:value-type="float" office:value="899239">
            <text:p>899239</text:p>
          </table:table-cell>
          <table:table-cell table:number-columns-repeated="4"/>
          <table:table-cell office:value-type="float" office:value="3655851">
            <text:p>3655851</text:p>
          </table:table-cell>
          <table:table-cell office:value-type="float" office:value="9404752">
            <text:p>9404752</text:p>
          </table:table-cell>
          <table:table-cell office:value-type="float" office:value="826210">
            <text:p>82621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1" table:formula="of:=AVERAGE([.B12:.B16])" office:value-type="float" office:value="21484714.8">
            <text:p>21484714.8</text:p>
          </table:table-cell>
          <table:table-cell table:style-name="ce1" table:formula="of:=AVERAGE([.C12:.C16])" office:value-type="float" office:value="3748452.6">
            <text:p>3748452.6</text:p>
          </table:table-cell>
          <table:table-cell table:style-name="ce1" table:formula="of:=AVERAGE([.D12:.D16])" office:value-type="float" office:value="279407.8">
            <text:p>279407.8</text:p>
          </table:table-cell>
          <table:table-cell table:style-name="ce1" table:formula="of:=SUM([.B17:.D17])" office:value-type="float" office:value="25512575.2">
            <text:p>25512575.2</text:p>
          </table:table-cell>
          <table:table-cell table:style-name="ce1" table:formula="of:=[.$E$9]/[.E17]" office:value-type="float" office:value="0.235594688222614">
            <text:p>0.2355946882</text:p>
          </table:table-cell>
          <table:table-cell table:style-name="ce1" table:formula="of:=[.F17]/[.$A17]" office:value-type="float" office:value="0.117797344111307">
            <text:p>0.1177973441</text:p>
          </table:table-cell>
          <table:table-cell table:style-name="ce1"/>
          <table:table-cell table:style-name="ce1" table:formula="of:=AVERAGE([.I12:.I16])" office:value-type="float" office:value="906191.8">
            <text:p>906191.8</text:p>
          </table:table-cell>
          <table:table-cell table:style-name="ce1" table:formula="of:=AVERAGE([.J12:.J16])" office:value-type="float" office:value="2305932.2">
            <text:p>2305932.2</text:p>
          </table:table-cell>
          <table:table-cell table:style-name="ce1" table:formula="of:=AVERAGE([.K12:.K16])" office:value-type="float" office:value="275809.8">
            <text:p>275809.8</text:p>
          </table:table-cell>
          <table:table-cell table:style-name="ce1" table:formula="of:=SUM([.I17:.K17])" office:value-type="float" office:value="3487933.8">
            <text:p>3487933.8</text:p>
          </table:table-cell>
          <table:table-cell table:style-name="ce1" table:formula="of:=[.$L$9]/[.L17]" office:value-type="float" office:value="1.49812160999157">
            <text:p>1.49812161</text:p>
          </table:table-cell>
          <table:table-cell table:style-name="ce1" table:formula="of:=[.M17]/[.$A17]" office:value-type="float" office:value="0.749060804995783">
            <text:p>0.749060805</text:p>
          </table:table-cell>
          <table:table-cell table:style-name="ce1"/>
          <table:table-cell table:style-name="ce1" table:formula="of:=AVERAGE([.P12:.P16])" office:value-type="float" office:value="69876780.8">
            <text:p>69876780.8</text:p>
          </table:table-cell>
          <table:table-cell table:style-name="ce1" table:formula="of:=AVERAGE([.Q12:.Q16])" office:value-type="float" office:value="14151003.8">
            <text:p>14151003.8</text:p>
          </table:table-cell>
          <table:table-cell table:style-name="ce1" table:formula="of:=AVERAGE([.R12:.R16])" office:value-type="float" office:value="850915.2">
            <text:p>850915.2</text:p>
          </table:table-cell>
          <table:table-cell table:style-name="ce1" table:formula="of:=SUM([.P17:.R17])" office:value-type="float" office:value="84878699.8">
            <text:p>84878699.8</text:p>
          </table:table-cell>
          <table:table-cell table:style-name="ce1" table:formula="of:=[.$S$9]/[.S17]" office:value-type="float" office:value="0.257447056228352">
            <text:p>0.2574470562</text:p>
          </table:table-cell>
          <table:table-cell table:style-name="ce1" table:formula="of:=[.T17]/[.$A17]" office:value-type="float" office:value="0.128723528114176">
            <text:p>0.1287235281</text:p>
          </table:table-cell>
          <table:table-cell table:style-name="ce1"/>
          <table:table-cell table:style-name="ce1" table:formula="of:=AVERAGE([.W12:.W16])" office:value-type="float" office:value="3750439.4">
            <text:p>3750439.4</text:p>
          </table:table-cell>
          <table:table-cell table:style-name="ce1" table:formula="of:=AVERAGE([.X12:.X16])" office:value-type="float" office:value="9399852">
            <text:p>9399852</text:p>
          </table:table-cell>
          <table:table-cell table:style-name="ce1" table:formula="of:=AVERAGE([.Y12:.Y16])" office:value-type="float" office:value="830817.4">
            <text:p>830817.4</text:p>
          </table:table-cell>
          <table:table-cell table:style-name="ce1" table:formula="of:=SUM([.W17:.Y17])" office:value-type="float" office:value="13981108.8">
            <text:p>13981108.8</text:p>
          </table:table-cell>
          <table:table-cell table:style-name="ce1" table:formula="of:=[.$Z$9]/[.Z17]" office:value-type="float" office:value="1.56074017534289">
            <text:p>1.5607401753</text:p>
          </table:table-cell>
          <table:table-cell table:style-name="ce1" table:formula="of:=[.AA17]/[.$A17]" office:value-type="float" office:value="0.780370087671444">
            <text:p>0.7803700877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 common 4</text:p>
          </table:table-cell>
          <table:table-cell table:number-columns-repeated="6"/>
          <table:table-cell office:value-type="string">
            <text:p>pent_dual_4</text:p>
          </table:table-cell>
          <table:table-cell table:number-columns-repeated="6"/>
          <table:table-cell office:value-type="string">
            <text:p>cojack common 4</text:p>
          </table:table-cell>
          <table:table-cell table:number-columns-repeated="6"/>
          <table:table-cell office:value-type="string">
            <text:p>cojack dual 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4437945">
            <text:p>14437945</text:p>
          </table:table-cell>
          <table:table-cell office:value-type="float" office:value="3406537">
            <text:p>3406537</text:p>
          </table:table-cell>
          <table:table-cell office:value-type="float" office:value="138788">
            <text:p>138788</text:p>
          </table:table-cell>
          <table:table-cell table:number-columns-repeated="4"/>
          <table:table-cell office:value-type="float" office:value="1490066">
            <text:p>1490066</text:p>
          </table:table-cell>
          <table:table-cell office:value-type="float" office:value="1598068">
            <text:p>1598068</text:p>
          </table:table-cell>
          <table:table-cell office:value-type="float" office:value="141232">
            <text:p>141232</text:p>
          </table:table-cell>
          <table:table-cell table:number-columns-repeated="4"/>
          <table:table-cell office:value-type="float" office:value="47071239">
            <text:p>47071239</text:p>
          </table:table-cell>
          <table:table-cell office:value-type="float" office:value="14355620">
            <text:p>14355620</text:p>
          </table:table-cell>
          <table:table-cell office:value-type="float" office:value="449004">
            <text:p>449004</text:p>
          </table:table-cell>
          <table:table-cell table:number-columns-repeated="4"/>
          <table:table-cell office:value-type="float" office:value="6006161">
            <text:p>6006161</text:p>
          </table:table-cell>
          <table:table-cell office:value-type="float" office:value="6640061">
            <text:p>6640061</text:p>
          </table:table-cell>
          <table:table-cell office:value-type="float" office:value="435635">
            <text:p>43563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303588">
            <text:p>14303588</text:p>
          </table:table-cell>
          <table:table-cell office:value-type="float" office:value="3378109">
            <text:p>3378109</text:p>
          </table:table-cell>
          <table:table-cell office:value-type="float" office:value="139143">
            <text:p>139143</text:p>
          </table:table-cell>
          <table:table-cell table:number-columns-repeated="4"/>
          <table:table-cell office:value-type="float" office:value="1669550">
            <text:p>1669550</text:p>
          </table:table-cell>
          <table:table-cell office:value-type="float" office:value="1692461">
            <text:p>1692461</text:p>
          </table:table-cell>
          <table:table-cell office:value-type="float" office:value="139704">
            <text:p>139704</text:p>
          </table:table-cell>
          <table:table-cell table:number-columns-repeated="4"/>
          <table:table-cell office:value-type="float" office:value="47305138">
            <text:p>47305138</text:p>
          </table:table-cell>
          <table:table-cell office:value-type="float" office:value="14648470">
            <text:p>14648470</text:p>
          </table:table-cell>
          <table:table-cell office:value-type="float" office:value="431958">
            <text:p>431958</text:p>
          </table:table-cell>
          <table:table-cell table:number-columns-repeated="4"/>
          <table:table-cell office:value-type="float" office:value="6119068">
            <text:p>6119068</text:p>
          </table:table-cell>
          <table:table-cell office:value-type="float" office:value="6644574">
            <text:p>6644574</text:p>
          </table:table-cell>
          <table:table-cell office:value-type="float" office:value="439999">
            <text:p>43999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279170">
            <text:p>14279170</text:p>
          </table:table-cell>
          <table:table-cell office:value-type="float" office:value="3585851">
            <text:p>3585851</text:p>
          </table:table-cell>
          <table:table-cell office:value-type="float" office:value="139708">
            <text:p>139708</text:p>
          </table:table-cell>
          <table:table-cell table:number-columns-repeated="4"/>
          <table:table-cell office:value-type="float" office:value="1657849">
            <text:p>1657849</text:p>
          </table:table-cell>
          <table:table-cell office:value-type="float" office:value="1677790">
            <text:p>1677790</text:p>
          </table:table-cell>
          <table:table-cell office:value-type="float" office:value="169069">
            <text:p>169069</text:p>
          </table:table-cell>
          <table:table-cell table:number-columns-repeated="4"/>
          <table:table-cell office:value-type="float" office:value="47719723">
            <text:p>47719723</text:p>
          </table:table-cell>
          <table:table-cell office:value-type="float" office:value="15211965">
            <text:p>15211965</text:p>
          </table:table-cell>
          <table:table-cell office:value-type="float" office:value="509337">
            <text:p>509337</text:p>
          </table:table-cell>
          <table:table-cell table:number-columns-repeated="4"/>
          <table:table-cell office:value-type="float" office:value="6099439">
            <text:p>6099439</text:p>
          </table:table-cell>
          <table:table-cell office:value-type="float" office:value="6555148">
            <text:p>6555148</text:p>
          </table:table-cell>
          <table:table-cell office:value-type="float" office:value="442601">
            <text:p>4426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273194">
            <text:p>14273194</text:p>
          </table:table-cell>
          <table:table-cell office:value-type="float" office:value="3458534">
            <text:p>3458534</text:p>
          </table:table-cell>
          <table:table-cell office:value-type="float" office:value="143676">
            <text:p>143676</text:p>
          </table:table-cell>
          <table:table-cell table:number-columns-repeated="4"/>
          <table:table-cell office:value-type="float" office:value="1707324">
            <text:p>1707324</text:p>
          </table:table-cell>
          <table:table-cell office:value-type="float" office:value="1678744">
            <text:p>1678744</text:p>
          </table:table-cell>
          <table:table-cell office:value-type="float" office:value="140550">
            <text:p>140550</text:p>
          </table:table-cell>
          <table:table-cell table:number-columns-repeated="4"/>
          <table:table-cell office:value-type="float" office:value="46907725">
            <text:p>46907725</text:p>
          </table:table-cell>
          <table:table-cell office:value-type="float" office:value="14535255">
            <text:p>14535255</text:p>
          </table:table-cell>
          <table:table-cell office:value-type="float" office:value="425653">
            <text:p>425653</text:p>
          </table:table-cell>
          <table:table-cell table:number-columns-repeated="4"/>
          <table:table-cell office:value-type="float" office:value="6263264">
            <text:p>6263264</text:p>
          </table:table-cell>
          <table:table-cell office:value-type="float" office:value="6546501">
            <text:p>6546501</text:p>
          </table:table-cell>
          <table:table-cell office:value-type="float" office:value="434772">
            <text:p>434772</text:p>
          </table:table-cell>
          <table:table-cell table:number-columns-repeated="3"/>
        </table:table-row>
        <table:table-row table:style-name="ro2" table:visibility="collapse">
          <table:table-cell/>
          <table:table-cell table:style-name="ce2" office:value-type="float" office:value="14301041">
            <text:p>14301041</text:p>
          </table:table-cell>
          <table:table-cell table:style-name="ce2" office:value-type="float" office:value="3434276">
            <text:p>3434276</text:p>
          </table:table-cell>
          <table:table-cell table:style-name="ce2" office:value-type="float" office:value="139415">
            <text:p>139415</text:p>
          </table:table-cell>
          <table:table-cell table:style-name="ce2" table:number-columns-repeated="3"/>
          <table:table-cell/>
          <table:table-cell table:style-name="ce2" office:value-type="float" office:value="1544113">
            <text:p>1544113</text:p>
          </table:table-cell>
          <table:table-cell table:style-name="ce2" office:value-type="float" office:value="1683441">
            <text:p>1683441</text:p>
          </table:table-cell>
          <table:table-cell table:style-name="ce2" office:value-type="float" office:value="143367">
            <text:p>143367</text:p>
          </table:table-cell>
          <table:table-cell table:style-name="ce2" table:number-columns-repeated="3"/>
          <table:table-cell/>
          <table:table-cell table:style-name="ce2" office:value-type="float" office:value="47983657">
            <text:p>47983657</text:p>
          </table:table-cell>
          <table:table-cell table:style-name="ce2" office:value-type="float" office:value="15628120">
            <text:p>15628120</text:p>
          </table:table-cell>
          <table:table-cell table:style-name="ce2" office:value-type="float" office:value="432560">
            <text:p>432560</text:p>
          </table:table-cell>
          <table:table-cell table:style-name="ce2" table:number-columns-repeated="3"/>
          <table:table-cell/>
          <table:table-cell table:style-name="ce2" office:value-type="float" office:value="6321237">
            <text:p>6321237</text:p>
          </table:table-cell>
          <table:table-cell table:style-name="ce2" office:value-type="float" office:value="6624894">
            <text:p>6624894</text:p>
          </table:table-cell>
          <table:table-cell table:style-name="ce2" office:value-type="float" office:value="436974">
            <text:p>436974</text:p>
          </table:table-cell>
          <table:table-cell table:style-name="ce2"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1" table:formula="of:=AVERAGE([.B20:.B24])" office:value-type="float" office:value="14318987.6">
            <text:p>14318987.6</text:p>
          </table:table-cell>
          <table:table-cell table:style-name="ce1" table:formula="of:=AVERAGE([.C20:.C24])" office:value-type="float" office:value="3452661.4">
            <text:p>3452661.4</text:p>
          </table:table-cell>
          <table:table-cell table:style-name="ce1" table:formula="of:=AVERAGE([.D20:.D24])" office:value-type="float" office:value="140146">
            <text:p>140146</text:p>
          </table:table-cell>
          <table:table-cell table:style-name="ce1" table:formula="of:=SUM([.B25:.D25])" office:value-type="float" office:value="17911795">
            <text:p>17911795</text:p>
          </table:table-cell>
          <table:table-cell table:style-name="ce1" table:formula="of:=[.$E$9]/[.E25]" office:value-type="float" office:value="0.335568110287104">
            <text:p>0.3355681103</text:p>
          </table:table-cell>
          <table:table-cell table:style-name="ce1" table:formula="of:=[.F25]/[.$A25]" office:value-type="float" office:value="0.083892027571776">
            <text:p>0.0838920276</text:p>
          </table:table-cell>
          <table:table-cell table:style-name="ce1"/>
          <table:table-cell table:style-name="ce1" table:formula="of:=AVERAGE([.I20:.I24])" office:value-type="float" office:value="1613780.4">
            <text:p>1613780.4</text:p>
          </table:table-cell>
          <table:table-cell table:style-name="ce1" table:formula="of:=AVERAGE([.J20:.J24])" office:value-type="float" office:value="1666100.8">
            <text:p>1666100.8</text:p>
          </table:table-cell>
          <table:table-cell table:style-name="ce1" table:formula="of:=AVERAGE([.K20:.K24])" office:value-type="float" office:value="146784.4">
            <text:p>146784.4</text:p>
          </table:table-cell>
          <table:table-cell table:style-name="ce1" table:formula="of:=SUM([.I25:.K25])" office:value-type="float" office:value="3426665.6">
            <text:p>3426665.6</text:p>
          </table:table-cell>
          <table:table-cell table:style-name="ce1" table:formula="of:=[.$L$9]/[.L25]" office:value-type="float" office:value="1.52490777039931">
            <text:p>1.5249077704</text:p>
          </table:table-cell>
          <table:table-cell table:style-name="ce1" table:formula="of:=[.M25]/[.$A25]" office:value-type="float" office:value="0.381226942599827">
            <text:p>0.3812269426</text:p>
          </table:table-cell>
          <table:table-cell table:style-name="ce1"/>
          <table:table-cell table:style-name="ce1" table:formula="of:=AVERAGE([.P20:.P24])" office:value-type="float" office:value="47397496.4">
            <text:p>47397496.4</text:p>
          </table:table-cell>
          <table:table-cell table:style-name="ce1" table:formula="of:=AVERAGE([.Q20:.Q24])" office:value-type="float" office:value="14875886">
            <text:p>14875886</text:p>
          </table:table-cell>
          <table:table-cell table:style-name="ce1" table:formula="of:=AVERAGE([.R20:.R24])" office:value-type="float" office:value="449702.4">
            <text:p>449702.4</text:p>
          </table:table-cell>
          <table:table-cell table:style-name="ce1" table:formula="of:=SUM([.P25:.R25])" office:value-type="float" office:value="62723084.8">
            <text:p>62723084.8</text:p>
          </table:table-cell>
          <table:table-cell table:style-name="ce1" table:formula="of:=[.$S$9]/[.S25]" office:value-type="float" office:value="0.34838483262864">
            <text:p>0.3483848326</text:p>
          </table:table-cell>
          <table:table-cell table:style-name="ce1" table:formula="of:=[.T25]/[.$A25]" office:value-type="float" office:value="0.08709620815716">
            <text:p>0.0870962082</text:p>
          </table:table-cell>
          <table:table-cell table:style-name="ce1"/>
          <table:table-cell table:style-name="ce1" table:formula="of:=AVERAGE([.W20:.W24])" office:value-type="float" office:value="6161833.8">
            <text:p>6161833.8</text:p>
          </table:table-cell>
          <table:table-cell table:style-name="ce1" table:formula="of:=AVERAGE([.X20:.X24])" office:value-type="float" office:value="6602235.6">
            <text:p>6602235.6</text:p>
          </table:table-cell>
          <table:table-cell table:style-name="ce1" table:formula="of:=AVERAGE([.Y20:.Y24])" office:value-type="float" office:value="437996.2">
            <text:p>437996.2</text:p>
          </table:table-cell>
          <table:table-cell table:style-name="ce1" table:formula="of:=SUM([.W25:.Y25])" office:value-type="float" office:value="13202065.6">
            <text:p>13202065.6</text:p>
          </table:table-cell>
          <table:table-cell table:style-name="ce1" table:formula="of:=[.$Z$9]/[.Z25]" office:value-type="float" office:value="1.65283818919973">
            <text:p>1.6528381892</text:p>
          </table:table-cell>
          <table:table-cell table:style-name="ce1" table:formula="of:=[.AA25]/[.$A25]" office:value-type="float" office:value="0.413209547299932">
            <text:p>0.413209547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8</text:p>
          </table:table-cell>
          <table:table-cell table:number-columns-repeated="6"/>
          <table:table-cell office:value-type="string">
            <text:p>pent_dual_8</text:p>
          </table:table-cell>
          <table:table-cell table:number-columns-repeated="6"/>
          <table:table-cell office:value-type="string">
            <text:p>cojack_common_8</text:p>
          </table:table-cell>
          <table:table-cell table:number-columns-repeated="6"/>
          <table:table-cell office:value-type="string">
            <text:p>cojack_dual_8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7250255">
            <text:p>7250255</text:p>
          </table:table-cell>
          <table:table-cell office:value-type="float" office:value="2231712">
            <text:p>2231712</text:p>
          </table:table-cell>
          <table:table-cell office:value-type="float" office:value="73021">
            <text:p>73021</text:p>
          </table:table-cell>
          <table:table-cell table:number-columns-repeated="4"/>
          <table:table-cell office:value-type="float" office:value="1722723">
            <text:p>1722723</text:p>
          </table:table-cell>
          <table:table-cell office:value-type="float" office:value="773833">
            <text:p>773833</text:p>
          </table:table-cell>
          <table:table-cell office:value-type="float" office:value="75229">
            <text:p>75229</text:p>
          </table:table-cell>
          <table:table-cell table:number-columns-repeated="4"/>
          <table:table-cell office:value-type="float" office:value="24447768">
            <text:p>24447768</text:p>
          </table:table-cell>
          <table:table-cell office:value-type="float" office:value="8534309">
            <text:p>8534309</text:p>
          </table:table-cell>
          <table:table-cell office:value-type="float" office:value="221458">
            <text:p>221458</text:p>
          </table:table-cell>
          <table:table-cell table:number-columns-repeated="4"/>
          <table:table-cell office:value-type="float" office:value="6253048">
            <text:p>6253048</text:p>
          </table:table-cell>
          <table:table-cell office:value-type="float" office:value="3234829">
            <text:p>3234829</text:p>
          </table:table-cell>
          <table:table-cell office:value-type="float" office:value="228558">
            <text:p>22855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70366">
            <text:p>7270366</text:p>
          </table:table-cell>
          <table:table-cell office:value-type="float" office:value="2198079">
            <text:p>2198079</text:p>
          </table:table-cell>
          <table:table-cell office:value-type="float" office:value="72503">
            <text:p>72503</text:p>
          </table:table-cell>
          <table:table-cell table:number-columns-repeated="4"/>
          <table:table-cell office:value-type="float" office:value="1718026">
            <text:p>1718026</text:p>
          </table:table-cell>
          <table:table-cell office:value-type="float" office:value="767628">
            <text:p>767628</text:p>
          </table:table-cell>
          <table:table-cell office:value-type="float" office:value="76009">
            <text:p>76009</text:p>
          </table:table-cell>
          <table:table-cell table:number-columns-repeated="4"/>
          <table:table-cell office:value-type="float" office:value="24361137">
            <text:p>24361137</text:p>
          </table:table-cell>
          <table:table-cell office:value-type="float" office:value="8665192">
            <text:p>8665192</text:p>
          </table:table-cell>
          <table:table-cell office:value-type="float" office:value="219869">
            <text:p>219869</text:p>
          </table:table-cell>
          <table:table-cell table:number-columns-repeated="4"/>
          <table:table-cell office:value-type="float" office:value="6249786">
            <text:p>6249786</text:p>
          </table:table-cell>
          <table:table-cell office:value-type="float" office:value="3101040">
            <text:p>3101040</text:p>
          </table:table-cell>
          <table:table-cell office:value-type="float" office:value="229008">
            <text:p>22900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91701">
            <text:p>7291701</text:p>
          </table:table-cell>
          <table:table-cell office:value-type="float" office:value="2282488">
            <text:p>2282488</text:p>
          </table:table-cell>
          <table:table-cell office:value-type="float" office:value="73033">
            <text:p>73033</text:p>
          </table:table-cell>
          <table:table-cell table:number-columns-repeated="4"/>
          <table:table-cell office:value-type="float" office:value="1719088">
            <text:p>1719088</text:p>
          </table:table-cell>
          <table:table-cell office:value-type="float" office:value="770430">
            <text:p>770430</text:p>
          </table:table-cell>
          <table:table-cell office:value-type="float" office:value="75109">
            <text:p>75109</text:p>
          </table:table-cell>
          <table:table-cell table:number-columns-repeated="4"/>
          <table:table-cell office:value-type="float" office:value="24210571">
            <text:p>24210571</text:p>
          </table:table-cell>
          <table:table-cell office:value-type="float" office:value="8471234">
            <text:p>8471234</text:p>
          </table:table-cell>
          <table:table-cell office:value-type="float" office:value="225230">
            <text:p>225230</text:p>
          </table:table-cell>
          <table:table-cell table:number-columns-repeated="4"/>
          <table:table-cell office:value-type="float" office:value="6208413">
            <text:p>6208413</text:p>
          </table:table-cell>
          <table:table-cell office:value-type="float" office:value="3211563">
            <text:p>3211563</text:p>
          </table:table-cell>
          <table:table-cell office:value-type="float" office:value="228799">
            <text:p>22879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260663">
            <text:p>7260663</text:p>
          </table:table-cell>
          <table:table-cell office:value-type="float" office:value="2221058">
            <text:p>2221058</text:p>
          </table:table-cell>
          <table:table-cell office:value-type="float" office:value="77542">
            <text:p>77542</text:p>
          </table:table-cell>
          <table:table-cell table:number-columns-repeated="4"/>
          <table:table-cell office:value-type="float" office:value="1712683">
            <text:p>1712683</text:p>
          </table:table-cell>
          <table:table-cell office:value-type="float" office:value="765150">
            <text:p>765150</text:p>
          </table:table-cell>
          <table:table-cell office:value-type="float" office:value="76054">
            <text:p>76054</text:p>
          </table:table-cell>
          <table:table-cell table:number-columns-repeated="4"/>
          <table:table-cell office:value-type="float" office:value="24222562">
            <text:p>24222562</text:p>
          </table:table-cell>
          <table:table-cell office:value-type="float" office:value="8454822">
            <text:p>8454822</text:p>
          </table:table-cell>
          <table:table-cell office:value-type="float" office:value="220262">
            <text:p>220262</text:p>
          </table:table-cell>
          <table:table-cell table:number-columns-repeated="4"/>
          <table:table-cell office:value-type="float" office:value="6261290">
            <text:p>6261290</text:p>
          </table:table-cell>
          <table:table-cell office:value-type="float" office:value="3221651">
            <text:p>3221651</text:p>
          </table:table-cell>
          <table:table-cell office:value-type="float" office:value="229583">
            <text:p>22958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04015">
            <text:p>7304015</text:p>
          </table:table-cell>
          <table:table-cell office:value-type="float" office:value="2232123">
            <text:p>2232123</text:p>
          </table:table-cell>
          <table:table-cell office:value-type="float" office:value="73779">
            <text:p>73779</text:p>
          </table:table-cell>
          <table:table-cell table:number-columns-repeated="4"/>
          <table:table-cell office:value-type="float" office:value="1713546">
            <text:p>1713546</text:p>
          </table:table-cell>
          <table:table-cell office:value-type="float" office:value="781935">
            <text:p>781935</text:p>
          </table:table-cell>
          <table:table-cell office:value-type="float" office:value="74603">
            <text:p>74603</text:p>
          </table:table-cell>
          <table:table-cell table:number-columns-repeated="4"/>
          <table:table-cell office:value-type="float" office:value="24197676">
            <text:p>24197676</text:p>
          </table:table-cell>
          <table:table-cell office:value-type="float" office:value="8463155">
            <text:p>8463155</text:p>
          </table:table-cell>
          <table:table-cell office:value-type="float" office:value="237212">
            <text:p>237212</text:p>
          </table:table-cell>
          <table:table-cell table:number-columns-repeated="4"/>
          <table:table-cell office:value-type="float" office:value="6237799">
            <text:p>6237799</text:p>
          </table:table-cell>
          <table:table-cell office:value-type="float" office:value="3206483">
            <text:p>3206483</text:p>
          </table:table-cell>
          <table:table-cell office:value-type="float" office:value="228040">
            <text:p>228040</text:p>
          </table:table-cell>
          <table:table-cell table:number-columns-repeated="3"/>
        </table:table-row>
        <table:table-row table:style-name="ro2">
          <table:table-cell table:formula="of:=[.A25]+4" office:value-type="float" office:value="8">
            <text:p>8</text:p>
          </table:table-cell>
          <table:table-cell table:style-name="ce1" table:formula="of:=AVERAGE([.B28:.B32])" office:value-type="float" office:value="7275400">
            <text:p>7275400</text:p>
          </table:table-cell>
          <table:table-cell table:style-name="ce1" table:formula="of:=AVERAGE([.C28:.C32])" office:value-type="float" office:value="2233092">
            <text:p>2233092</text:p>
          </table:table-cell>
          <table:table-cell table:style-name="ce1" table:formula="of:=AVERAGE([.D28:.D32])" office:value-type="float" office:value="73975.6">
            <text:p>73975.6</text:p>
          </table:table-cell>
          <table:table-cell table:style-name="ce1" table:formula="of:=SUM([.B33:.D33])" office:value-type="float" office:value="9582467.6">
            <text:p>9582467.6</text:p>
          </table:table-cell>
          <table:table-cell table:style-name="ce1" table:formula="of:=[.$E$9]/[.E33]" office:value-type="float" office:value="0.627252546097834">
            <text:p>0.6272525461</text:p>
          </table:table-cell>
          <table:table-cell table:style-name="ce1" table:formula="of:=[.F33]/[.$A33]" office:value-type="float" office:value="0.0784065682622292">
            <text:p>0.0784065683</text:p>
          </table:table-cell>
          <table:table-cell table:style-name="ce1"/>
          <table:table-cell table:style-name="ce1" table:formula="of:=AVERAGE([.I28:.I32])" office:value-type="float" office:value="1717213.2">
            <text:p>1717213.2</text:p>
          </table:table-cell>
          <table:table-cell table:style-name="ce1" table:formula="of:=AVERAGE([.J28:.J32])" office:value-type="float" office:value="771795.2">
            <text:p>771795.2</text:p>
          </table:table-cell>
          <table:table-cell table:style-name="ce1" table:formula="of:=AVERAGE([.K28:.K32])" office:value-type="float" office:value="75400.8">
            <text:p>75400.8</text:p>
          </table:table-cell>
          <table:table-cell table:style-name="ce1" table:formula="of:=SUM([.I33:.K33])" office:value-type="float" office:value="2564409.2">
            <text:p>2564409.2</text:p>
          </table:table-cell>
          <table:table-cell table:style-name="ce1" table:formula="of:=[.$L$9]/[.L33]" office:value-type="float" office:value="2.03764243241679">
            <text:p>2.0376424324</text:p>
          </table:table-cell>
          <table:table-cell table:style-name="ce1" table:formula="of:=[.M33]/[.$A33]" office:value-type="float" office:value="0.254705304052099">
            <text:p>0.2547053041</text:p>
          </table:table-cell>
          <table:table-cell table:style-name="ce1"/>
          <table:table-cell table:style-name="ce1" table:formula="of:=AVERAGE([.P28:.P32])" office:value-type="float" office:value="24287942.8">
            <text:p>24287942.8</text:p>
          </table:table-cell>
          <table:table-cell table:style-name="ce1" table:formula="of:=AVERAGE([.Q28:.Q32])" office:value-type="float" office:value="8517742.4">
            <text:p>8517742.4</text:p>
          </table:table-cell>
          <table:table-cell table:style-name="ce1" table:formula="of:=AVERAGE([.R28:.R32])" office:value-type="float" office:value="224806.2">
            <text:p>224806.2</text:p>
          </table:table-cell>
          <table:table-cell table:style-name="ce1" table:formula="of:=SUM([.P33:.R33])" office:value-type="float" office:value="33030491.4">
            <text:p>33030491.4</text:p>
          </table:table-cell>
          <table:table-cell table:style-name="ce1" table:formula="of:=[.$S$9]/[.S33]" office:value-type="float" office:value="0.661563618154346">
            <text:p>0.6615636182</text:p>
          </table:table-cell>
          <table:table-cell table:style-name="ce1" table:formula="of:=[.T33]/[.$A33]" office:value-type="float" office:value="0.0826954522692932">
            <text:p>0.0826954523</text:p>
          </table:table-cell>
          <table:table-cell table:style-name="ce1"/>
          <table:table-cell table:style-name="ce1" table:formula="of:=AVERAGE([.W28:.W32])" office:value-type="float" office:value="6242067.2">
            <text:p>6242067.2</text:p>
          </table:table-cell>
          <table:table-cell table:style-name="ce1" table:formula="of:=AVERAGE([.X28:.X32])" office:value-type="float" office:value="3195113.2">
            <text:p>3195113.2</text:p>
          </table:table-cell>
          <table:table-cell table:style-name="ce1" table:formula="of:=AVERAGE([.Y28:.Y32])" office:value-type="float" office:value="228797.6">
            <text:p>228797.6</text:p>
          </table:table-cell>
          <table:table-cell table:style-name="ce1" table:formula="of:=SUM([.W33:.Y33])" office:value-type="float" office:value="9665978">
            <text:p>9665978</text:p>
          </table:table-cell>
          <table:table-cell table:style-name="ce1" table:formula="of:=[.$Z$9]/[.Z33]" office:value-type="float" office:value="2.25749305450519">
            <text:p>2.2574930545</text:p>
          </table:table-cell>
          <table:table-cell table:style-name="ce1" table:formula="of:=[.AA33]/[.$A33]" office:value-type="float" office:value="0.282186631813149">
            <text:p>0.2821866318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12</text:p>
          </table:table-cell>
          <table:table-cell table:number-columns-repeated="6"/>
          <table:table-cell office:value-type="string">
            <text:p>pent_dual_12</text:p>
          </table:table-cell>
          <table:table-cell table:number-columns-repeated="6"/>
          <table:table-cell office:value-type="string">
            <text:p>cojack_common_12</text:p>
          </table:table-cell>
          <table:table-cell table:number-columns-repeated="6"/>
          <table:table-cell office:value-type="string">
            <text:p>cojack_dual_1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4722594">
            <text:p>4722594</text:p>
          </table:table-cell>
          <table:table-cell office:value-type="float" office:value="1817541">
            <text:p>1817541</text:p>
          </table:table-cell>
          <table:table-cell office:value-type="float" office:value="50083">
            <text:p>50083</text:p>
          </table:table-cell>
          <table:table-cell table:number-columns-repeated="4"/>
          <table:table-cell office:value-type="float" office:value="1832439">
            <text:p>1832439</text:p>
          </table:table-cell>
          <table:table-cell office:value-type="float" office:value="460543">
            <text:p>460543</text:p>
          </table:table-cell>
          <table:table-cell office:value-type="float" office:value="51793">
            <text:p>51793</text:p>
          </table:table-cell>
          <table:table-cell table:number-columns-repeated="4"/>
          <table:table-cell office:value-type="float" office:value="15674462">
            <text:p>15674462</text:p>
          </table:table-cell>
          <table:table-cell office:value-type="float" office:value="6072601">
            <text:p>6072601</text:p>
          </table:table-cell>
          <table:table-cell office:value-type="float" office:value="155365">
            <text:p>155365</text:p>
          </table:table-cell>
          <table:table-cell table:number-columns-repeated="4"/>
          <table:table-cell office:value-type="float" office:value="6643541">
            <text:p>6643541</text:p>
          </table:table-cell>
          <table:table-cell office:value-type="float" office:value="2165098">
            <text:p>2165098</text:p>
          </table:table-cell>
          <table:table-cell office:value-type="float" office:value="162001">
            <text:p>1620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14271">
            <text:p>4714271</text:p>
          </table:table-cell>
          <table:table-cell office:value-type="float" office:value="1860985">
            <text:p>1860985</text:p>
          </table:table-cell>
          <table:table-cell office:value-type="float" office:value="50871">
            <text:p>50871</text:p>
          </table:table-cell>
          <table:table-cell table:number-columns-repeated="4"/>
          <table:table-cell office:value-type="float" office:value="1835750">
            <text:p>1835750</text:p>
          </table:table-cell>
          <table:table-cell office:value-type="float" office:value="467358">
            <text:p>467358</text:p>
          </table:table-cell>
          <table:table-cell office:value-type="float" office:value="57529">
            <text:p>57529</text:p>
          </table:table-cell>
          <table:table-cell table:number-columns-repeated="4"/>
          <table:table-cell office:value-type="float" office:value="15686505">
            <text:p>15686505</text:p>
          </table:table-cell>
          <table:table-cell office:value-type="float" office:value="6293398">
            <text:p>6293398</text:p>
          </table:table-cell>
          <table:table-cell office:value-type="float" office:value="153862">
            <text:p>153862</text:p>
          </table:table-cell>
          <table:table-cell table:number-columns-repeated="4"/>
          <table:table-cell office:value-type="float" office:value="6680650">
            <text:p>6680650</text:p>
          </table:table-cell>
          <table:table-cell office:value-type="float" office:value="2227921">
            <text:p>2227921</text:p>
          </table:table-cell>
          <table:table-cell office:value-type="float" office:value="160024">
            <text:p>16002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21898">
            <text:p>4721898</text:p>
          </table:table-cell>
          <table:table-cell office:value-type="float" office:value="1893855">
            <text:p>1893855</text:p>
          </table:table-cell>
          <table:table-cell office:value-type="float" office:value="51201">
            <text:p>51201</text:p>
          </table:table-cell>
          <table:table-cell table:number-columns-repeated="4"/>
          <table:table-cell office:value-type="float" office:value="1839202">
            <text:p>1839202</text:p>
          </table:table-cell>
          <table:table-cell office:value-type="float" office:value="457519">
            <text:p>457519</text:p>
          </table:table-cell>
          <table:table-cell office:value-type="float" office:value="57135">
            <text:p>57135</text:p>
          </table:table-cell>
          <table:table-cell table:number-columns-repeated="4"/>
          <table:table-cell office:value-type="float" office:value="15654092">
            <text:p>15654092</text:p>
          </table:table-cell>
          <table:table-cell office:value-type="float" office:value="6134368">
            <text:p>6134368</text:p>
          </table:table-cell>
          <table:table-cell office:value-type="float" office:value="152244">
            <text:p>152244</text:p>
          </table:table-cell>
          <table:table-cell table:number-columns-repeated="4"/>
          <table:table-cell office:value-type="float" office:value="6658986">
            <text:p>6658986</text:p>
          </table:table-cell>
          <table:table-cell office:value-type="float" office:value="2153468">
            <text:p>2153468</text:p>
          </table:table-cell>
          <table:table-cell office:value-type="float" office:value="160781">
            <text:p>16078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20449">
            <text:p>4720449</text:p>
          </table:table-cell>
          <table:table-cell office:value-type="float" office:value="1792352">
            <text:p>1792352</text:p>
          </table:table-cell>
          <table:table-cell office:value-type="float" office:value="51044">
            <text:p>51044</text:p>
          </table:table-cell>
          <table:table-cell table:number-columns-repeated="4"/>
          <table:table-cell office:value-type="float" office:value="1840885">
            <text:p>1840885</text:p>
          </table:table-cell>
          <table:table-cell office:value-type="float" office:value="454289">
            <text:p>454289</text:p>
          </table:table-cell>
          <table:table-cell office:value-type="float" office:value="52567">
            <text:p>52567</text:p>
          </table:table-cell>
          <table:table-cell table:number-columns-repeated="4"/>
          <table:table-cell office:value-type="float" office:value="15699988">
            <text:p>15699988</text:p>
          </table:table-cell>
          <table:table-cell office:value-type="float" office:value="6294261">
            <text:p>6294261</text:p>
          </table:table-cell>
          <table:table-cell office:value-type="float" office:value="160809">
            <text:p>160809</text:p>
          </table:table-cell>
          <table:table-cell table:number-columns-repeated="4"/>
          <table:table-cell office:value-type="float" office:value="6642404">
            <text:p>6642404</text:p>
          </table:table-cell>
          <table:table-cell office:value-type="float" office:value="2271086">
            <text:p>2271086</text:p>
          </table:table-cell>
          <table:table-cell office:value-type="float" office:value="159051">
            <text:p>15905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4715691">
            <text:p>4715691</text:p>
          </table:table-cell>
          <table:table-cell office:value-type="float" office:value="1837225">
            <text:p>1837225</text:p>
          </table:table-cell>
          <table:table-cell office:value-type="float" office:value="49929">
            <text:p>49929</text:p>
          </table:table-cell>
          <table:table-cell table:number-columns-repeated="4"/>
          <table:table-cell office:value-type="float" office:value="1841637">
            <text:p>1841637</text:p>
          </table:table-cell>
          <table:table-cell office:value-type="float" office:value="466496">
            <text:p>466496</text:p>
          </table:table-cell>
          <table:table-cell office:value-type="float" office:value="62927">
            <text:p>62927</text:p>
          </table:table-cell>
          <table:table-cell table:number-columns-repeated="4"/>
          <table:table-cell office:value-type="float" office:value="15586006">
            <text:p>15586006</text:p>
          </table:table-cell>
          <table:table-cell office:value-type="float" office:value="6043499">
            <text:p>6043499</text:p>
          </table:table-cell>
          <table:table-cell office:value-type="float" office:value="153776">
            <text:p>153776</text:p>
          </table:table-cell>
          <table:table-cell table:number-columns-repeated="4"/>
          <table:table-cell office:value-type="float" office:value="6687112">
            <text:p>6687112</text:p>
          </table:table-cell>
          <table:table-cell office:value-type="float" office:value="2258157">
            <text:p>2258157</text:p>
          </table:table-cell>
          <table:table-cell office:value-type="float" office:value="159309">
            <text:p>159309</text:p>
          </table:table-cell>
          <table:table-cell table:number-columns-repeated="3"/>
        </table:table-row>
        <table:table-row table:style-name="ro2">
          <table:table-cell table:formula="of:=[.A33]+4" office:value-type="float" office:value="12">
            <text:p>12</text:p>
          </table:table-cell>
          <table:table-cell table:style-name="ce1" table:formula="of:=AVERAGE([.B36:.B40])" office:value-type="float" office:value="4718980.6">
            <text:p>4718980.6</text:p>
          </table:table-cell>
          <table:table-cell table:style-name="ce1" table:formula="of:=AVERAGE([.C36:.C40])" office:value-type="float" office:value="1840391.6">
            <text:p>1840391.6</text:p>
          </table:table-cell>
          <table:table-cell table:style-name="ce1" table:formula="of:=AVERAGE([.D36:.D40])" office:value-type="float" office:value="50625.6">
            <text:p>50625.6</text:p>
          </table:table-cell>
          <table:table-cell table:style-name="ce1" table:formula="of:=SUM([.B41:.D41])" office:value-type="float" office:value="6609997.8">
            <text:p>6609997.8</text:p>
          </table:table-cell>
          <table:table-cell table:style-name="ce1" table:formula="of:=[.$E$9]/[.E41]" office:value-type="float" office:value="0.909323630939786">
            <text:p>0.9093236309</text:p>
          </table:table-cell>
          <table:table-cell table:style-name="ce1" table:formula="of:=[.F41]/[.$A41]" office:value-type="float" office:value="0.0757769692449822">
            <text:p>0.0757769692</text:p>
          </table:table-cell>
          <table:table-cell table:style-name="ce1"/>
          <table:table-cell table:style-name="ce1" table:formula="of:=AVERAGE([.I36:.I40])" office:value-type="float" office:value="1837982.6">
            <text:p>1837982.6</text:p>
          </table:table-cell>
          <table:table-cell table:style-name="ce1" table:formula="of:=AVERAGE([.J36:.J40])" office:value-type="float" office:value="461241">
            <text:p>461241</text:p>
          </table:table-cell>
          <table:table-cell table:style-name="ce1" table:formula="of:=AVERAGE([.K36:.K40])" office:value-type="float" office:value="56390.2">
            <text:p>56390.2</text:p>
          </table:table-cell>
          <table:table-cell table:style-name="ce1" table:formula="of:=SUM([.I41:.K41])" office:value-type="float" office:value="2355613.8">
            <text:p>2355613.8</text:p>
          </table:table-cell>
          <table:table-cell table:style-name="ce1" table:formula="of:=[.$L$9]/[.L41]" office:value-type="float" office:value="2.21825368827437">
            <text:p>2.2182536883</text:p>
          </table:table-cell>
          <table:table-cell table:style-name="ce1" table:formula="of:=[.M41]/[.$A41]" office:value-type="float" office:value="0.184854474022864">
            <text:p>0.184854474</text:p>
          </table:table-cell>
          <table:table-cell table:style-name="ce1"/>
          <table:table-cell table:style-name="ce1" table:formula="of:=AVERAGE([.P36:.P40])" office:value-type="float" office:value="15660210.6">
            <text:p>15660210.6</text:p>
          </table:table-cell>
          <table:table-cell table:style-name="ce1" table:formula="of:=AVERAGE([.Q36:.Q40])" office:value-type="float" office:value="6167625.4">
            <text:p>6167625.4</text:p>
          </table:table-cell>
          <table:table-cell table:style-name="ce1" table:formula="of:=AVERAGE([.R36:.R40])" office:value-type="float" office:value="155211.2">
            <text:p>155211.2</text:p>
          </table:table-cell>
          <table:table-cell table:style-name="ce1" table:formula="of:=SUM([.P41:.R41])" office:value-type="float" office:value="21983047.2">
            <text:p>21983047.2</text:p>
          </table:table-cell>
          <table:table-cell table:style-name="ce1" table:formula="of:=[.$S$9]/[.S41]" office:value-type="float" office:value="0.994028316511098">
            <text:p>0.9940283165</text:p>
          </table:table-cell>
          <table:table-cell table:style-name="ce1" table:formula="of:=[.T41]/[.$A41]" office:value-type="float" office:value="0.0828356930425915">
            <text:p>0.082835693</text:p>
          </table:table-cell>
          <table:table-cell table:style-name="ce1"/>
          <table:table-cell table:style-name="ce1" table:formula="of:=AVERAGE([.W36:.W40])" office:value-type="float" office:value="6662538.6">
            <text:p>6662538.6</text:p>
          </table:table-cell>
          <table:table-cell table:style-name="ce1" table:formula="of:=AVERAGE([.X36:.X40])" office:value-type="float" office:value="2215146">
            <text:p>2215146</text:p>
          </table:table-cell>
          <table:table-cell table:style-name="ce1" table:formula="of:=AVERAGE([.Y36:.Y40])" office:value-type="float" office:value="160233.2">
            <text:p>160233.2</text:p>
          </table:table-cell>
          <table:table-cell table:style-name="ce1" table:formula="of:=SUM([.W41:.Y41])" office:value-type="float" office:value="9037917.8">
            <text:p>9037917.8</text:p>
          </table:table-cell>
          <table:table-cell table:style-name="ce1" table:formula="of:=[.$Z$9]/[.Z41]" office:value-type="float" office:value="2.4143700665213">
            <text:p>2.4143700665</text:p>
          </table:table-cell>
          <table:table-cell table:style-name="ce1" table:formula="of:=[.AA41]/[.$A41]" office:value-type="float" office:value="0.201197505543441">
            <text:p>0.2011975055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16</text:p>
          </table:table-cell>
          <table:table-cell table:number-columns-repeated="6"/>
          <table:table-cell office:value-type="string">
            <text:p>pent_dual_16</text:p>
          </table:table-cell>
          <table:table-cell table:number-columns-repeated="6"/>
          <table:table-cell office:value-type="string">
            <text:p>cojack_common_16</text:p>
          </table:table-cell>
          <table:table-cell table:number-columns-repeated="6"/>
          <table:table-cell office:value-type="string">
            <text:p>cojack_dual_16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3488005">
            <text:p>3488005</text:p>
          </table:table-cell>
          <table:table-cell office:value-type="float" office:value="1591986">
            <text:p>1591986</text:p>
          </table:table-cell>
          <table:table-cell office:value-type="float" office:value="39526">
            <text:p>39526</text:p>
          </table:table-cell>
          <table:table-cell table:number-columns-repeated="4"/>
          <table:table-cell office:value-type="float" office:value="1849715">
            <text:p>1849715</text:p>
          </table:table-cell>
          <table:table-cell office:value-type="float" office:value="368384">
            <text:p>368384</text:p>
          </table:table-cell>
          <table:table-cell office:value-type="float" office:value="41556">
            <text:p>41556</text:p>
          </table:table-cell>
          <table:table-cell table:number-columns-repeated="4"/>
          <table:table-cell office:value-type="float" office:value="11743175">
            <text:p>11743175</text:p>
          </table:table-cell>
          <table:table-cell office:value-type="float" office:value="5233468">
            <text:p>5233468</text:p>
          </table:table-cell>
          <table:table-cell office:value-type="float" office:value="122007">
            <text:p>122007</text:p>
          </table:table-cell>
          <table:table-cell table:number-columns-repeated="4"/>
          <table:table-cell office:value-type="float" office:value="6813721">
            <text:p>6813721</text:p>
          </table:table-cell>
          <table:table-cell office:value-type="float" office:value="1900304">
            <text:p>1900304</text:p>
          </table:table-cell>
          <table:table-cell office:value-type="float" office:value="125588">
            <text:p>12558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58088">
            <text:p>3358088</text:p>
          </table:table-cell>
          <table:table-cell office:value-type="float" office:value="1583270">
            <text:p>1583270</text:p>
          </table:table-cell>
          <table:table-cell office:value-type="float" office:value="40789">
            <text:p>40789</text:p>
          </table:table-cell>
          <table:table-cell table:number-columns-repeated="4"/>
          <table:table-cell office:value-type="float" office:value="1846230">
            <text:p>1846230</text:p>
          </table:table-cell>
          <table:table-cell office:value-type="float" office:value="375008">
            <text:p>375008</text:p>
          </table:table-cell>
          <table:table-cell office:value-type="float" office:value="44791">
            <text:p>44791</text:p>
          </table:table-cell>
          <table:table-cell table:number-columns-repeated="4"/>
          <table:table-cell office:value-type="float" office:value="11629636">
            <text:p>11629636</text:p>
          </table:table-cell>
          <table:table-cell office:value-type="float" office:value="5405599">
            <text:p>5405599</text:p>
          </table:table-cell>
          <table:table-cell office:value-type="float" office:value="123573">
            <text:p>123573</text:p>
          </table:table-cell>
          <table:table-cell table:number-columns-repeated="4"/>
          <table:table-cell office:value-type="float" office:value="6808938">
            <text:p>6808938</text:p>
          </table:table-cell>
          <table:table-cell office:value-type="float" office:value="1880945">
            <text:p>1880945</text:p>
          </table:table-cell>
          <table:table-cell office:value-type="float" office:value="123913">
            <text:p>12391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61785">
            <text:p>3361785</text:p>
          </table:table-cell>
          <table:table-cell office:value-type="float" office:value="1619184">
            <text:p>1619184</text:p>
          </table:table-cell>
          <table:table-cell office:value-type="float" office:value="39792">
            <text:p>39792</text:p>
          </table:table-cell>
          <table:table-cell table:number-columns-repeated="4"/>
          <table:table-cell office:value-type="float" office:value="1858394">
            <text:p>1858394</text:p>
          </table:table-cell>
          <table:table-cell office:value-type="float" office:value="523808">
            <text:p>523808</text:p>
          </table:table-cell>
          <table:table-cell office:value-type="float" office:value="42593">
            <text:p>42593</text:p>
          </table:table-cell>
          <table:table-cell table:number-columns-repeated="4"/>
          <table:table-cell office:value-type="float" office:value="11981635">
            <text:p>11981635</text:p>
          </table:table-cell>
          <table:table-cell office:value-type="float" office:value="5223375">
            <text:p>5223375</text:p>
          </table:table-cell>
          <table:table-cell office:value-type="float" office:value="119976">
            <text:p>119976</text:p>
          </table:table-cell>
          <table:table-cell table:number-columns-repeated="4"/>
          <table:table-cell office:value-type="float" office:value="6807815">
            <text:p>6807815</text:p>
          </table:table-cell>
          <table:table-cell office:value-type="float" office:value="2036376">
            <text:p>2036376</text:p>
          </table:table-cell>
          <table:table-cell office:value-type="float" office:value="141548">
            <text:p>14154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68455">
            <text:p>3368455</text:p>
          </table:table-cell>
          <table:table-cell office:value-type="float" office:value="1625336">
            <text:p>1625336</text:p>
          </table:table-cell>
          <table:table-cell office:value-type="float" office:value="39887">
            <text:p>39887</text:p>
          </table:table-cell>
          <table:table-cell table:number-columns-repeated="4"/>
          <table:table-cell office:value-type="float" office:value="1846766">
            <text:p>1846766</text:p>
          </table:table-cell>
          <table:table-cell office:value-type="float" office:value="654180">
            <text:p>654180</text:p>
          </table:table-cell>
          <table:table-cell office:value-type="float" office:value="43735">
            <text:p>43735</text:p>
          </table:table-cell>
          <table:table-cell table:number-columns-repeated="4"/>
          <table:table-cell office:value-type="float" office:value="11746868">
            <text:p>11746868</text:p>
          </table:table-cell>
          <table:table-cell office:value-type="float" office:value="5043781">
            <text:p>5043781</text:p>
          </table:table-cell>
          <table:table-cell office:value-type="float" office:value="302109">
            <text:p>302109</text:p>
          </table:table-cell>
          <table:table-cell table:number-columns-repeated="4"/>
          <table:table-cell office:value-type="float" office:value="6816312">
            <text:p>6816312</text:p>
          </table:table-cell>
          <table:table-cell office:value-type="float" office:value="2031130">
            <text:p>2031130</text:p>
          </table:table-cell>
          <table:table-cell office:value-type="float" office:value="124745">
            <text:p>12474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3374725">
            <text:p>3374725</text:p>
          </table:table-cell>
          <table:table-cell office:value-type="float" office:value="1782041">
            <text:p>1782041</text:p>
          </table:table-cell>
          <table:table-cell office:value-type="float" office:value="42836">
            <text:p>42836</text:p>
          </table:table-cell>
          <table:table-cell table:number-columns-repeated="4"/>
          <table:table-cell office:value-type="float" office:value="1837781">
            <text:p>1837781</text:p>
          </table:table-cell>
          <table:table-cell office:value-type="float" office:value="369234">
            <text:p>369234</text:p>
          </table:table-cell>
          <table:table-cell office:value-type="float" office:value="55310">
            <text:p>55310</text:p>
          </table:table-cell>
          <table:table-cell table:number-columns-repeated="4"/>
          <table:table-cell office:value-type="float" office:value="11516001">
            <text:p>11516001</text:p>
          </table:table-cell>
          <table:table-cell office:value-type="float" office:value="5130416">
            <text:p>5130416</text:p>
          </table:table-cell>
          <table:table-cell office:value-type="float" office:value="126434">
            <text:p>126434</text:p>
          </table:table-cell>
          <table:table-cell table:number-columns-repeated="4"/>
          <table:table-cell office:value-type="float" office:value="6809356">
            <text:p>6809356</text:p>
          </table:table-cell>
          <table:table-cell office:value-type="float" office:value="2023962">
            <text:p>2023962</text:p>
          </table:table-cell>
          <table:table-cell office:value-type="float" office:value="124098">
            <text:p>124098</text:p>
          </table:table-cell>
          <table:table-cell table:number-columns-repeated="3"/>
        </table:table-row>
        <table:table-row table:style-name="ro2">
          <table:table-cell table:formula="of:=[.A41]+4" office:value-type="float" office:value="16">
            <text:p>16</text:p>
          </table:table-cell>
          <table:table-cell table:style-name="ce1" table:formula="of:=AVERAGE([.B44:.B48])" office:value-type="float" office:value="3390211.6">
            <text:p>3390211.6</text:p>
          </table:table-cell>
          <table:table-cell table:style-name="ce1" table:formula="of:=AVERAGE([.C44:.C48])" office:value-type="float" office:value="1640363.4">
            <text:p>1640363.4</text:p>
          </table:table-cell>
          <table:table-cell table:style-name="ce1" table:formula="of:=AVERAGE([.D44:.D48])" office:value-type="float" office:value="40566">
            <text:p>40566</text:p>
          </table:table-cell>
          <table:table-cell table:style-name="ce1" table:formula="of:=SUM([.B49:.D49])" office:value-type="float" office:value="5071141">
            <text:p>5071141</text:p>
          </table:table-cell>
          <table:table-cell table:style-name="ce1" table:formula="of:=[.$E$9]/[.E49]" office:value-type="float" office:value="1.18526130509879">
            <text:p>1.1852613051</text:p>
          </table:table-cell>
          <table:table-cell table:style-name="ce1" table:formula="of:=[.F49]/[.$A49]" office:value-type="float" office:value="0.0740788315686746">
            <text:p>0.0740788316</text:p>
          </table:table-cell>
          <table:table-cell table:style-name="ce1"/>
          <table:table-cell table:style-name="ce1" table:formula="of:=AVERAGE([.I44:.I48])" office:value-type="float" office:value="1847777.2">
            <text:p>1847777.2</text:p>
          </table:table-cell>
          <table:table-cell table:style-name="ce1" table:formula="of:=AVERAGE([.J44:.J48])" office:value-type="float" office:value="458122.8">
            <text:p>458122.8</text:p>
          </table:table-cell>
          <table:table-cell table:style-name="ce1" table:formula="of:=AVERAGE([.K44:.K48])" office:value-type="float" office:value="45597">
            <text:p>45597</text:p>
          </table:table-cell>
          <table:table-cell table:style-name="ce1" table:formula="of:=SUM([.I49:.K49])" office:value-type="float" office:value="2351497">
            <text:p>2351497</text:p>
          </table:table-cell>
          <table:table-cell table:style-name="ce1" table:formula="of:=[.$L$9]/[.L49]" office:value-type="float" office:value="2.22213721727053">
            <text:p>2.2221372173</text:p>
          </table:table-cell>
          <table:table-cell table:style-name="ce1" table:formula="of:=[.M49]/[.$A49]" office:value-type="float" office:value="0.138883576079408">
            <text:p>0.1388835761</text:p>
          </table:table-cell>
          <table:table-cell table:style-name="ce1"/>
          <table:table-cell table:style-name="ce1" table:formula="of:=AVERAGE([.P44:.P48])" office:value-type="float" office:value="11723463">
            <text:p>11723463</text:p>
          </table:table-cell>
          <table:table-cell table:style-name="ce1" table:formula="of:=AVERAGE([.Q44:.Q48])" office:value-type="float" office:value="5207327.8">
            <text:p>5207327.8</text:p>
          </table:table-cell>
          <table:table-cell table:style-name="ce1" table:formula="of:=AVERAGE([.R44:.R48])" office:value-type="float" office:value="158819.8">
            <text:p>158819.8</text:p>
          </table:table-cell>
          <table:table-cell table:style-name="ce1" table:formula="of:=SUM([.P49:.R49])" office:value-type="float" office:value="17089610.6">
            <text:p>17089610.6</text:p>
          </table:table-cell>
          <table:table-cell table:style-name="ce1" table:formula="of:=[.$S$9]/[.S49]" office:value-type="float" office:value="1.27865823929306">
            <text:p>1.2786582393</text:p>
          </table:table-cell>
          <table:table-cell table:style-name="ce1" table:formula="of:=[.T49]/[.$A49]" office:value-type="float" office:value="0.0799161399558162">
            <text:p>0.07991614</text:p>
          </table:table-cell>
          <table:table-cell table:style-name="ce1"/>
          <table:table-cell table:style-name="ce1" table:formula="of:=AVERAGE([.W44:.W48])" office:value-type="float" office:value="6811228.4">
            <text:p>6811228.4</text:p>
          </table:table-cell>
          <table:table-cell table:style-name="ce1" table:formula="of:=AVERAGE([.X44:.X48])" office:value-type="float" office:value="1974543.4">
            <text:p>1974543.4</text:p>
          </table:table-cell>
          <table:table-cell table:style-name="ce1" table:formula="of:=AVERAGE([.Y44:.Y48])" office:value-type="float" office:value="127978.4">
            <text:p>127978.4</text:p>
          </table:table-cell>
          <table:table-cell table:style-name="ce1" table:formula="of:=SUM([.W49:.Y49])" office:value-type="float" office:value="8913750.2">
            <text:p>8913750.2</text:p>
          </table:table-cell>
          <table:table-cell table:style-name="ce1" table:formula="of:=[.$Z$9]/[.Z49]" office:value-type="float" office:value="2.44800198686295">
            <text:p>2.4480019869</text:p>
          </table:table-cell>
          <table:table-cell table:style-name="ce1" table:formula="of:=[.AA49]/[.$A49]" office:value-type="float" office:value="0.153000124178934">
            <text:p>0.1530001242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0</text:p>
          </table:table-cell>
          <table:table-cell table:number-columns-repeated="6"/>
          <table:table-cell office:value-type="string">
            <text:p>pent_dual_20</text:p>
          </table:table-cell>
          <table:table-cell table:number-columns-repeated="6"/>
          <table:table-cell office:value-type="string">
            <text:p>cojack_common_20</text:p>
          </table:table-cell>
          <table:table-cell table:number-columns-repeated="6"/>
          <table:table-cell office:value-type="string">
            <text:p>cojack_dual_20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613242">
            <text:p>2613242</text:p>
          </table:table-cell>
          <table:table-cell office:value-type="float" office:value="1454815">
            <text:p>1454815</text:p>
          </table:table-cell>
          <table:table-cell office:value-type="float" office:value="31977">
            <text:p>31977</text:p>
          </table:table-cell>
          <table:table-cell table:number-columns-repeated="4"/>
          <table:table-cell office:value-type="float" office:value="1903241">
            <text:p>1903241</text:p>
          </table:table-cell>
          <table:table-cell office:value-type="float" office:value="358042">
            <text:p>358042</text:p>
          </table:table-cell>
          <table:table-cell office:value-type="float" office:value="33946">
            <text:p>33946</text:p>
          </table:table-cell>
          <table:table-cell table:number-columns-repeated="4"/>
          <table:table-cell office:value-type="float" office:value="8911176">
            <text:p>8911176</text:p>
          </table:table-cell>
          <table:table-cell office:value-type="float" office:value="5186636">
            <text:p>5186636</text:p>
          </table:table-cell>
          <table:table-cell office:value-type="float" office:value="97569">
            <text:p>97569</text:p>
          </table:table-cell>
          <table:table-cell table:number-columns-repeated="4"/>
          <table:table-cell office:value-type="float" office:value="7018591">
            <text:p>7018591</text:p>
          </table:table-cell>
          <table:table-cell office:value-type="float" office:value="1446162">
            <text:p>1446162</text:p>
          </table:table-cell>
          <table:table-cell office:value-type="float" office:value="104355">
            <text:p>10435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22248">
            <text:p>2622248</text:p>
          </table:table-cell>
          <table:table-cell office:value-type="float" office:value="1450097">
            <text:p>1450097</text:p>
          </table:table-cell>
          <table:table-cell office:value-type="float" office:value="32566">
            <text:p>32566</text:p>
          </table:table-cell>
          <table:table-cell table:number-columns-repeated="4"/>
          <table:table-cell office:value-type="float" office:value="1906026">
            <text:p>1906026</text:p>
          </table:table-cell>
          <table:table-cell office:value-type="float" office:value="357675">
            <text:p>357675</text:p>
          </table:table-cell>
          <table:table-cell office:value-type="float" office:value="34081">
            <text:p>34081</text:p>
          </table:table-cell>
          <table:table-cell table:number-columns-repeated="4"/>
          <table:table-cell office:value-type="float" office:value="8894512">
            <text:p>8894512</text:p>
          </table:table-cell>
          <table:table-cell office:value-type="float" office:value="4945353">
            <text:p>4945353</text:p>
          </table:table-cell>
          <table:table-cell office:value-type="float" office:value="97671">
            <text:p>97671</text:p>
          </table:table-cell>
          <table:table-cell table:number-columns-repeated="4"/>
          <table:table-cell office:value-type="float" office:value="7014905">
            <text:p>7014905</text:p>
          </table:table-cell>
          <table:table-cell office:value-type="float" office:value="1548869">
            <text:p>1548869</text:p>
          </table:table-cell>
          <table:table-cell office:value-type="float" office:value="104102">
            <text:p>10410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22336">
            <text:p>2622336</text:p>
          </table:table-cell>
          <table:table-cell office:value-type="float" office:value="1443980">
            <text:p>1443980</text:p>
          </table:table-cell>
          <table:table-cell office:value-type="float" office:value="32480">
            <text:p>32480</text:p>
          </table:table-cell>
          <table:table-cell table:number-columns-repeated="4"/>
          <table:table-cell office:value-type="float" office:value="1922096">
            <text:p>1922096</text:p>
          </table:table-cell>
          <table:table-cell office:value-type="float" office:value="612301">
            <text:p>612301</text:p>
          </table:table-cell>
          <table:table-cell office:value-type="float" office:value="33995">
            <text:p>33995</text:p>
          </table:table-cell>
          <table:table-cell table:number-columns-repeated="4"/>
          <table:table-cell office:value-type="float" office:value="8859136">
            <text:p>8859136</text:p>
          </table:table-cell>
          <table:table-cell office:value-type="float" office:value="4486834">
            <text:p>4486834</text:p>
          </table:table-cell>
          <table:table-cell office:value-type="float" office:value="101826">
            <text:p>101826</text:p>
          </table:table-cell>
          <table:table-cell table:number-columns-repeated="4"/>
          <table:table-cell office:value-type="float" office:value="7011833">
            <text:p>7011833</text:p>
          </table:table-cell>
          <table:table-cell office:value-type="float" office:value="1471911">
            <text:p>1471911</text:p>
          </table:table-cell>
          <table:table-cell office:value-type="float" office:value="107201">
            <text:p>1072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15138">
            <text:p>2615138</text:p>
          </table:table-cell>
          <table:table-cell office:value-type="float" office:value="1412416">
            <text:p>1412416</text:p>
          </table:table-cell>
          <table:table-cell office:value-type="float" office:value="39491">
            <text:p>39491</text:p>
          </table:table-cell>
          <table:table-cell table:number-columns-repeated="4"/>
          <table:table-cell office:value-type="float" office:value="1898494">
            <text:p>1898494</text:p>
          </table:table-cell>
          <table:table-cell office:value-type="float" office:value="353503">
            <text:p>353503</text:p>
          </table:table-cell>
          <table:table-cell office:value-type="float" office:value="34330">
            <text:p>34330</text:p>
          </table:table-cell>
          <table:table-cell table:number-columns-repeated="4"/>
          <table:table-cell office:value-type="float" office:value="8895872">
            <text:p>8895872</text:p>
          </table:table-cell>
          <table:table-cell office:value-type="float" office:value="4818016">
            <text:p>4818016</text:p>
          </table:table-cell>
          <table:table-cell office:value-type="float" office:value="100629">
            <text:p>100629</text:p>
          </table:table-cell>
          <table:table-cell table:number-columns-repeated="4"/>
          <table:table-cell office:value-type="float" office:value="7036816">
            <text:p>7036816</text:p>
          </table:table-cell>
          <table:table-cell office:value-type="float" office:value="1456998">
            <text:p>1456998</text:p>
          </table:table-cell>
          <table:table-cell office:value-type="float" office:value="115594">
            <text:p>11559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619307">
            <text:p>2619307</text:p>
          </table:table-cell>
          <table:table-cell office:value-type="float" office:value="1713365">
            <text:p>1713365</text:p>
          </table:table-cell>
          <table:table-cell office:value-type="float" office:value="33373">
            <text:p>33373</text:p>
          </table:table-cell>
          <table:table-cell table:number-columns-repeated="4"/>
          <table:table-cell office:value-type="float" office:value="1893546">
            <text:p>1893546</text:p>
          </table:table-cell>
          <table:table-cell office:value-type="float" office:value="356132">
            <text:p>356132</text:p>
          </table:table-cell>
          <table:table-cell office:value-type="float" office:value="33912">
            <text:p>33912</text:p>
          </table:table-cell>
          <table:table-cell table:number-columns-repeated="4"/>
          <table:table-cell office:value-type="float" office:value="8877796">
            <text:p>8877796</text:p>
          </table:table-cell>
          <table:table-cell office:value-type="float" office:value="4752827">
            <text:p>4752827</text:p>
          </table:table-cell>
          <table:table-cell office:value-type="float" office:value="97843">
            <text:p>97843</text:p>
          </table:table-cell>
          <table:table-cell table:number-columns-repeated="4"/>
          <table:table-cell office:value-type="float" office:value="7041184">
            <text:p>7041184</text:p>
          </table:table-cell>
          <table:table-cell office:value-type="float" office:value="1463097">
            <text:p>1463097</text:p>
          </table:table-cell>
          <table:table-cell office:value-type="float" office:value="104309">
            <text:p>104309</text:p>
          </table:table-cell>
          <table:table-cell table:number-columns-repeated="3"/>
        </table:table-row>
        <table:table-row table:style-name="ro2">
          <table:table-cell table:formula="of:=[.A49]+4" office:value-type="float" office:value="20">
            <text:p>20</text:p>
          </table:table-cell>
          <table:table-cell table:style-name="ce1" table:formula="of:=AVERAGE([.B52:.B56])" office:value-type="float" office:value="2618454.2">
            <text:p>2618454.2</text:p>
          </table:table-cell>
          <table:table-cell table:style-name="ce1" table:formula="of:=AVERAGE([.C52:.C56])" office:value-type="float" office:value="1494934.6">
            <text:p>1494934.6</text:p>
          </table:table-cell>
          <table:table-cell table:style-name="ce1" table:formula="of:=AVERAGE([.D52:.D56])" office:value-type="float" office:value="33977.4">
            <text:p>33977.4</text:p>
          </table:table-cell>
          <table:table-cell table:style-name="ce1" table:formula="of:=SUM([.B57:.D57])" office:value-type="float" office:value="4147366.2">
            <text:p>4147366.2</text:p>
          </table:table-cell>
          <table:table-cell table:style-name="ce1" table:formula="of:=[.$E$9]/[.E57]" office:value-type="float" office:value="1.44926367968182">
            <text:p>1.4492636797</text:p>
          </table:table-cell>
          <table:table-cell table:style-name="ce1" table:formula="of:=[.F57]/[.$A57]" office:value-type="float" office:value="0.0724631839840909">
            <text:p>0.072463184</text:p>
          </table:table-cell>
          <table:table-cell table:style-name="ce1"/>
          <table:table-cell table:style-name="ce1" table:formula="of:=AVERAGE([.I52:.I56])" office:value-type="float" office:value="1904680.6">
            <text:p>1904680.6</text:p>
          </table:table-cell>
          <table:table-cell table:style-name="ce1" table:formula="of:=AVERAGE([.J52:.J56])" office:value-type="float" office:value="407530.6">
            <text:p>407530.6</text:p>
          </table:table-cell>
          <table:table-cell table:style-name="ce1" table:formula="of:=AVERAGE([.K52:.K56])" office:value-type="float" office:value="34052.8">
            <text:p>34052.8</text:p>
          </table:table-cell>
          <table:table-cell table:style-name="ce1" table:formula="of:=SUM([.I57:.K57])" office:value-type="float" office:value="2346264">
            <text:p>2346264</text:p>
          </table:table-cell>
          <table:table-cell table:style-name="ce1" table:formula="of:=[.$L$9]/[.L57]" office:value-type="float" office:value="2.22709337056699">
            <text:p>2.2270933706</text:p>
          </table:table-cell>
          <table:table-cell table:style-name="ce1" table:formula="of:=[.M57]/[.$A57]" office:value-type="float" office:value="0.11135466852835">
            <text:p>0.1113546685</text:p>
          </table:table-cell>
          <table:table-cell table:style-name="ce1"/>
          <table:table-cell table:style-name="ce1" table:formula="of:=AVERAGE([.P52:.P56])" office:value-type="float" office:value="8887698.4">
            <text:p>8887698.4</text:p>
          </table:table-cell>
          <table:table-cell table:style-name="ce1" table:formula="of:=AVERAGE([.Q52:.Q56])" office:value-type="float" office:value="4837933.2">
            <text:p>4837933.2</text:p>
          </table:table-cell>
          <table:table-cell table:style-name="ce1" table:formula="of:=AVERAGE([.R52:.R56])" office:value-type="float" office:value="99107.6">
            <text:p>99107.6</text:p>
          </table:table-cell>
          <table:table-cell table:style-name="ce1" table:formula="of:=SUM([.P57:.R57])" office:value-type="float" office:value="13824739.2">
            <text:p>13824739.2</text:p>
          </table:table-cell>
          <table:table-cell table:style-name="ce1" table:formula="of:=[.$S$9]/[.S57]" office:value-type="float" office:value="1.58062811051076">
            <text:p>1.5806281105</text:p>
          </table:table-cell>
          <table:table-cell table:style-name="ce1" table:formula="of:=[.T57]/[.$A57]" office:value-type="float" office:value="0.0790314055255379">
            <text:p>0.0790314055</text:p>
          </table:table-cell>
          <table:table-cell table:style-name="ce1"/>
          <table:table-cell table:style-name="ce1" table:formula="of:=AVERAGE([.W52:.W56])" office:value-type="float" office:value="7024665.8">
            <text:p>7024665.8</text:p>
          </table:table-cell>
          <table:table-cell table:style-name="ce1" table:formula="of:=AVERAGE([.X52:.X56])" office:value-type="float" office:value="1477407.4">
            <text:p>1477407.4</text:p>
          </table:table-cell>
          <table:table-cell table:style-name="ce1" table:formula="of:=AVERAGE([.Y52:.Y56])" office:value-type="float" office:value="107112.2">
            <text:p>107112.2</text:p>
          </table:table-cell>
          <table:table-cell table:style-name="ce1" table:formula="of:=SUM([.W57:.Y57])" office:value-type="float" office:value="8609185.4">
            <text:p>8609185.4</text:p>
          </table:table-cell>
          <table:table-cell table:style-name="ce1" table:formula="of:=[.$Z$9]/[.Z57]" office:value-type="float" office:value="2.53460428439606">
            <text:p>2.5346042844</text:p>
          </table:table-cell>
          <table:table-cell table:style-name="ce1" table:formula="of:=[.AA57]/[.$A57]" office:value-type="float" office:value="0.126730214219803">
            <text:p>0.1267302142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4</text:p>
          </table:table-cell>
          <table:table-cell table:number-columns-repeated="6"/>
          <table:table-cell office:value-type="string">
            <text:p>pent_dual_24</text:p>
          </table:table-cell>
          <table:table-cell table:number-columns-repeated="6"/>
          <table:table-cell office:value-type="string">
            <text:p>cojack_common_24</text:p>
          </table:table-cell>
          <table:table-cell table:number-columns-repeated="6"/>
          <table:table-cell office:value-type="string">
            <text:p>cojack_dual_2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2246428">
            <text:p>2246428</text:p>
          </table:table-cell>
          <table:table-cell office:value-type="float" office:value="1366852">
            <text:p>1366852</text:p>
          </table:table-cell>
          <table:table-cell office:value-type="float" office:value="28402">
            <text:p>28402</text:p>
          </table:table-cell>
          <table:table-cell table:number-columns-repeated="4"/>
          <table:table-cell office:value-type="float" office:value="1935968">
            <text:p>1935968</text:p>
          </table:table-cell>
          <table:table-cell office:value-type="float" office:value="361574">
            <text:p>361574</text:p>
          </table:table-cell>
          <table:table-cell office:value-type="float" office:value="41302">
            <text:p>41302</text:p>
          </table:table-cell>
          <table:table-cell table:number-columns-repeated="4"/>
          <table:table-cell office:value-type="float" office:value="7454848">
            <text:p>7454848</text:p>
          </table:table-cell>
          <table:table-cell office:value-type="float" office:value="4623970">
            <text:p>4623970</text:p>
          </table:table-cell>
          <table:table-cell office:value-type="float" office:value="84286">
            <text:p>84286</text:p>
          </table:table-cell>
          <table:table-cell table:number-columns-repeated="4"/>
          <table:table-cell office:value-type="float" office:value="7176373">
            <text:p>7176373</text:p>
          </table:table-cell>
          <table:table-cell office:value-type="float" office:value="1730333">
            <text:p>1730333</text:p>
          </table:table-cell>
          <table:table-cell office:value-type="float" office:value="88790">
            <text:p>8879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28290">
            <text:p>2128290</text:p>
          </table:table-cell>
          <table:table-cell office:value-type="float" office:value="1419909">
            <text:p>1419909</text:p>
          </table:table-cell>
          <table:table-cell office:value-type="float" office:value="28407">
            <text:p>28407</text:p>
          </table:table-cell>
          <table:table-cell table:number-columns-repeated="4"/>
          <table:table-cell office:value-type="float" office:value="1928694">
            <text:p>1928694</text:p>
          </table:table-cell>
          <table:table-cell office:value-type="float" office:value="354302">
            <text:p>354302</text:p>
          </table:table-cell>
          <table:table-cell office:value-type="float" office:value="29492">
            <text:p>29492</text:p>
          </table:table-cell>
          <table:table-cell table:number-columns-repeated="4"/>
          <table:table-cell office:value-type="float" office:value="7300639">
            <text:p>7300639</text:p>
          </table:table-cell>
          <table:table-cell office:value-type="float" office:value="4348180">
            <text:p>4348180</text:p>
          </table:table-cell>
          <table:table-cell office:value-type="float" office:value="101130">
            <text:p>101130</text:p>
          </table:table-cell>
          <table:table-cell table:number-columns-repeated="4"/>
          <table:table-cell office:value-type="float" office:value="7150075">
            <text:p>7150075</text:p>
          </table:table-cell>
          <table:table-cell office:value-type="float" office:value="1741957">
            <text:p>1741957</text:p>
          </table:table-cell>
          <table:table-cell office:value-type="float" office:value="89412">
            <text:p>894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1173">
            <text:p>2131173</text:p>
          </table:table-cell>
          <table:table-cell office:value-type="float" office:value="1507705">
            <text:p>1507705</text:p>
          </table:table-cell>
          <table:table-cell office:value-type="float" office:value="28612">
            <text:p>28612</text:p>
          </table:table-cell>
          <table:table-cell table:number-columns-repeated="4"/>
          <table:table-cell office:value-type="float" office:value="1929297">
            <text:p>1929297</text:p>
          </table:table-cell>
          <table:table-cell office:value-type="float" office:value="363761">
            <text:p>363761</text:p>
          </table:table-cell>
          <table:table-cell office:value-type="float" office:value="29075">
            <text:p>29075</text:p>
          </table:table-cell>
          <table:table-cell table:number-columns-repeated="4"/>
          <table:table-cell office:value-type="float" office:value="7177271">
            <text:p>7177271</text:p>
          </table:table-cell>
          <table:table-cell office:value-type="float" office:value="4355090">
            <text:p>4355090</text:p>
          </table:table-cell>
          <table:table-cell office:value-type="float" office:value="85528">
            <text:p>85528</text:p>
          </table:table-cell>
          <table:table-cell table:number-columns-repeated="4"/>
          <table:table-cell office:value-type="float" office:value="7170465">
            <text:p>7170465</text:p>
          </table:table-cell>
          <table:table-cell office:value-type="float" office:value="1673862">
            <text:p>1673862</text:p>
          </table:table-cell>
          <table:table-cell office:value-type="float" office:value="90009">
            <text:p>9000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26425">
            <text:p>2126425</text:p>
          </table:table-cell>
          <table:table-cell office:value-type="float" office:value="1519329">
            <text:p>1519329</text:p>
          </table:table-cell>
          <table:table-cell office:value-type="float" office:value="28221">
            <text:p>28221</text:p>
          </table:table-cell>
          <table:table-cell table:number-columns-repeated="4"/>
          <table:table-cell office:value-type="float" office:value="1949959">
            <text:p>1949959</text:p>
          </table:table-cell>
          <table:table-cell office:value-type="float" office:value="857534">
            <text:p>857534</text:p>
          </table:table-cell>
          <table:table-cell office:value-type="float" office:value="29058">
            <text:p>29058</text:p>
          </table:table-cell>
          <table:table-cell table:number-columns-repeated="4"/>
          <table:table-cell office:value-type="float" office:value="7191518">
            <text:p>7191518</text:p>
          </table:table-cell>
          <table:table-cell office:value-type="float" office:value="4311295">
            <text:p>4311295</text:p>
          </table:table-cell>
          <table:table-cell office:value-type="float" office:value="88313">
            <text:p>88313</text:p>
          </table:table-cell>
          <table:table-cell table:number-columns-repeated="4"/>
          <table:table-cell office:value-type="float" office:value="7161280">
            <text:p>7161280</text:p>
          </table:table-cell>
          <table:table-cell office:value-type="float" office:value="1680339">
            <text:p>1680339</text:p>
          </table:table-cell>
          <table:table-cell office:value-type="float" office:value="98308">
            <text:p>9830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2131437">
            <text:p>2131437</text:p>
          </table:table-cell>
          <table:table-cell office:value-type="float" office:value="1562727">
            <text:p>1562727</text:p>
          </table:table-cell>
          <table:table-cell office:value-type="float" office:value="28502">
            <text:p>28502</text:p>
          </table:table-cell>
          <table:table-cell table:number-columns-repeated="4"/>
          <table:table-cell office:value-type="float" office:value="1930695">
            <text:p>1930695</text:p>
          </table:table-cell>
          <table:table-cell office:value-type="float" office:value="356689">
            <text:p>356689</text:p>
          </table:table-cell>
          <table:table-cell office:value-type="float" office:value="29483">
            <text:p>29483</text:p>
          </table:table-cell>
          <table:table-cell table:number-columns-repeated="4"/>
          <table:table-cell office:value-type="float" office:value="7163836">
            <text:p>7163836</text:p>
          </table:table-cell>
          <table:table-cell office:value-type="float" office:value="4221689">
            <text:p>4221689</text:p>
          </table:table-cell>
          <table:table-cell office:value-type="float" office:value="85692">
            <text:p>85692</text:p>
          </table:table-cell>
          <table:table-cell table:number-columns-repeated="4"/>
          <table:table-cell office:value-type="float" office:value="7170287">
            <text:p>7170287</text:p>
          </table:table-cell>
          <table:table-cell office:value-type="float" office:value="1487813">
            <text:p>1487813</text:p>
          </table:table-cell>
          <table:table-cell office:value-type="float" office:value="118057">
            <text:p>118057</text:p>
          </table:table-cell>
          <table:table-cell table:number-columns-repeated="3"/>
        </table:table-row>
        <table:table-row table:style-name="ro2">
          <table:table-cell table:formula="of:=[.A57]+4" office:value-type="float" office:value="24">
            <text:p>24</text:p>
          </table:table-cell>
          <table:table-cell table:style-name="ce1" table:formula="of:=AVERAGE([.B60:.B64])" office:value-type="float" office:value="2152750.6">
            <text:p>2152750.6</text:p>
          </table:table-cell>
          <table:table-cell table:style-name="ce1" table:formula="of:=AVERAGE([.C60:.C64])" office:value-type="float" office:value="1475304.4">
            <text:p>1475304.4</text:p>
          </table:table-cell>
          <table:table-cell table:style-name="ce1" table:formula="of:=AVERAGE([.D60:.D64])" office:value-type="float" office:value="28428.8">
            <text:p>28428.8</text:p>
          </table:table-cell>
          <table:table-cell table:style-name="ce1" table:formula="of:=SUM([.B65:.D65])" office:value-type="float" office:value="3656483.8">
            <text:p>3656483.8</text:p>
          </table:table-cell>
          <table:table-cell table:style-name="ce1" table:formula="of:=[.$E$9]/[.E65]" office:value-type="float" office:value="1.64382711062469">
            <text:p>1.6438271106</text:p>
          </table:table-cell>
          <table:table-cell table:style-name="ce1" table:formula="of:=[.F65]/[.$A65]" office:value-type="float" office:value="0.0684927962760289">
            <text:p>0.0684927963</text:p>
          </table:table-cell>
          <table:table-cell table:style-name="ce1"/>
          <table:table-cell table:style-name="ce1" table:formula="of:=AVERAGE([.I60:.I64])" office:value-type="float" office:value="1934922.6">
            <text:p>1934922.6</text:p>
          </table:table-cell>
          <table:table-cell table:style-name="ce1" table:formula="of:=AVERAGE([.J60:.J64])" office:value-type="float" office:value="458772">
            <text:p>458772</text:p>
          </table:table-cell>
          <table:table-cell table:style-name="ce1" table:formula="of:=AVERAGE([.K60:.K64])" office:value-type="float" office:value="31682">
            <text:p>31682</text:p>
          </table:table-cell>
          <table:table-cell table:style-name="ce1" table:formula="of:=SUM([.I65:.K65])" office:value-type="float" office:value="2425376.6">
            <text:p>2425376.6</text:p>
          </table:table-cell>
          <table:table-cell table:style-name="ce1" table:formula="of:=[.$L$9]/[.L65]" office:value-type="float" office:value="2.15444850915111">
            <text:p>2.1544485092</text:p>
          </table:table-cell>
          <table:table-cell table:style-name="ce1" table:formula="of:=[.M65]/[.$A65]" office:value-type="float" office:value="0.0897686878812965">
            <text:p>0.0897686879</text:p>
          </table:table-cell>
          <table:table-cell table:style-name="ce1"/>
          <table:table-cell table:style-name="ce1" table:formula="of:=AVERAGE([.P60:.P64])" office:value-type="float" office:value="7257622.4">
            <text:p>7257622.4</text:p>
          </table:table-cell>
          <table:table-cell table:style-name="ce1" table:formula="of:=AVERAGE([.Q60:.Q64])" office:value-type="float" office:value="4372044.8">
            <text:p>4372044.8</text:p>
          </table:table-cell>
          <table:table-cell table:style-name="ce1" table:formula="of:=AVERAGE([.R60:.R64])" office:value-type="float" office:value="88989.8">
            <text:p>88989.8</text:p>
          </table:table-cell>
          <table:table-cell table:style-name="ce1" table:formula="of:=SUM([.P65:.R65])" office:value-type="float" office:value="11718657">
            <text:p>11718657</text:p>
          </table:table-cell>
          <table:table-cell table:style-name="ce1" table:formula="of:=[.$S$9]/[.S65]" office:value-type="float" office:value="1.86469929105357">
            <text:p>1.8646992911</text:p>
          </table:table-cell>
          <table:table-cell table:style-name="ce1" table:formula="of:=[.T65]/[.$A65]" office:value-type="float" office:value="0.0776958037938989">
            <text:p>0.0776958038</text:p>
          </table:table-cell>
          <table:table-cell table:style-name="ce1"/>
          <table:table-cell table:style-name="ce1" table:formula="of:=AVERAGE([.W60:.W64])" office:value-type="float" office:value="7165696">
            <text:p>7165696</text:p>
          </table:table-cell>
          <table:table-cell table:style-name="ce1" table:formula="of:=AVERAGE([.X60:.X64])" office:value-type="float" office:value="1662860.8">
            <text:p>1662860.8</text:p>
          </table:table-cell>
          <table:table-cell table:style-name="ce1" table:formula="of:=AVERAGE([.Y60:.Y64])" office:value-type="float" office:value="96915.2">
            <text:p>96915.2</text:p>
          </table:table-cell>
          <table:table-cell table:style-name="ce1" table:formula="of:=SUM([.W65:.Y65])" office:value-type="float" office:value="8925472">
            <text:p>8925472</text:p>
          </table:table-cell>
          <table:table-cell table:style-name="ce1" table:formula="of:=[.$Z$9]/[.Z65]" office:value-type="float" office:value="2.44478703199114">
            <text:p>2.444787032</text:p>
          </table:table-cell>
          <table:table-cell table:style-name="ce1" table:formula="of:=[.AA65]/[.$A65]" office:value-type="float" office:value="0.101866126332964">
            <text:p>0.101866126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28</text:p>
          </table:table-cell>
          <table:table-cell table:number-columns-repeated="6"/>
          <table:table-cell office:value-type="string">
            <text:p>pent_dual_28</text:p>
          </table:table-cell>
          <table:table-cell table:number-columns-repeated="6"/>
          <table:table-cell office:value-type="string">
            <text:p>cojack_common_28</text:p>
          </table:table-cell>
          <table:table-cell table:number-columns-repeated="6"/>
          <table:table-cell office:value-type="string">
            <text:p>cojack_dual_28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782274">
            <text:p>1782274</text:p>
          </table:table-cell>
          <table:table-cell office:value-type="float" office:value="1548122">
            <text:p>1548122</text:p>
          </table:table-cell>
          <table:table-cell office:value-type="float" office:value="79899">
            <text:p>79899</text:p>
          </table:table-cell>
          <table:table-cell table:number-columns-repeated="4"/>
          <table:table-cell office:value-type="float" office:value="1971105">
            <text:p>1971105</text:p>
          </table:table-cell>
          <table:table-cell office:value-type="float" office:value="637616">
            <text:p>637616</text:p>
          </table:table-cell>
          <table:table-cell office:value-type="float" office:value="47036">
            <text:p>47036</text:p>
          </table:table-cell>
          <table:table-cell table:number-columns-repeated="4"/>
          <table:table-cell office:value-type="float" office:value="6039099">
            <text:p>6039099</text:p>
          </table:table-cell>
          <table:table-cell office:value-type="float" office:value="3997185">
            <text:p>3997185</text:p>
          </table:table-cell>
          <table:table-cell office:value-type="float" office:value="89626">
            <text:p>89626</text:p>
          </table:table-cell>
          <table:table-cell table:number-columns-repeated="4"/>
          <table:table-cell office:value-type="float" office:value="7243774">
            <text:p>7243774</text:p>
          </table:table-cell>
          <table:table-cell office:value-type="float" office:value="1644392">
            <text:p>1644392</text:p>
          </table:table-cell>
          <table:table-cell office:value-type="float" office:value="78317">
            <text:p>7831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59439">
            <text:p>1759439</text:p>
          </table:table-cell>
          <table:table-cell office:value-type="float" office:value="2021433">
            <text:p>2021433</text:p>
          </table:table-cell>
          <table:table-cell office:value-type="float" office:value="97170">
            <text:p>97170</text:p>
          </table:table-cell>
          <table:table-cell table:number-columns-repeated="4"/>
          <table:table-cell office:value-type="float" office:value="1947549">
            <text:p>1947549</text:p>
          </table:table-cell>
          <table:table-cell office:value-type="float" office:value="558847">
            <text:p>558847</text:p>
          </table:table-cell>
          <table:table-cell office:value-type="float" office:value="34248">
            <text:p>34248</text:p>
          </table:table-cell>
          <table:table-cell table:number-columns-repeated="4"/>
          <table:table-cell office:value-type="float" office:value="6043767">
            <text:p>6043767</text:p>
          </table:table-cell>
          <table:table-cell office:value-type="float" office:value="4405742">
            <text:p>4405742</text:p>
          </table:table-cell>
          <table:table-cell office:value-type="float" office:value="129835">
            <text:p>129835</text:p>
          </table:table-cell>
          <table:table-cell table:number-columns-repeated="4"/>
          <table:table-cell office:value-type="float" office:value="7203798">
            <text:p>7203798</text:p>
          </table:table-cell>
          <table:table-cell office:value-type="float" office:value="1465175">
            <text:p>1465175</text:p>
          </table:table-cell>
          <table:table-cell office:value-type="float" office:value="86991">
            <text:p>8699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63779">
            <text:p>1763779</text:p>
          </table:table-cell>
          <table:table-cell office:value-type="float" office:value="1637529">
            <text:p>1637529</text:p>
          </table:table-cell>
          <table:table-cell office:value-type="float" office:value="45194">
            <text:p>45194</text:p>
          </table:table-cell>
          <table:table-cell table:number-columns-repeated="4"/>
          <table:table-cell office:value-type="float" office:value="1945481">
            <text:p>1945481</text:p>
          </table:table-cell>
          <table:table-cell office:value-type="float" office:value="339420">
            <text:p>339420</text:p>
          </table:table-cell>
          <table:table-cell office:value-type="float" office:value="35123">
            <text:p>35123</text:p>
          </table:table-cell>
          <table:table-cell table:number-columns-repeated="4"/>
          <table:table-cell office:value-type="float" office:value="6030641">
            <text:p>6030641</text:p>
          </table:table-cell>
          <table:table-cell office:value-type="float" office:value="4785201">
            <text:p>4785201</text:p>
          </table:table-cell>
          <table:table-cell office:value-type="float" office:value="72056">
            <text:p>72056</text:p>
          </table:table-cell>
          <table:table-cell table:number-columns-repeated="4"/>
          <table:table-cell office:value-type="float" office:value="7234402">
            <text:p>7234402</text:p>
          </table:table-cell>
          <table:table-cell office:value-type="float" office:value="1509645">
            <text:p>1509645</text:p>
          </table:table-cell>
          <table:table-cell office:value-type="float" office:value="76187">
            <text:p>7618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57780">
            <text:p>1757780</text:p>
          </table:table-cell>
          <table:table-cell office:value-type="float" office:value="1342778">
            <text:p>1342778</text:p>
          </table:table-cell>
          <table:table-cell office:value-type="float" office:value="22328">
            <text:p>22328</text:p>
          </table:table-cell>
          <table:table-cell table:number-columns-repeated="4"/>
          <table:table-cell office:value-type="float" office:value="1938926">
            <text:p>1938926</text:p>
          </table:table-cell>
          <table:table-cell office:value-type="float" office:value="393889">
            <text:p>393889</text:p>
          </table:table-cell>
          <table:table-cell office:value-type="float" office:value="23106">
            <text:p>23106</text:p>
          </table:table-cell>
          <table:table-cell table:number-columns-repeated="4"/>
          <table:table-cell office:value-type="float" office:value="6050901">
            <text:p>6050901</text:p>
          </table:table-cell>
          <table:table-cell office:value-type="float" office:value="4485013">
            <text:p>4485013</text:p>
          </table:table-cell>
          <table:table-cell office:value-type="float" office:value="72581">
            <text:p>72581</text:p>
          </table:table-cell>
          <table:table-cell table:number-columns-repeated="4"/>
          <table:table-cell office:value-type="float" office:value="7218219">
            <text:p>7218219</text:p>
          </table:table-cell>
          <table:table-cell office:value-type="float" office:value="1298725">
            <text:p>1298725</text:p>
          </table:table-cell>
          <table:table-cell office:value-type="float" office:value="76832">
            <text:p>7683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762660">
            <text:p>1762660</text:p>
          </table:table-cell>
          <table:table-cell office:value-type="float" office:value="1319506">
            <text:p>1319506</text:p>
          </table:table-cell>
          <table:table-cell office:value-type="float" office:value="70943">
            <text:p>70943</text:p>
          </table:table-cell>
          <table:table-cell table:number-columns-repeated="4"/>
          <table:table-cell office:value-type="float" office:value="1963446">
            <text:p>1963446</text:p>
          </table:table-cell>
          <table:table-cell office:value-type="float" office:value="1257321">
            <text:p>1257321</text:p>
          </table:table-cell>
          <table:table-cell office:value-type="float" office:value="72546">
            <text:p>72546</text:p>
          </table:table-cell>
          <table:table-cell table:number-columns-repeated="4"/>
          <table:table-cell office:value-type="float" office:value="6021880">
            <text:p>6021880</text:p>
          </table:table-cell>
          <table:table-cell office:value-type="float" office:value="4697674">
            <text:p>4697674</text:p>
          </table:table-cell>
          <table:table-cell office:value-type="float" office:value="72689">
            <text:p>72689</text:p>
          </table:table-cell>
          <table:table-cell table:number-columns-repeated="4"/>
          <table:table-cell office:value-type="float" office:value="7226437">
            <text:p>7226437</text:p>
          </table:table-cell>
          <table:table-cell office:value-type="float" office:value="1144551">
            <text:p>1144551</text:p>
          </table:table-cell>
          <table:table-cell office:value-type="float" office:value="75584">
            <text:p>75584</text:p>
          </table:table-cell>
          <table:table-cell table:number-columns-repeated="3"/>
        </table:table-row>
        <table:table-row table:style-name="ro2">
          <table:table-cell table:formula="of:=[.A65]+4" office:value-type="float" office:value="28">
            <text:p>28</text:p>
          </table:table-cell>
          <table:table-cell table:style-name="ce1" table:formula="of:=AVERAGE([.B68:.B72])" office:value-type="float" office:value="1765186.4">
            <text:p>1765186.4</text:p>
          </table:table-cell>
          <table:table-cell table:style-name="ce1" table:formula="of:=AVERAGE([.C68:.C72])" office:value-type="float" office:value="1573873.6">
            <text:p>1573873.6</text:p>
          </table:table-cell>
          <table:table-cell table:style-name="ce1" table:formula="of:=AVERAGE([.D68:.D72])" office:value-type="float" office:value="63106.8">
            <text:p>63106.8</text:p>
          </table:table-cell>
          <table:table-cell table:style-name="ce1" table:formula="of:=SUM([.B73:.D73])" office:value-type="float" office:value="3402166.8">
            <text:p>3402166.8</text:p>
          </table:table-cell>
          <table:table-cell table:style-name="ce1" table:formula="of:=[.$E$9]/[.E73]" office:value-type="float" office:value="1.7667056183136">
            <text:p>1.7667056183</text:p>
          </table:table-cell>
          <table:table-cell table:style-name="ce1" table:formula="of:=[.F73]/[.$A73]" office:value-type="float" office:value="0.0630966292254857">
            <text:p>0.0630966292</text:p>
          </table:table-cell>
          <table:table-cell table:style-name="ce1"/>
          <table:table-cell table:style-name="ce1" table:formula="of:=AVERAGE([.I68:.I72])" office:value-type="float" office:value="1953301.4">
            <text:p>1953301.4</text:p>
          </table:table-cell>
          <table:table-cell table:style-name="ce1" table:formula="of:=AVERAGE([.J68:.J72])" office:value-type="float" office:value="637418.6">
            <text:p>637418.6</text:p>
          </table:table-cell>
          <table:table-cell table:style-name="ce1" table:formula="of:=AVERAGE([.K68:.K72])" office:value-type="float" office:value="42411.8">
            <text:p>42411.8</text:p>
          </table:table-cell>
          <table:table-cell table:style-name="ce1" table:formula="of:=SUM([.I73:.K73])" office:value-type="float" office:value="2633131.8">
            <text:p>2633131.8</text:p>
          </table:table-cell>
          <table:table-cell table:style-name="ce1" table:formula="of:=[.$L$9]/[.L73]" office:value-type="float" office:value="1.98446162094886">
            <text:p>1.9844616209</text:p>
          </table:table-cell>
          <table:table-cell table:style-name="ce1" table:formula="of:=[.M73]/[.$A73]" office:value-type="float" office:value="0.0708736293196023">
            <text:p>0.0708736293</text:p>
          </table:table-cell>
          <table:table-cell table:style-name="ce1"/>
          <table:table-cell table:style-name="ce1" table:formula="of:=AVERAGE([.P68:.P72])" office:value-type="float" office:value="6037257.6">
            <text:p>6037257.6</text:p>
          </table:table-cell>
          <table:table-cell table:style-name="ce1" table:formula="of:=AVERAGE([.Q68:.Q72])" office:value-type="float" office:value="4474163">
            <text:p>4474163</text:p>
          </table:table-cell>
          <table:table-cell table:style-name="ce1" table:formula="of:=AVERAGE([.R68:.R72])" office:value-type="float" office:value="87357.4">
            <text:p>87357.4</text:p>
          </table:table-cell>
          <table:table-cell table:style-name="ce1" table:formula="of:=SUM([.P73:.R73])" office:value-type="float" office:value="10598778">
            <text:p>10598778</text:p>
          </table:table-cell>
          <table:table-cell table:style-name="ce1" table:formula="of:=[.$S$9]/[.S73]" office:value-type="float" office:value="2.06172554986999">
            <text:p>2.0617255499</text:p>
          </table:table-cell>
          <table:table-cell table:style-name="ce1" table:formula="of:=[.T73]/[.$A73]" office:value-type="float" office:value="0.0736330553524998">
            <text:p>0.0736330554</text:p>
          </table:table-cell>
          <table:table-cell table:style-name="ce1"/>
          <table:table-cell table:style-name="ce1" table:formula="of:=AVERAGE([.W68:.W72])" office:value-type="float" office:value="7225326">
            <text:p>7225326</text:p>
          </table:table-cell>
          <table:table-cell table:style-name="ce1" table:formula="of:=AVERAGE([.X68:.X72])" office:value-type="float" office:value="1412497.6">
            <text:p>1412497.6</text:p>
          </table:table-cell>
          <table:table-cell table:style-name="ce1" table:formula="of:=AVERAGE([.Y68:.Y72])" office:value-type="float" office:value="78782.2">
            <text:p>78782.2</text:p>
          </table:table-cell>
          <table:table-cell table:style-name="ce1" table:formula="of:=SUM([.W73:.Y73])" office:value-type="float" office:value="8716605.8">
            <text:p>8716605.8</text:p>
          </table:table-cell>
          <table:table-cell table:style-name="ce1" table:formula="of:=[.$Z$9]/[.Z73]" office:value-type="float" office:value="2.50336870803541">
            <text:p>2.503368708</text:p>
          </table:table-cell>
          <table:table-cell table:style-name="ce1" table:formula="of:=[.AA73]/[.$A73]" office:value-type="float" office:value="0.0894060252869791">
            <text:p>0.089406025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32</text:p>
          </table:table-cell>
          <table:table-cell table:number-columns-repeated="6"/>
          <table:table-cell office:value-type="string">
            <text:p>pent_dual_32</text:p>
          </table:table-cell>
          <table:table-cell table:number-columns-repeated="6"/>
          <table:table-cell office:value-type="string">
            <text:p>cojack_common_32</text:p>
          </table:table-cell>
          <table:table-cell table:number-columns-repeated="6"/>
          <table:table-cell office:value-type="string">
            <text:p>cojack_dual_3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527253">
            <text:p>1527253</text:p>
          </table:table-cell>
          <table:table-cell office:value-type="float" office:value="1842514">
            <text:p>1842514</text:p>
          </table:table-cell>
          <table:table-cell office:value-type="float" office:value="80088">
            <text:p>80088</text:p>
          </table:table-cell>
          <table:table-cell table:number-columns-repeated="4"/>
          <table:table-cell office:value-type="float" office:value="1971840">
            <text:p>1971840</text:p>
          </table:table-cell>
          <table:table-cell office:value-type="float" office:value="630305">
            <text:p>630305</text:p>
          </table:table-cell>
          <table:table-cell office:value-type="float" office:value="40504">
            <text:p>40504</text:p>
          </table:table-cell>
          <table:table-cell table:number-columns-repeated="4"/>
          <table:table-cell office:value-type="float" office:value="6204073">
            <text:p>6204073</text:p>
          </table:table-cell>
          <table:table-cell office:value-type="float" office:value="5027116">
            <text:p>5027116</text:p>
          </table:table-cell>
          <table:table-cell office:value-type="float" office:value="78464">
            <text:p>78464</text:p>
          </table:table-cell>
          <table:table-cell table:number-columns-repeated="4"/>
          <table:table-cell office:value-type="float" office:value="7275014">
            <text:p>7275014</text:p>
          </table:table-cell>
          <table:table-cell office:value-type="float" office:value="1199022">
            <text:p>1199022</text:p>
          </table:table-cell>
          <table:table-cell office:value-type="float" office:value="72212">
            <text:p>722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501766">
            <text:p>1501766</text:p>
          </table:table-cell>
          <table:table-cell office:value-type="float" office:value="1393669">
            <text:p>1393669</text:p>
          </table:table-cell>
          <table:table-cell office:value-type="float" office:value="121086">
            <text:p>121086</text:p>
          </table:table-cell>
          <table:table-cell table:number-columns-repeated="4"/>
          <table:table-cell office:value-type="float" office:value="1943945">
            <text:p>1943945</text:p>
          </table:table-cell>
          <table:table-cell office:value-type="float" office:value="351501">
            <text:p>351501</text:p>
          </table:table-cell>
          <table:table-cell office:value-type="float" office:value="32714">
            <text:p>32714</text:p>
          </table:table-cell>
          <table:table-cell table:number-columns-repeated="4"/>
          <table:table-cell office:value-type="float" office:value="5225048">
            <text:p>5225048</text:p>
          </table:table-cell>
          <table:table-cell office:value-type="float" office:value="3945662">
            <text:p>3945662</text:p>
          </table:table-cell>
          <table:table-cell office:value-type="float" office:value="68244">
            <text:p>68244</text:p>
          </table:table-cell>
          <table:table-cell table:number-columns-repeated="4"/>
          <table:table-cell office:value-type="float" office:value="7293449">
            <text:p>7293449</text:p>
          </table:table-cell>
          <table:table-cell office:value-type="float" office:value="1693912">
            <text:p>1693912</text:p>
          </table:table-cell>
          <table:table-cell office:value-type="float" office:value="85811">
            <text:p>858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97121">
            <text:p>1497121</text:p>
          </table:table-cell>
          <table:table-cell office:value-type="float" office:value="1438303">
            <text:p>1438303</text:p>
          </table:table-cell>
          <table:table-cell office:value-type="float" office:value="66263">
            <text:p>66263</text:p>
          </table:table-cell>
          <table:table-cell table:number-columns-repeated="4"/>
          <table:table-cell office:value-type="float" office:value="1949028">
            <text:p>1949028</text:p>
          </table:table-cell>
          <table:table-cell office:value-type="float" office:value="354863">
            <text:p>354863</text:p>
          </table:table-cell>
          <table:table-cell office:value-type="float" office:value="31470">
            <text:p>31470</text:p>
          </table:table-cell>
          <table:table-cell table:number-columns-repeated="4"/>
          <table:table-cell office:value-type="float" office:value="5250035">
            <text:p>5250035</text:p>
          </table:table-cell>
          <table:table-cell office:value-type="float" office:value="4319937">
            <text:p>4319937</text:p>
          </table:table-cell>
          <table:table-cell office:value-type="float" office:value="69038">
            <text:p>69038</text:p>
          </table:table-cell>
          <table:table-cell table:number-columns-repeated="4"/>
          <table:table-cell office:value-type="float" office:value="7261761">
            <text:p>7261761</text:p>
          </table:table-cell>
          <table:table-cell office:value-type="float" office:value="1161728">
            <text:p>1161728</text:p>
          </table:table-cell>
          <table:table-cell office:value-type="float" office:value="75837">
            <text:p>7583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502073">
            <text:p>1502073</text:p>
          </table:table-cell>
          <table:table-cell office:value-type="float" office:value="1450227">
            <text:p>1450227</text:p>
          </table:table-cell>
          <table:table-cell office:value-type="float" office:value="65914">
            <text:p>65914</text:p>
          </table:table-cell>
          <table:table-cell table:number-columns-repeated="4"/>
          <table:table-cell office:value-type="float" office:value="1972585">
            <text:p>1972585</text:p>
          </table:table-cell>
          <table:table-cell office:value-type="float" office:value="894466">
            <text:p>894466</text:p>
          </table:table-cell>
          <table:table-cell office:value-type="float" office:value="20077">
            <text:p>20077</text:p>
          </table:table-cell>
          <table:table-cell table:number-columns-repeated="4"/>
          <table:table-cell office:value-type="float" office:value="5226345">
            <text:p>5226345</text:p>
          </table:table-cell>
          <table:table-cell office:value-type="float" office:value="4561241">
            <text:p>4561241</text:p>
          </table:table-cell>
          <table:table-cell office:value-type="float" office:value="73095">
            <text:p>73095</text:p>
          </table:table-cell>
          <table:table-cell table:number-columns-repeated="4"/>
          <table:table-cell office:value-type="float" office:value="7255320">
            <text:p>7255320</text:p>
          </table:table-cell>
          <table:table-cell office:value-type="float" office:value="1020592">
            <text:p>1020592</text:p>
          </table:table-cell>
          <table:table-cell office:value-type="float" office:value="72797">
            <text:p>7279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496983">
            <text:p>1496983</text:p>
          </table:table-cell>
          <table:table-cell office:value-type="float" office:value="1419716">
            <text:p>1419716</text:p>
          </table:table-cell>
          <table:table-cell office:value-type="float" office:value="65216">
            <text:p>65216</text:p>
          </table:table-cell>
          <table:table-cell table:number-columns-repeated="4"/>
          <table:table-cell office:value-type="float" office:value="1948177">
            <text:p>1948177</text:p>
          </table:table-cell>
          <table:table-cell office:value-type="float" office:value="369045">
            <text:p>369045</text:p>
          </table:table-cell>
          <table:table-cell office:value-type="float" office:value="31662">
            <text:p>31662</text:p>
          </table:table-cell>
          <table:table-cell table:number-columns-repeated="4"/>
          <table:table-cell office:value-type="float" office:value="5221167">
            <text:p>5221167</text:p>
          </table:table-cell>
          <table:table-cell office:value-type="float" office:value="3954543">
            <text:p>3954543</text:p>
          </table:table-cell>
          <table:table-cell office:value-type="float" office:value="74175">
            <text:p>74175</text:p>
          </table:table-cell>
          <table:table-cell table:number-columns-repeated="4"/>
          <table:table-cell office:value-type="float" office:value="7264689">
            <text:p>7264689</text:p>
          </table:table-cell>
          <table:table-cell office:value-type="float" office:value="1041278">
            <text:p>1041278</text:p>
          </table:table-cell>
          <table:table-cell office:value-type="float" office:value="72448">
            <text:p>72448</text:p>
          </table:table-cell>
          <table:table-cell table:number-columns-repeated="3"/>
        </table:table-row>
        <table:table-row table:style-name="ro2">
          <table:table-cell table:formula="of:=[.A73]+4" office:value-type="float" office:value="32">
            <text:p>32</text:p>
          </table:table-cell>
          <table:table-cell table:style-name="ce1" table:formula="of:=AVERAGE([.B76:.B80])" office:value-type="float" office:value="1505039.2">
            <text:p>1505039.2</text:p>
          </table:table-cell>
          <table:table-cell table:style-name="ce1" table:formula="of:=AVERAGE([.C76:.C80])" office:value-type="float" office:value="1508885.8">
            <text:p>1508885.8</text:p>
          </table:table-cell>
          <table:table-cell table:style-name="ce1" table:formula="of:=AVERAGE([.D76:.D80])" office:value-type="float" office:value="79713.4">
            <text:p>79713.4</text:p>
          </table:table-cell>
          <table:table-cell table:style-name="ce1" table:formula="of:=SUM([.B81:.D81])" office:value-type="float" office:value="3093638.4">
            <text:p>3093638.4</text:p>
          </table:table-cell>
          <table:table-cell table:style-name="ce1" table:formula="of:=[.$E$9]/[.E81]" office:value-type="float" office:value="1.94289907960801">
            <text:p>1.9428990796</text:p>
          </table:table-cell>
          <table:table-cell table:style-name="ce1" table:formula="of:=[.F81]/[.$A81]" office:value-type="float" office:value="0.0607155962377503">
            <text:p>0.0607155962</text:p>
          </table:table-cell>
          <table:table-cell table:style-name="ce1"/>
          <table:table-cell table:style-name="ce1" table:formula="of:=AVERAGE([.I76:.I80])" office:value-type="float" office:value="1957115">
            <text:p>1957115</text:p>
          </table:table-cell>
          <table:table-cell table:style-name="ce1" table:formula="of:=AVERAGE([.J76:.J80])" office:value-type="float" office:value="520036">
            <text:p>520036</text:p>
          </table:table-cell>
          <table:table-cell table:style-name="ce1" table:formula="of:=AVERAGE([.K76:.K80])" office:value-type="float" office:value="31285.4">
            <text:p>31285.4</text:p>
          </table:table-cell>
          <table:table-cell table:style-name="ce1" table:formula="of:=SUM([.I81:.K81])" office:value-type="float" office:value="2508436.4">
            <text:p>2508436.4</text:p>
          </table:table-cell>
          <table:table-cell table:style-name="ce1" table:formula="of:=[.$L$9]/[.L81]" office:value-type="float" office:value="2.08311002025007">
            <text:p>2.0831100203</text:p>
          </table:table-cell>
          <table:table-cell table:style-name="ce1" table:formula="of:=[.M81]/[.$A81]" office:value-type="float" office:value="0.0650971881328145">
            <text:p>0.0650971881</text:p>
          </table:table-cell>
          <table:table-cell table:style-name="ce1"/>
          <table:table-cell table:style-name="ce1" table:formula="of:=AVERAGE([.P76:.P80])" office:value-type="float" office:value="5425333.6">
            <text:p>5425333.6</text:p>
          </table:table-cell>
          <table:table-cell table:style-name="ce1" table:formula="of:=AVERAGE([.Q76:.Q80])" office:value-type="float" office:value="4361699.8">
            <text:p>4361699.8</text:p>
          </table:table-cell>
          <table:table-cell table:style-name="ce1" table:formula="of:=AVERAGE([.R76:.R80])" office:value-type="float" office:value="72603.2">
            <text:p>72603.2</text:p>
          </table:table-cell>
          <table:table-cell table:style-name="ce1" table:formula="of:=SUM([.P81:.R81])" office:value-type="float" office:value="9859636.6">
            <text:p>9859636.6</text:p>
          </table:table-cell>
          <table:table-cell table:style-name="ce1" table:formula="of:=[.$S$9]/[.S81]" office:value-type="float" office:value="2.21628567933224">
            <text:p>2.2162856793</text:p>
          </table:table-cell>
          <table:table-cell table:style-name="ce1" table:formula="of:=[.T81]/[.$A81]" office:value-type="float" office:value="0.0692589274791325">
            <text:p>0.0692589275</text:p>
          </table:table-cell>
          <table:table-cell table:style-name="ce1"/>
          <table:table-cell table:style-name="ce1" table:formula="of:=AVERAGE([.W76:.W80])" office:value-type="float" office:value="7270046.6">
            <text:p>7270046.6</text:p>
          </table:table-cell>
          <table:table-cell table:style-name="ce1" table:formula="of:=AVERAGE([.X76:.X80])" office:value-type="float" office:value="1223306.4">
            <text:p>1223306.4</text:p>
          </table:table-cell>
          <table:table-cell table:style-name="ce1" table:formula="of:=AVERAGE([.Y76:.Y80])" office:value-type="float" office:value="75821">
            <text:p>75821</text:p>
          </table:table-cell>
          <table:table-cell table:style-name="ce1" table:formula="of:=SUM([.W81:.Y81])" office:value-type="float" office:value="8569174">
            <text:p>8569174</text:p>
          </table:table-cell>
          <table:table-cell table:style-name="ce1" table:formula="of:=[.$Z$9]/[.Z81]" office:value-type="float" office:value="2.54643892165103">
            <text:p>2.5464389217</text:p>
          </table:table-cell>
          <table:table-cell table:style-name="ce1" table:formula="of:=[.AA81]/[.$A81]" office:value-type="float" office:value="0.0795762163015946">
            <text:p>0.079576216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36</text:p>
          </table:table-cell>
          <table:table-cell table:number-columns-repeated="6"/>
          <table:table-cell office:value-type="string">
            <text:p>pent_dual_36</text:p>
          </table:table-cell>
          <table:table-cell table:number-columns-repeated="6"/>
          <table:table-cell office:value-type="string">
            <text:p>cojack_common_36</text:p>
          </table:table-cell>
          <table:table-cell table:number-columns-repeated="6"/>
          <table:table-cell office:value-type="string">
            <text:p>cojack_dual_36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335951">
            <text:p>1335951</text:p>
          </table:table-cell>
          <table:table-cell office:value-type="float" office:value="1460332">
            <text:p>1460332</text:p>
          </table:table-cell>
          <table:table-cell office:value-type="float" office:value="103700">
            <text:p>103700</text:p>
          </table:table-cell>
          <table:table-cell table:number-columns-repeated="4"/>
          <table:table-cell office:value-type="float" office:value="2004055">
            <text:p>2004055</text:p>
          </table:table-cell>
          <table:table-cell office:value-type="float" office:value="749166">
            <text:p>749166</text:p>
          </table:table-cell>
          <table:table-cell office:value-type="float" office:value="18180">
            <text:p>18180</text:p>
          </table:table-cell>
          <table:table-cell table:number-columns-repeated="4"/>
          <table:table-cell office:value-type="float" office:value="4564259">
            <text:p>4564259</text:p>
          </table:table-cell>
          <table:table-cell office:value-type="float" office:value="3789575">
            <text:p>3789575</text:p>
          </table:table-cell>
          <table:table-cell office:value-type="float" office:value="72127">
            <text:p>72127</text:p>
          </table:table-cell>
          <table:table-cell table:number-columns-repeated="4"/>
          <table:table-cell office:value-type="float" office:value="7387814">
            <text:p>7387814</text:p>
          </table:table-cell>
          <table:table-cell office:value-type="float" office:value="1461509">
            <text:p>1461509</text:p>
          </table:table-cell>
          <table:table-cell office:value-type="float" office:value="64251">
            <text:p>6425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33035">
            <text:p>1333035</text:p>
          </table:table-cell>
          <table:table-cell office:value-type="float" office:value="1466696">
            <text:p>1466696</text:p>
          </table:table-cell>
          <table:table-cell office:value-type="float" office:value="107798">
            <text:p>107798</text:p>
          </table:table-cell>
          <table:table-cell table:number-columns-repeated="4"/>
          <table:table-cell office:value-type="float" office:value="2007117">
            <text:p>2007117</text:p>
          </table:table-cell>
          <table:table-cell office:value-type="float" office:value="575014">
            <text:p>575014</text:p>
          </table:table-cell>
          <table:table-cell office:value-type="float" office:value="44707">
            <text:p>44707</text:p>
          </table:table-cell>
          <table:table-cell table:number-columns-repeated="4"/>
          <table:table-cell office:value-type="float" office:value="4508485">
            <text:p>4508485</text:p>
          </table:table-cell>
          <table:table-cell office:value-type="float" office:value="3826118">
            <text:p>3826118</text:p>
          </table:table-cell>
          <table:table-cell office:value-type="float" office:value="60964">
            <text:p>60964</text:p>
          </table:table-cell>
          <table:table-cell table:number-columns-repeated="4"/>
          <table:table-cell office:value-type="float" office:value="7375299">
            <text:p>7375299</text:p>
          </table:table-cell>
          <table:table-cell office:value-type="float" office:value="1174485">
            <text:p>1174485</text:p>
          </table:table-cell>
          <table:table-cell office:value-type="float" office:value="70901">
            <text:p>7090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35966">
            <text:p>1335966</text:p>
          </table:table-cell>
          <table:table-cell office:value-type="float" office:value="1426679">
            <text:p>1426679</text:p>
          </table:table-cell>
          <table:table-cell office:value-type="float" office:value="147011">
            <text:p>147011</text:p>
          </table:table-cell>
          <table:table-cell table:number-columns-repeated="4"/>
          <table:table-cell office:value-type="float" office:value="1986621">
            <text:p>1986621</text:p>
          </table:table-cell>
          <table:table-cell office:value-type="float" office:value="421186">
            <text:p>421186</text:p>
          </table:table-cell>
          <table:table-cell office:value-type="float" office:value="29703">
            <text:p>29703</text:p>
          </table:table-cell>
          <table:table-cell table:number-columns-repeated="4"/>
          <table:table-cell office:value-type="float" office:value="4485582">
            <text:p>4485582</text:p>
          </table:table-cell>
          <table:table-cell office:value-type="float" office:value="4226486">
            <text:p>4226486</text:p>
          </table:table-cell>
          <table:table-cell office:value-type="float" office:value="61034">
            <text:p>61034</text:p>
          </table:table-cell>
          <table:table-cell table:number-columns-repeated="4"/>
          <table:table-cell office:value-type="float" office:value="7377339">
            <text:p>7377339</text:p>
          </table:table-cell>
          <table:table-cell office:value-type="float" office:value="1114691">
            <text:p>1114691</text:p>
          </table:table-cell>
          <table:table-cell office:value-type="float" office:value="66464">
            <text:p>6646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42471">
            <text:p>1342471</text:p>
          </table:table-cell>
          <table:table-cell office:value-type="float" office:value="1594776">
            <text:p>1594776</text:p>
          </table:table-cell>
          <table:table-cell office:value-type="float" office:value="63668">
            <text:p>63668</text:p>
          </table:table-cell>
          <table:table-cell table:number-columns-repeated="4"/>
          <table:table-cell office:value-type="float" office:value="1992218">
            <text:p>1992218</text:p>
          </table:table-cell>
          <table:table-cell office:value-type="float" office:value="400988">
            <text:p>400988</text:p>
          </table:table-cell>
          <table:table-cell office:value-type="float" office:value="41205">
            <text:p>41205</text:p>
          </table:table-cell>
          <table:table-cell table:number-columns-repeated="4"/>
          <table:table-cell office:value-type="float" office:value="4493110">
            <text:p>4493110</text:p>
          </table:table-cell>
          <table:table-cell office:value-type="float" office:value="4271176">
            <text:p>4271176</text:p>
          </table:table-cell>
          <table:table-cell office:value-type="float" office:value="78994">
            <text:p>78994</text:p>
          </table:table-cell>
          <table:table-cell table:number-columns-repeated="4"/>
          <table:table-cell office:value-type="float" office:value="7379125">
            <text:p>7379125</text:p>
          </table:table-cell>
          <table:table-cell office:value-type="float" office:value="1345844">
            <text:p>1345844</text:p>
          </table:table-cell>
          <table:table-cell office:value-type="float" office:value="64349">
            <text:p>6434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347198">
            <text:p>1347198</text:p>
          </table:table-cell>
          <table:table-cell office:value-type="float" office:value="1578849">
            <text:p>1578849</text:p>
          </table:table-cell>
          <table:table-cell office:value-type="float" office:value="110244">
            <text:p>110244</text:p>
          </table:table-cell>
          <table:table-cell table:number-columns-repeated="4"/>
          <table:table-cell office:value-type="float" office:value="2016713">
            <text:p>2016713</text:p>
          </table:table-cell>
          <table:table-cell office:value-type="float" office:value="1124449">
            <text:p>1124449</text:p>
          </table:table-cell>
          <table:table-cell office:value-type="float" office:value="50169">
            <text:p>50169</text:p>
          </table:table-cell>
          <table:table-cell table:number-columns-repeated="4"/>
          <table:table-cell office:value-type="float" office:value="4480147">
            <text:p>4480147</text:p>
          </table:table-cell>
          <table:table-cell office:value-type="float" office:value="4374645">
            <text:p>4374645</text:p>
          </table:table-cell>
          <table:table-cell office:value-type="float" office:value="60594">
            <text:p>60594</text:p>
          </table:table-cell>
          <table:table-cell table:number-columns-repeated="4"/>
          <table:table-cell office:value-type="float" office:value="7379603">
            <text:p>7379603</text:p>
          </table:table-cell>
          <table:table-cell office:value-type="float" office:value="1262081">
            <text:p>1262081</text:p>
          </table:table-cell>
          <table:table-cell office:value-type="float" office:value="64652">
            <text:p>64652</text:p>
          </table:table-cell>
          <table:table-cell table:number-columns-repeated="3"/>
        </table:table-row>
        <table:table-row table:style-name="ro2">
          <table:table-cell table:formula="of:=[.A81]+4" office:value-type="float" office:value="36">
            <text:p>36</text:p>
          </table:table-cell>
          <table:table-cell table:style-name="ce1" table:formula="of:=AVERAGE([.B84:.B88])" office:value-type="float" office:value="1338924.2">
            <text:p>1338924.2</text:p>
          </table:table-cell>
          <table:table-cell table:style-name="ce1" table:formula="of:=AVERAGE([.C84:.C88])" office:value-type="float" office:value="1505466.4">
            <text:p>1505466.4</text:p>
          </table:table-cell>
          <table:table-cell table:style-name="ce1" table:formula="of:=AVERAGE([.D84:.D88])" office:value-type="float" office:value="106484.2">
            <text:p>106484.2</text:p>
          </table:table-cell>
          <table:table-cell table:style-name="ce1" table:formula="of:=SUM([.B89:.D89])" office:value-type="float" office:value="2950874.8">
            <text:p>2950874.8</text:p>
          </table:table-cell>
          <table:table-cell table:style-name="ce1" table:formula="of:=[.$E$9]/[.E89]" office:value-type="float" office:value="2.03689671957617">
            <text:p>2.0368967196</text:p>
          </table:table-cell>
          <table:table-cell table:style-name="ce1" table:formula="of:=[.F89]/[.$A89]" office:value-type="float" office:value="0.0565804644326715">
            <text:p>0.0565804644</text:p>
          </table:table-cell>
          <table:table-cell table:style-name="ce1"/>
          <table:table-cell table:style-name="ce1" table:formula="of:=AVERAGE([.I84:.I88])" office:value-type="float" office:value="2001344.8">
            <text:p>2001344.8</text:p>
          </table:table-cell>
          <table:table-cell table:style-name="ce1" table:formula="of:=AVERAGE([.J84:.J88])" office:value-type="float" office:value="654160.6">
            <text:p>654160.6</text:p>
          </table:table-cell>
          <table:table-cell table:style-name="ce1" table:formula="of:=AVERAGE([.K84:.K88])" office:value-type="float" office:value="36792.8">
            <text:p>36792.8</text:p>
          </table:table-cell>
          <table:table-cell table:style-name="ce1" table:formula="of:=SUM([.I89:.K89])" office:value-type="float" office:value="2692298.2">
            <text:p>2692298.2</text:p>
          </table:table-cell>
          <table:table-cell table:style-name="ce1" table:formula="of:=[.$L$9]/[.L89]" office:value-type="float" office:value="1.94085075717096">
            <text:p>1.9408507572</text:p>
          </table:table-cell>
          <table:table-cell table:style-name="ce1" table:formula="of:=[.M89]/[.$A89]" office:value-type="float" office:value="0.0539125210325265">
            <text:p>0.053912521</text:p>
          </table:table-cell>
          <table:table-cell table:style-name="ce1"/>
          <table:table-cell table:style-name="ce1" table:formula="of:=AVERAGE([.P84:.P88])" office:value-type="float" office:value="4506316.6">
            <text:p>4506316.6</text:p>
          </table:table-cell>
          <table:table-cell table:style-name="ce1" table:formula="of:=AVERAGE([.Q84:.Q88])" office:value-type="float" office:value="4097600">
            <text:p>4097600</text:p>
          </table:table-cell>
          <table:table-cell table:style-name="ce1" table:formula="of:=AVERAGE([.R84:.R88])" office:value-type="float" office:value="66742.6">
            <text:p>66742.6</text:p>
          </table:table-cell>
          <table:table-cell table:style-name="ce1" table:formula="of:=SUM([.P89:.R89])" office:value-type="float" office:value="8670659.2">
            <text:p>8670659.2</text:p>
          </table:table-cell>
          <table:table-cell table:style-name="ce1" table:formula="of:=[.$S$9]/[.S89]" office:value-type="float" office:value="2.52019724175066">
            <text:p>2.5201972418</text:p>
          </table:table-cell>
          <table:table-cell table:style-name="ce1" table:formula="of:=[.T89]/[.$A89]" office:value-type="float" office:value="0.0700054789375184">
            <text:p>0.0700054789</text:p>
          </table:table-cell>
          <table:table-cell table:style-name="ce1"/>
          <table:table-cell table:style-name="ce1" table:formula="of:=AVERAGE([.W84:.W88])" office:value-type="float" office:value="7379836">
            <text:p>7379836</text:p>
          </table:table-cell>
          <table:table-cell table:style-name="ce1" table:formula="of:=AVERAGE([.X84:.X88])" office:value-type="float" office:value="1271722">
            <text:p>1271722</text:p>
          </table:table-cell>
          <table:table-cell table:style-name="ce1" table:formula="of:=AVERAGE([.Y84:.Y88])" office:value-type="float" office:value="66123.4">
            <text:p>66123.4</text:p>
          </table:table-cell>
          <table:table-cell table:style-name="ce1" table:formula="of:=SUM([.W89:.Y89])" office:value-type="float" office:value="8717681.4">
            <text:p>8717681.4</text:p>
          </table:table-cell>
          <table:table-cell table:style-name="ce1" table:formula="of:=[.$Z$9]/[.Z89]" office:value-type="float" office:value="2.50305983882366">
            <text:p>2.5030598388</text:p>
          </table:table-cell>
          <table:table-cell table:style-name="ce1" table:formula="of:=[.AA89]/[.$A89]" office:value-type="float" office:value="0.0695294399673238">
            <text:p>0.06952944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40</text:p>
          </table:table-cell>
          <table:table-cell table:number-columns-repeated="6"/>
          <table:table-cell office:value-type="string">
            <text:p>pent_dual_40</text:p>
          </table:table-cell>
          <table:table-cell table:number-columns-repeated="6"/>
          <table:table-cell office:value-type="string">
            <text:p>cojack_common_40</text:p>
          </table:table-cell>
          <table:table-cell table:number-columns-repeated="6"/>
          <table:table-cell office:value-type="string">
            <text:p>cojack_dual_40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163268">
            <text:p>1163268</text:p>
          </table:table-cell>
          <table:table-cell office:value-type="float" office:value="2258922">
            <text:p>2258922</text:p>
          </table:table-cell>
          <table:table-cell office:value-type="float" office:value="74124">
            <text:p>74124</text:p>
          </table:table-cell>
          <table:table-cell table:number-columns-repeated="4"/>
          <table:table-cell office:value-type="float" office:value="2038615">
            <text:p>2038615</text:p>
          </table:table-cell>
          <table:table-cell office:value-type="float" office:value="1505970">
            <text:p>1505970</text:p>
          </table:table-cell>
          <table:table-cell office:value-type="float" office:value="55587">
            <text:p>55587</text:p>
          </table:table-cell>
          <table:table-cell table:number-columns-repeated="4"/>
          <table:table-cell office:value-type="float" office:value="4009623">
            <text:p>4009623</text:p>
          </table:table-cell>
          <table:table-cell office:value-type="float" office:value="5102346">
            <text:p>5102346</text:p>
          </table:table-cell>
          <table:table-cell office:value-type="float" office:value="53611">
            <text:p>53611</text:p>
          </table:table-cell>
          <table:table-cell table:number-columns-repeated="4"/>
          <table:table-cell office:value-type="float" office:value="7466083">
            <text:p>7466083</text:p>
          </table:table-cell>
          <table:table-cell office:value-type="float" office:value="1142163">
            <text:p>1142163</text:p>
          </table:table-cell>
          <table:table-cell office:value-type="float" office:value="55252">
            <text:p>5525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0094">
            <text:p>1160094</text:p>
          </table:table-cell>
          <table:table-cell office:value-type="float" office:value="2178532">
            <text:p>2178532</text:p>
          </table:table-cell>
          <table:table-cell office:value-type="float" office:value="130170">
            <text:p>130170</text:p>
          </table:table-cell>
          <table:table-cell table:number-columns-repeated="4"/>
          <table:table-cell office:value-type="float" office:value="2007756">
            <text:p>2007756</text:p>
          </table:table-cell>
          <table:table-cell office:value-type="float" office:value="410855">
            <text:p>410855</text:p>
          </table:table-cell>
          <table:table-cell office:value-type="float" office:value="16070">
            <text:p>16070</text:p>
          </table:table-cell>
          <table:table-cell table:number-columns-repeated="4"/>
          <table:table-cell office:value-type="float" office:value="4031501">
            <text:p>4031501</text:p>
          </table:table-cell>
          <table:table-cell office:value-type="float" office:value="4288626">
            <text:p>4288626</text:p>
          </table:table-cell>
          <table:table-cell office:value-type="float" office:value="64803">
            <text:p>64803</text:p>
          </table:table-cell>
          <table:table-cell table:number-columns-repeated="4"/>
          <table:table-cell office:value-type="float" office:value="7463004">
            <text:p>7463004</text:p>
          </table:table-cell>
          <table:table-cell office:value-type="float" office:value="1635449">
            <text:p>1635449</text:p>
          </table:table-cell>
          <table:table-cell office:value-type="float" office:value="80664">
            <text:p>8066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1357">
            <text:p>1161357</text:p>
          </table:table-cell>
          <table:table-cell office:value-type="float" office:value="1648755">
            <text:p>1648755</text:p>
          </table:table-cell>
          <table:table-cell office:value-type="float" office:value="57972">
            <text:p>57972</text:p>
          </table:table-cell>
          <table:table-cell table:number-columns-repeated="4"/>
          <table:table-cell office:value-type="float" office:value="2006548">
            <text:p>2006548</text:p>
          </table:table-cell>
          <table:table-cell office:value-type="float" office:value="393349">
            <text:p>393349</text:p>
          </table:table-cell>
          <table:table-cell office:value-type="float" office:value="36430">
            <text:p>36430</text:p>
          </table:table-cell>
          <table:table-cell table:number-columns-repeated="4"/>
          <table:table-cell office:value-type="float" office:value="4000747">
            <text:p>4000747</text:p>
          </table:table-cell>
          <table:table-cell office:value-type="float" office:value="4793831">
            <text:p>4793831</text:p>
          </table:table-cell>
          <table:table-cell office:value-type="float" office:value="53768">
            <text:p>53768</text:p>
          </table:table-cell>
          <table:table-cell table:number-columns-repeated="4"/>
          <table:table-cell office:value-type="float" office:value="7468955">
            <text:p>7468955</text:p>
          </table:table-cell>
          <table:table-cell office:value-type="float" office:value="1478875">
            <text:p>1478875</text:p>
          </table:table-cell>
          <table:table-cell office:value-type="float" office:value="55837">
            <text:p>55837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61225">
            <text:p>1161225</text:p>
          </table:table-cell>
          <table:table-cell office:value-type="float" office:value="1627168">
            <text:p>1627168</text:p>
          </table:table-cell>
          <table:table-cell office:value-type="float" office:value="57509">
            <text:p>57509</text:p>
          </table:table-cell>
          <table:table-cell table:number-columns-repeated="4"/>
          <table:table-cell office:value-type="float" office:value="2024989">
            <text:p>2024989</text:p>
          </table:table-cell>
          <table:table-cell office:value-type="float" office:value="1179259">
            <text:p>1179259</text:p>
          </table:table-cell>
          <table:table-cell office:value-type="float" office:value="21074">
            <text:p>21074</text:p>
          </table:table-cell>
          <table:table-cell table:number-columns-repeated="4"/>
          <table:table-cell office:value-type="float" office:value="4011348">
            <text:p>4011348</text:p>
          </table:table-cell>
          <table:table-cell office:value-type="float" office:value="5172439">
            <text:p>5172439</text:p>
          </table:table-cell>
          <table:table-cell office:value-type="float" office:value="52812">
            <text:p>52812</text:p>
          </table:table-cell>
          <table:table-cell table:number-columns-repeated="4"/>
          <table:table-cell office:value-type="float" office:value="7465639">
            <text:p>7465639</text:p>
          </table:table-cell>
          <table:table-cell office:value-type="float" office:value="1186865">
            <text:p>1186865</text:p>
          </table:table-cell>
          <table:table-cell office:value-type="float" office:value="55074">
            <text:p>5507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172497">
            <text:p>1172497</text:p>
          </table:table-cell>
          <table:table-cell office:value-type="float" office:value="1816679">
            <text:p>1816679</text:p>
          </table:table-cell>
          <table:table-cell office:value-type="float" office:value="62239">
            <text:p>62239</text:p>
          </table:table-cell>
          <table:table-cell table:number-columns-repeated="4"/>
          <table:table-cell office:value-type="float" office:value="2007739">
            <text:p>2007739</text:p>
          </table:table-cell>
          <table:table-cell office:value-type="float" office:value="408757">
            <text:p>408757</text:p>
          </table:table-cell>
          <table:table-cell office:value-type="float" office:value="26656">
            <text:p>26656</text:p>
          </table:table-cell>
          <table:table-cell table:number-columns-repeated="4"/>
          <table:table-cell office:value-type="float" office:value="4018533">
            <text:p>4018533</text:p>
          </table:table-cell>
          <table:table-cell office:value-type="float" office:value="4341033">
            <text:p>4341033</text:p>
          </table:table-cell>
          <table:table-cell office:value-type="float" office:value="58625">
            <text:p>58625</text:p>
          </table:table-cell>
          <table:table-cell table:number-columns-repeated="4"/>
          <table:table-cell office:value-type="float" office:value="7437846">
            <text:p>7437846</text:p>
          </table:table-cell>
          <table:table-cell office:value-type="float" office:value="1078930">
            <text:p>1078930</text:p>
          </table:table-cell>
          <table:table-cell office:value-type="float" office:value="67064">
            <text:p>67064</text:p>
          </table:table-cell>
          <table:table-cell table:number-columns-repeated="3"/>
        </table:table-row>
        <table:table-row table:style-name="ro2">
          <table:table-cell table:formula="of:=[.A89]+4" office:value-type="float" office:value="40">
            <text:p>40</text:p>
          </table:table-cell>
          <table:table-cell table:style-name="ce1" table:formula="of:=AVERAGE([.B92:.B96])" office:value-type="float" office:value="1163688.2">
            <text:p>1163688.2</text:p>
          </table:table-cell>
          <table:table-cell table:style-name="ce1" table:formula="of:=AVERAGE([.C92:.C96])" office:value-type="float" office:value="1906011.2">
            <text:p>1906011.2</text:p>
          </table:table-cell>
          <table:table-cell table:style-name="ce1" table:formula="of:=AVERAGE([.D92:.D96])" office:value-type="float" office:value="76402.8">
            <text:p>76402.8</text:p>
          </table:table-cell>
          <table:table-cell table:style-name="ce1" table:formula="of:=SUM([.B97:.D97])" office:value-type="float" office:value="3146102.2">
            <text:p>3146102.2</text:p>
          </table:table-cell>
          <table:table-cell table:style-name="ce1" table:formula="of:=[.$E$9]/[.E97]" office:value-type="float" office:value="1.91049966526834">
            <text:p>1.9104996653</text:p>
          </table:table-cell>
          <table:table-cell table:style-name="ce1" table:formula="of:=[.F97]/[.$A97]" office:value-type="float" office:value="0.0477624916317086">
            <text:p>0.0477624916</text:p>
          </table:table-cell>
          <table:table-cell table:style-name="ce1"/>
          <table:table-cell table:style-name="ce1" table:formula="of:=AVERAGE([.I92:.I96])" office:value-type="float" office:value="2017129.4">
            <text:p>2017129.4</text:p>
          </table:table-cell>
          <table:table-cell table:style-name="ce1" table:formula="of:=AVERAGE([.J92:.J96])" office:value-type="float" office:value="779638">
            <text:p>779638</text:p>
          </table:table-cell>
          <table:table-cell table:style-name="ce1" table:formula="of:=AVERAGE([.K92:.K96])" office:value-type="float" office:value="31163.4">
            <text:p>31163.4</text:p>
          </table:table-cell>
          <table:table-cell table:style-name="ce1" table:formula="of:=SUM([.I97:.K97])" office:value-type="float" office:value="2827930.8">
            <text:p>2827930.8</text:p>
          </table:table-cell>
          <table:table-cell table:style-name="ce1" table:formula="of:=[.$L$9]/[.L97]" office:value-type="float" office:value="1.84776409663207">
            <text:p>1.8477640966</text:p>
          </table:table-cell>
          <table:table-cell table:style-name="ce1" table:formula="of:=[.M97]/[.$A97]" office:value-type="float" office:value="0.0461941024158017">
            <text:p>0.0461941024</text:p>
          </table:table-cell>
          <table:table-cell table:style-name="ce1"/>
          <table:table-cell table:style-name="ce1" table:formula="of:=AVERAGE([.P92:.P96])" office:value-type="float" office:value="4014350.4">
            <text:p>4014350.4</text:p>
          </table:table-cell>
          <table:table-cell table:style-name="ce1" table:formula="of:=AVERAGE([.Q92:.Q96])" office:value-type="float" office:value="4739655">
            <text:p>4739655</text:p>
          </table:table-cell>
          <table:table-cell table:style-name="ce1" table:formula="of:=AVERAGE([.R92:.R96])" office:value-type="float" office:value="56723.8">
            <text:p>56723.8</text:p>
          </table:table-cell>
          <table:table-cell table:style-name="ce1" table:formula="of:=SUM([.P97:.R97])" office:value-type="float" office:value="8810729.2">
            <text:p>8810729.2</text:p>
          </table:table-cell>
          <table:table-cell table:style-name="ce1" table:formula="of:=[.$S$9]/[.S97]" office:value-type="float" office:value="2.48013199633919">
            <text:p>2.4801319963</text:p>
          </table:table-cell>
          <table:table-cell table:style-name="ce1" table:formula="of:=[.T97]/[.$A97]" office:value-type="float" office:value="0.0620032999084798">
            <text:p>0.0620032999</text:p>
          </table:table-cell>
          <table:table-cell table:style-name="ce1"/>
          <table:table-cell table:style-name="ce1" table:formula="of:=AVERAGE([.W92:.W96])" office:value-type="float" office:value="7460305.4">
            <text:p>7460305.4</text:p>
          </table:table-cell>
          <table:table-cell table:style-name="ce1" table:formula="of:=AVERAGE([.X92:.X96])" office:value-type="float" office:value="1304456.4">
            <text:p>1304456.4</text:p>
          </table:table-cell>
          <table:table-cell table:style-name="ce1" table:formula="of:=AVERAGE([.Y92:.Y96])" office:value-type="float" office:value="62778.2">
            <text:p>62778.2</text:p>
          </table:table-cell>
          <table:table-cell table:style-name="ce1" table:formula="of:=SUM([.W97:.Y97])" office:value-type="float" office:value="8827540">
            <text:p>8827540</text:p>
          </table:table-cell>
          <table:table-cell table:style-name="ce1" table:formula="of:=[.$Z$9]/[.Z97]" office:value-type="float" office:value="2.47190929749398">
            <text:p>2.4719092975</text:p>
          </table:table-cell>
          <table:table-cell table:style-name="ce1" table:formula="of:=[.AA97]/[.$A97]" office:value-type="float" office:value="0.0617977324373495">
            <text:p>0.0617977324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44</text:p>
          </table:table-cell>
          <table:table-cell table:number-columns-repeated="6"/>
          <table:table-cell office:value-type="string">
            <text:p>pent_dual_44</text:p>
          </table:table-cell>
          <table:table-cell table:number-columns-repeated="6"/>
          <table:table-cell office:value-type="string">
            <text:p>cojack_common_44</text:p>
          </table:table-cell>
          <table:table-cell table:number-columns-repeated="6"/>
          <table:table-cell office:value-type="string">
            <text:p>cojack_dual_4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1044938">
            <text:p>1044938</text:p>
          </table:table-cell>
          <table:table-cell office:value-type="float" office:value="1739898">
            <text:p>1739898</text:p>
          </table:table-cell>
          <table:table-cell office:value-type="float" office:value="99328">
            <text:p>99328</text:p>
          </table:table-cell>
          <table:table-cell table:number-columns-repeated="4"/>
          <table:table-cell office:value-type="float" office:value="2032627">
            <text:p>2032627</text:p>
          </table:table-cell>
          <table:table-cell office:value-type="float" office:value="410979">
            <text:p>410979</text:p>
          </table:table-cell>
          <table:table-cell office:value-type="float" office:value="24668">
            <text:p>24668</text:p>
          </table:table-cell>
          <table:table-cell table:number-columns-repeated="4"/>
          <table:table-cell office:value-type="float" office:value="3646730">
            <text:p>3646730</text:p>
          </table:table-cell>
          <table:table-cell office:value-type="float" office:value="4871264">
            <text:p>4871264</text:p>
          </table:table-cell>
          <table:table-cell office:value-type="float" office:value="48830">
            <text:p>48830</text:p>
          </table:table-cell>
          <table:table-cell table:number-columns-repeated="4"/>
          <table:table-cell office:value-type="float" office:value="7537833">
            <text:p>7537833</text:p>
          </table:table-cell>
          <table:table-cell office:value-type="float" office:value="1560406">
            <text:p>1560406</text:p>
          </table:table-cell>
          <table:table-cell office:value-type="float" office:value="52650">
            <text:p>5265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32911">
            <text:p>1032911</text:p>
          </table:table-cell>
          <table:table-cell office:value-type="float" office:value="1774492">
            <text:p>1774492</text:p>
          </table:table-cell>
          <table:table-cell office:value-type="float" office:value="56001">
            <text:p>56001</text:p>
          </table:table-cell>
          <table:table-cell table:number-columns-repeated="4"/>
          <table:table-cell office:value-type="float" office:value="2046508">
            <text:p>2046508</text:p>
          </table:table-cell>
          <table:table-cell office:value-type="float" office:value="633140">
            <text:p>633140</text:p>
          </table:table-cell>
          <table:table-cell office:value-type="float" office:value="97214">
            <text:p>97214</text:p>
          </table:table-cell>
          <table:table-cell table:number-columns-repeated="4"/>
          <table:table-cell office:value-type="float" office:value="3661686">
            <text:p>3661686</text:p>
          </table:table-cell>
          <table:table-cell office:value-type="float" office:value="5215791">
            <text:p>5215791</text:p>
          </table:table-cell>
          <table:table-cell office:value-type="float" office:value="65645">
            <text:p>65645</text:p>
          </table:table-cell>
          <table:table-cell table:number-columns-repeated="4"/>
          <table:table-cell office:value-type="float" office:value="7540700">
            <text:p>7540700</text:p>
          </table:table-cell>
          <table:table-cell office:value-type="float" office:value="1216811">
            <text:p>1216811</text:p>
          </table:table-cell>
          <table:table-cell office:value-type="float" office:value="56494">
            <text:p>5649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49950">
            <text:p>1049950</text:p>
          </table:table-cell>
          <table:table-cell office:value-type="float" office:value="2201560">
            <text:p>2201560</text:p>
          </table:table-cell>
          <table:table-cell office:value-type="float" office:value="120489">
            <text:p>120489</text:p>
          </table:table-cell>
          <table:table-cell table:number-columns-repeated="4"/>
          <table:table-cell office:value-type="float" office:value="2031916">
            <text:p>2031916</text:p>
          </table:table-cell>
          <table:table-cell office:value-type="float" office:value="850509">
            <text:p>850509</text:p>
          </table:table-cell>
          <table:table-cell office:value-type="float" office:value="34378">
            <text:p>34378</text:p>
          </table:table-cell>
          <table:table-cell table:number-columns-repeated="4"/>
          <table:table-cell office:value-type="float" office:value="3660259">
            <text:p>3660259</text:p>
          </table:table-cell>
          <table:table-cell office:value-type="float" office:value="4600242">
            <text:p>4600242</text:p>
          </table:table-cell>
          <table:table-cell office:value-type="float" office:value="49597">
            <text:p>49597</text:p>
          </table:table-cell>
          <table:table-cell table:number-columns-repeated="4"/>
          <table:table-cell office:value-type="float" office:value="7538987">
            <text:p>7538987</text:p>
          </table:table-cell>
          <table:table-cell office:value-type="float" office:value="968096">
            <text:p>968096</text:p>
          </table:table-cell>
          <table:table-cell office:value-type="float" office:value="52515">
            <text:p>52515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38349">
            <text:p>1038349</text:p>
          </table:table-cell>
          <table:table-cell office:value-type="float" office:value="2806229">
            <text:p>2806229</text:p>
          </table:table-cell>
          <table:table-cell office:value-type="float" office:value="147869">
            <text:p>147869</text:p>
          </table:table-cell>
          <table:table-cell table:number-columns-repeated="4"/>
          <table:table-cell office:value-type="float" office:value="2030362">
            <text:p>2030362</text:p>
          </table:table-cell>
          <table:table-cell office:value-type="float" office:value="398079">
            <text:p>398079</text:p>
          </table:table-cell>
          <table:table-cell office:value-type="float" office:value="43301">
            <text:p>43301</text:p>
          </table:table-cell>
          <table:table-cell table:number-columns-repeated="4"/>
          <table:table-cell office:value-type="float" office:value="3643342">
            <text:p>3643342</text:p>
          </table:table-cell>
          <table:table-cell office:value-type="float" office:value="5261061">
            <text:p>5261061</text:p>
          </table:table-cell>
          <table:table-cell office:value-type="float" office:value="49474">
            <text:p>49474</text:p>
          </table:table-cell>
          <table:table-cell table:number-columns-repeated="4"/>
          <table:table-cell office:value-type="float" office:value="7544557">
            <text:p>7544557</text:p>
          </table:table-cell>
          <table:table-cell office:value-type="float" office:value="854348">
            <text:p>854348</text:p>
          </table:table-cell>
          <table:table-cell office:value-type="float" office:value="52311">
            <text:p>523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1035610">
            <text:p>1035610</text:p>
          </table:table-cell>
          <table:table-cell office:value-type="float" office:value="2474982">
            <text:p>2474982</text:p>
          </table:table-cell>
          <table:table-cell office:value-type="float" office:value="75286">
            <text:p>75286</text:p>
          </table:table-cell>
          <table:table-cell table:number-columns-repeated="4"/>
          <table:table-cell office:value-type="float" office:value="2056869">
            <text:p>2056869</text:p>
          </table:table-cell>
          <table:table-cell office:value-type="float" office:value="1023475">
            <text:p>1023475</text:p>
          </table:table-cell>
          <table:table-cell office:value-type="float" office:value="63580">
            <text:p>63580</text:p>
          </table:table-cell>
          <table:table-cell table:number-columns-repeated="4"/>
          <table:table-cell office:value-type="float" office:value="3678364">
            <text:p>3678364</text:p>
          </table:table-cell>
          <table:table-cell office:value-type="float" office:value="4563892">
            <text:p>4563892</text:p>
          </table:table-cell>
          <table:table-cell office:value-type="float" office:value="562847">
            <text:p>562847</text:p>
          </table:table-cell>
          <table:table-cell table:number-columns-repeated="4"/>
          <table:table-cell office:value-type="float" office:value="7540426">
            <text:p>7540426</text:p>
          </table:table-cell>
          <table:table-cell office:value-type="float" office:value="1302232">
            <text:p>1302232</text:p>
          </table:table-cell>
          <table:table-cell office:value-type="float" office:value="53904">
            <text:p>53904</text:p>
          </table:table-cell>
          <table:table-cell table:number-columns-repeated="3"/>
        </table:table-row>
        <table:table-row table:style-name="ro2">
          <table:table-cell table:formula="of:=[.A97]+4" office:value-type="float" office:value="44">
            <text:p>44</text:p>
          </table:table-cell>
          <table:table-cell table:style-name="ce1" table:formula="of:=AVERAGE([.B100:.B104])" office:value-type="float" office:value="1040351.6">
            <text:p>1040351.6</text:p>
          </table:table-cell>
          <table:table-cell table:style-name="ce1" table:formula="of:=AVERAGE([.C100:.C104])" office:value-type="float" office:value="2199432.2">
            <text:p>2199432.2</text:p>
          </table:table-cell>
          <table:table-cell table:style-name="ce1" table:formula="of:=AVERAGE([.D100:.D104])" office:value-type="float" office:value="99794.6">
            <text:p>99794.6</text:p>
          </table:table-cell>
          <table:table-cell table:style-name="ce1" table:formula="of:=SUM([.B105:.D105])" office:value-type="float" office:value="3339578.4">
            <text:p>3339578.4</text:p>
          </table:table-cell>
          <table:table-cell table:style-name="ce1" table:formula="of:=[.$E$9]/[.E105]" office:value-type="float" office:value="1.79981616841216">
            <text:p>1.7998161684</text:p>
          </table:table-cell>
          <table:table-cell table:style-name="ce1" table:formula="of:=[.F105]/[.$A105]" office:value-type="float" office:value="0.0409049129184581">
            <text:p>0.0409049129</text:p>
          </table:table-cell>
          <table:table-cell table:style-name="ce1"/>
          <table:table-cell table:style-name="ce1" table:formula="of:=AVERAGE([.I100:.I104])" office:value-type="float" office:value="2039656.4">
            <text:p>2039656.4</text:p>
          </table:table-cell>
          <table:table-cell table:style-name="ce1" table:formula="of:=AVERAGE([.J100:.J104])" office:value-type="float" office:value="663236.4">
            <text:p>663236.4</text:p>
          </table:table-cell>
          <table:table-cell table:style-name="ce1" table:formula="of:=AVERAGE([.K100:.K104])" office:value-type="float" office:value="52628.2">
            <text:p>52628.2</text:p>
          </table:table-cell>
          <table:table-cell table:style-name="ce1" table:formula="of:=SUM([.I105:.K105])" office:value-type="float" office:value="2755521">
            <text:p>2755521</text:p>
          </table:table-cell>
          <table:table-cell table:style-name="ce1" table:formula="of:=[.$L$9]/[.L105]" office:value-type="float" office:value="1.89631978852638">
            <text:p>1.8963197885</text:p>
          </table:table-cell>
          <table:table-cell table:style-name="ce1" table:formula="of:=[.M105]/[.$A105]" office:value-type="float" office:value="0.0430981770119632">
            <text:p>0.043098177</text:p>
          </table:table-cell>
          <table:table-cell table:style-name="ce1"/>
          <table:table-cell table:style-name="ce1" table:formula="of:=AVERAGE([.P100:.P104])" office:value-type="float" office:value="3658076.2">
            <text:p>3658076.2</text:p>
          </table:table-cell>
          <table:table-cell table:style-name="ce1" table:formula="of:=AVERAGE([.Q100:.Q104])" office:value-type="float" office:value="4902450">
            <text:p>4902450</text:p>
          </table:table-cell>
          <table:table-cell table:style-name="ce1" table:formula="of:=AVERAGE([.R100:.R104])" office:value-type="float" office:value="155278.6">
            <text:p>155278.6</text:p>
          </table:table-cell>
          <table:table-cell table:style-name="ce1" table:formula="of:=SUM([.P105:.R105])" office:value-type="float" office:value="8715804.8">
            <text:p>8715804.8</text:p>
          </table:table-cell>
          <table:table-cell table:style-name="ce1" table:formula="of:=[.$S$9]/[.S105]" office:value-type="float" office:value="2.50714327608622">
            <text:p>2.5071432761</text:p>
          </table:table-cell>
          <table:table-cell table:style-name="ce1" table:formula="of:=[.T105]/[.$A105]" office:value-type="float" office:value="0.0569805290019595">
            <text:p>0.056980529</text:p>
          </table:table-cell>
          <table:table-cell table:style-name="ce1"/>
          <table:table-cell table:style-name="ce1" table:formula="of:=AVERAGE([.W100:.W104])" office:value-type="float" office:value="7540500.6">
            <text:p>7540500.6</text:p>
          </table:table-cell>
          <table:table-cell table:style-name="ce1" table:formula="of:=AVERAGE([.X100:.X104])" office:value-type="float" office:value="1180378.6">
            <text:p>1180378.6</text:p>
          </table:table-cell>
          <table:table-cell table:style-name="ce1" table:formula="of:=AVERAGE([.Y100:.Y104])" office:value-type="float" office:value="53574.8">
            <text:p>53574.8</text:p>
          </table:table-cell>
          <table:table-cell table:style-name="ce1" table:formula="of:=SUM([.W105:.Y105])" office:value-type="float" office:value="8774454">
            <text:p>8774454</text:p>
          </table:table-cell>
          <table:table-cell table:style-name="ce1" table:formula="of:=[.$Z$9]/[.Z105]" office:value-type="float" office:value="2.48686450461761">
            <text:p>2.4868645046</text:p>
          </table:table-cell>
          <table:table-cell table:style-name="ce1" table:formula="of:=[.AA105]/[.$A105]" office:value-type="float" office:value="0.0565196478322184">
            <text:p>0.0565196478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48</text:p>
          </table:table-cell>
          <table:table-cell table:number-columns-repeated="6"/>
          <table:table-cell office:value-type="string">
            <text:p>pent_dual_48</text:p>
          </table:table-cell>
          <table:table-cell table:number-columns-repeated="6"/>
          <table:table-cell office:value-type="string">
            <text:p>cojack_common_48</text:p>
          </table:table-cell>
          <table:table-cell table:number-columns-repeated="6"/>
          <table:table-cell office:value-type="string">
            <text:p>cojack_dual_48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988036">
            <text:p>988036</text:p>
          </table:table-cell>
          <table:table-cell office:value-type="float" office:value="1980663">
            <text:p>1980663</text:p>
          </table:table-cell>
          <table:table-cell office:value-type="float" office:value="148999">
            <text:p>148999</text:p>
          </table:table-cell>
          <table:table-cell table:number-columns-repeated="4"/>
          <table:table-cell office:value-type="float" office:value="2056886">
            <text:p>2056886</text:p>
          </table:table-cell>
          <table:table-cell office:value-type="float" office:value="1231962">
            <text:p>1231962</text:p>
          </table:table-cell>
          <table:table-cell office:value-type="float" office:value="100630">
            <text:p>100630</text:p>
          </table:table-cell>
          <table:table-cell table:number-columns-repeated="4"/>
          <table:table-cell office:value-type="float" office:value="3335473">
            <text:p>3335473</text:p>
          </table:table-cell>
          <table:table-cell office:value-type="float" office:value="6450964">
            <text:p>6450964</text:p>
          </table:table-cell>
          <table:table-cell office:value-type="float" office:value="61762">
            <text:p>61762</text:p>
          </table:table-cell>
          <table:table-cell table:number-columns-repeated="4"/>
          <table:table-cell office:value-type="float" office:value="7611268">
            <text:p>7611268</text:p>
          </table:table-cell>
          <table:table-cell office:value-type="float" office:value="1534453">
            <text:p>1534453</text:p>
          </table:table-cell>
          <table:table-cell office:value-type="float" office:value="49433">
            <text:p>4943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58954">
            <text:p>958954</text:p>
          </table:table-cell>
          <table:table-cell office:value-type="float" office:value="2195392">
            <text:p>2195392</text:p>
          </table:table-cell>
          <table:table-cell office:value-type="float" office:value="108433">
            <text:p>108433</text:p>
          </table:table-cell>
          <table:table-cell table:number-columns-repeated="4"/>
          <table:table-cell office:value-type="float" office:value="2055309">
            <text:p>2055309</text:p>
          </table:table-cell>
          <table:table-cell office:value-type="float" office:value="1145053">
            <text:p>1145053</text:p>
          </table:table-cell>
          <table:table-cell office:value-type="float" office:value="89414">
            <text:p>89414</text:p>
          </table:table-cell>
          <table:table-cell table:number-columns-repeated="4"/>
          <table:table-cell office:value-type="float" office:value="3301667">
            <text:p>3301667</text:p>
          </table:table-cell>
          <table:table-cell office:value-type="float" office:value="5691690">
            <text:p>5691690</text:p>
          </table:table-cell>
          <table:table-cell office:value-type="float" office:value="71237">
            <text:p>71237</text:p>
          </table:table-cell>
          <table:table-cell table:number-columns-repeated="4"/>
          <table:table-cell office:value-type="float" office:value="7624118">
            <text:p>7624118</text:p>
          </table:table-cell>
          <table:table-cell office:value-type="float" office:value="1205693">
            <text:p>1205693</text:p>
          </table:table-cell>
          <table:table-cell office:value-type="float" office:value="61681">
            <text:p>6168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62916">
            <text:p>962916</text:p>
          </table:table-cell>
          <table:table-cell office:value-type="float" office:value="2330493">
            <text:p>2330493</text:p>
          </table:table-cell>
          <table:table-cell office:value-type="float" office:value="224816">
            <text:p>224816</text:p>
          </table:table-cell>
          <table:table-cell table:number-columns-repeated="4"/>
          <table:table-cell office:value-type="float" office:value="2044419">
            <text:p>2044419</text:p>
          </table:table-cell>
          <table:table-cell office:value-type="float" office:value="419186">
            <text:p>419186</text:p>
          </table:table-cell>
          <table:table-cell office:value-type="float" office:value="30771">
            <text:p>30771</text:p>
          </table:table-cell>
          <table:table-cell table:number-columns-repeated="4"/>
          <table:table-cell office:value-type="float" office:value="3280729">
            <text:p>3280729</text:p>
          </table:table-cell>
          <table:table-cell office:value-type="float" office:value="5351428">
            <text:p>5351428</text:p>
          </table:table-cell>
          <table:table-cell office:value-type="float" office:value="63207">
            <text:p>63207</text:p>
          </table:table-cell>
          <table:table-cell table:number-columns-repeated="4"/>
          <table:table-cell office:value-type="float" office:value="7746538">
            <text:p>7746538</text:p>
          </table:table-cell>
          <table:table-cell office:value-type="float" office:value="1228848">
            <text:p>1228848</text:p>
          </table:table-cell>
          <table:table-cell office:value-type="float" office:value="48642">
            <text:p>4864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61386">
            <text:p>961386</text:p>
          </table:table-cell>
          <table:table-cell office:value-type="float" office:value="2464416">
            <text:p>2464416</text:p>
          </table:table-cell>
          <table:table-cell office:value-type="float" office:value="238523">
            <text:p>238523</text:p>
          </table:table-cell>
          <table:table-cell table:number-columns-repeated="4"/>
          <table:table-cell office:value-type="float" office:value="2045094">
            <text:p>2045094</text:p>
          </table:table-cell>
          <table:table-cell office:value-type="float" office:value="405766">
            <text:p>405766</text:p>
          </table:table-cell>
          <table:table-cell office:value-type="float" office:value="40063">
            <text:p>40063</text:p>
          </table:table-cell>
          <table:table-cell table:number-columns-repeated="4"/>
          <table:table-cell office:value-type="float" office:value="3270432">
            <text:p>3270432</text:p>
          </table:table-cell>
          <table:table-cell office:value-type="float" office:value="5792437">
            <text:p>5792437</text:p>
          </table:table-cell>
          <table:table-cell office:value-type="float" office:value="46720">
            <text:p>46720</text:p>
          </table:table-cell>
          <table:table-cell table:number-columns-repeated="4"/>
          <table:table-cell office:value-type="float" office:value="7601331">
            <text:p>7601331</text:p>
          </table:table-cell>
          <table:table-cell office:value-type="float" office:value="1257942">
            <text:p>1257942</text:p>
          </table:table-cell>
          <table:table-cell office:value-type="float" office:value="48492">
            <text:p>4849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969235">
            <text:p>969235</text:p>
          </table:table-cell>
          <table:table-cell office:value-type="float" office:value="2539244">
            <text:p>2539244</text:p>
          </table:table-cell>
          <table:table-cell office:value-type="float" office:value="322890">
            <text:p>322890</text:p>
          </table:table-cell>
          <table:table-cell table:number-columns-repeated="4"/>
          <table:table-cell office:value-type="float" office:value="2073794">
            <text:p>2073794</text:p>
          </table:table-cell>
          <table:table-cell office:value-type="float" office:value="1639085">
            <text:p>1639085</text:p>
          </table:table-cell>
          <table:table-cell office:value-type="float" office:value="124443">
            <text:p>124443</text:p>
          </table:table-cell>
          <table:table-cell table:number-columns-repeated="4"/>
          <table:table-cell office:value-type="float" office:value="3291916">
            <text:p>3291916</text:p>
          </table:table-cell>
          <table:table-cell office:value-type="float" office:value="6199556">
            <text:p>6199556</text:p>
          </table:table-cell>
          <table:table-cell office:value-type="float" office:value="46653">
            <text:p>46653</text:p>
          </table:table-cell>
          <table:table-cell table:number-columns-repeated="4"/>
          <table:table-cell office:value-type="float" office:value="7632405">
            <text:p>7632405</text:p>
          </table:table-cell>
          <table:table-cell office:value-type="float" office:value="1052340">
            <text:p>1052340</text:p>
          </table:table-cell>
          <table:table-cell office:value-type="float" office:value="57966">
            <text:p>57966</text:p>
          </table:table-cell>
          <table:table-cell table:number-columns-repeated="3"/>
        </table:table-row>
        <table:table-row table:style-name="ro2">
          <table:table-cell table:formula="of:=[.A105]+4" office:value-type="float" office:value="48">
            <text:p>48</text:p>
          </table:table-cell>
          <table:table-cell table:style-name="ce1" table:formula="of:=AVERAGE([.B108:.B112])" office:value-type="float" office:value="968105.4">
            <text:p>968105.4</text:p>
          </table:table-cell>
          <table:table-cell table:style-name="ce1" table:formula="of:=AVERAGE([.C108:.C112])" office:value-type="float" office:value="2302041.6">
            <text:p>2302041.6</text:p>
          </table:table-cell>
          <table:table-cell table:style-name="ce1" table:formula="of:=AVERAGE([.D108:.D112])" office:value-type="float" office:value="208732.2">
            <text:p>208732.2</text:p>
          </table:table-cell>
          <table:table-cell table:style-name="ce1" table:formula="of:=SUM([.B113:.D113])" office:value-type="float" office:value="3478879.2">
            <text:p>3478879.2</text:p>
          </table:table-cell>
          <table:table-cell table:style-name="ce1" table:formula="of:=[.$E$9]/[.E113]" office:value-type="float" office:value="1.72774817820636">
            <text:p>1.7277481782</text:p>
          </table:table-cell>
          <table:table-cell table:style-name="ce1" table:formula="of:=[.F113]/[.$A113]" office:value-type="float" office:value="0.0359947537126325">
            <text:p>0.0359947537</text:p>
          </table:table-cell>
          <table:table-cell table:style-name="ce1"/>
          <table:table-cell table:style-name="ce1" table:formula="of:=AVERAGE([.I108:.I112])" office:value-type="float" office:value="2055100.4">
            <text:p>2055100.4</text:p>
          </table:table-cell>
          <table:table-cell table:style-name="ce1" table:formula="of:=AVERAGE([.J108:.J112])" office:value-type="float" office:value="968210.4">
            <text:p>968210.4</text:p>
          </table:table-cell>
          <table:table-cell table:style-name="ce1" table:formula="of:=AVERAGE([.K108:.K112])" office:value-type="float" office:value="77064.2">
            <text:p>77064.2</text:p>
          </table:table-cell>
          <table:table-cell table:style-name="ce1" table:formula="of:=SUM([.I113:.K113])" office:value-type="float" office:value="3100375">
            <text:p>3100375</text:p>
          </table:table-cell>
          <table:table-cell table:style-name="ce1" table:formula="of:=[.$L$9]/[.L113]" office:value-type="float" office:value="1.68539257347901">
            <text:p>1.6853925735</text:p>
          </table:table-cell>
          <table:table-cell table:style-name="ce1" table:formula="of:=[.M113]/[.$A113]" office:value-type="float" office:value="0.0351123452808128">
            <text:p>0.0351123453</text:p>
          </table:table-cell>
          <table:table-cell table:style-name="ce1"/>
          <table:table-cell table:style-name="ce1" table:formula="of:=AVERAGE([.P108:.P112])" office:value-type="float" office:value="3296043.4">
            <text:p>3296043.4</text:p>
          </table:table-cell>
          <table:table-cell table:style-name="ce1" table:formula="of:=AVERAGE([.Q108:.Q112])" office:value-type="float" office:value="5897215">
            <text:p>5897215</text:p>
          </table:table-cell>
          <table:table-cell table:style-name="ce1" table:formula="of:=AVERAGE([.R108:.R112])" office:value-type="float" office:value="57915.8">
            <text:p>57915.8</text:p>
          </table:table-cell>
          <table:table-cell table:style-name="ce1" table:formula="of:=SUM([.P113:.R113])" office:value-type="float" office:value="9251174.2">
            <text:p>9251174.2</text:p>
          </table:table-cell>
          <table:table-cell table:style-name="ce1" table:formula="of:=[.$S$9]/[.S113]" office:value-type="float" office:value="2.3620538244756">
            <text:p>2.3620538245</text:p>
          </table:table-cell>
          <table:table-cell table:style-name="ce1" table:formula="of:=[.T113]/[.$A113]" office:value-type="float" office:value="0.049209454676575">
            <text:p>0.0492094547</text:p>
          </table:table-cell>
          <table:table-cell table:style-name="ce1"/>
          <table:table-cell table:style-name="ce1" table:formula="of:=AVERAGE([.W108:.W112])" office:value-type="float" office:value="7643132">
            <text:p>7643132</text:p>
          </table:table-cell>
          <table:table-cell table:style-name="ce1" table:formula="of:=AVERAGE([.X108:.X112])" office:value-type="float" office:value="1255855.2">
            <text:p>1255855.2</text:p>
          </table:table-cell>
          <table:table-cell table:style-name="ce1" table:formula="of:=AVERAGE([.Y108:.Y112])" office:value-type="float" office:value="53242.8">
            <text:p>53242.8</text:p>
          </table:table-cell>
          <table:table-cell table:style-name="ce1" table:formula="of:=SUM([.W113:.Y113])" office:value-type="float" office:value="8952230">
            <text:p>8952230</text:p>
          </table:table-cell>
          <table:table-cell table:style-name="ce1" table:formula="of:=[.$Z$9]/[.Z113]" office:value-type="float" office:value="2.43747962239576">
            <text:p>2.4374796224</text:p>
          </table:table-cell>
          <table:table-cell table:style-name="ce1" table:formula="of:=[.AA113]/[.$A113]" office:value-type="float" office:value="0.0507808254665784">
            <text:p>0.0507808255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52</text:p>
          </table:table-cell>
          <table:table-cell table:number-columns-repeated="6"/>
          <table:table-cell office:value-type="string">
            <text:p>pent_dual_52</text:p>
          </table:table-cell>
          <table:table-cell table:number-columns-repeated="6"/>
          <table:table-cell office:value-type="string">
            <text:p>cojack_common_52</text:p>
          </table:table-cell>
          <table:table-cell table:number-columns-repeated="6"/>
          <table:table-cell office:value-type="string">
            <text:p>cojack_dual_52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871685">
            <text:p>871685</text:p>
          </table:table-cell>
          <table:table-cell office:value-type="float" office:value="2962891">
            <text:p>2962891</text:p>
          </table:table-cell>
          <table:table-cell office:value-type="float" office:value="70626">
            <text:p>70626</text:p>
          </table:table-cell>
          <table:table-cell table:number-columns-repeated="4"/>
          <table:table-cell office:value-type="float" office:value="2054731">
            <text:p>2054731</text:p>
          </table:table-cell>
          <table:table-cell office:value-type="float" office:value="399920">
            <text:p>399920</text:p>
          </table:table-cell>
          <table:table-cell office:value-type="float" office:value="28648">
            <text:p>28648</text:p>
          </table:table-cell>
          <table:table-cell table:number-columns-repeated="4"/>
          <table:table-cell office:value-type="float" office:value="3020563">
            <text:p>3020563</text:p>
          </table:table-cell>
          <table:table-cell office:value-type="float" office:value="4669012">
            <text:p>4669012</text:p>
          </table:table-cell>
          <table:table-cell office:value-type="float" office:value="47870">
            <text:p>47870</text:p>
          </table:table-cell>
          <table:table-cell table:number-columns-repeated="4"/>
          <table:table-cell office:value-type="float" office:value="7706788">
            <text:p>7706788</text:p>
          </table:table-cell>
          <table:table-cell office:value-type="float" office:value="1519997">
            <text:p>1519997</text:p>
          </table:table-cell>
          <table:table-cell office:value-type="float" office:value="45904">
            <text:p>4590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1393">
            <text:p>871393</text:p>
          </table:table-cell>
          <table:table-cell office:value-type="float" office:value="3080328">
            <text:p>3080328</text:p>
          </table:table-cell>
          <table:table-cell office:value-type="float" office:value="269090">
            <text:p>269090</text:p>
          </table:table-cell>
          <table:table-cell table:number-columns-repeated="4"/>
          <table:table-cell office:value-type="float" office:value="2084710">
            <text:p>2084710</text:p>
          </table:table-cell>
          <table:table-cell office:value-type="float" office:value="1869449">
            <text:p>1869449</text:p>
          </table:table-cell>
          <table:table-cell office:value-type="float" office:value="89038">
            <text:p>89038</text:p>
          </table:table-cell>
          <table:table-cell table:number-columns-repeated="4"/>
          <table:table-cell office:value-type="float" office:value="2984443">
            <text:p>2984443</text:p>
          </table:table-cell>
          <table:table-cell office:value-type="float" office:value="6551777">
            <text:p>6551777</text:p>
          </table:table-cell>
          <table:table-cell office:value-type="float" office:value="43448">
            <text:p>43448</text:p>
          </table:table-cell>
          <table:table-cell table:number-columns-repeated="4"/>
          <table:table-cell office:value-type="float" office:value="7648000">
            <text:p>7648000</text:p>
          </table:table-cell>
          <table:table-cell office:value-type="float" office:value="1633617">
            <text:p>1633617</text:p>
          </table:table-cell>
          <table:table-cell office:value-type="float" office:value="47799">
            <text:p>4779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3032">
            <text:p>873032</text:p>
          </table:table-cell>
          <table:table-cell office:value-type="float" office:value="2541981">
            <text:p>2541981</text:p>
          </table:table-cell>
          <table:table-cell office:value-type="float" office:value="234399">
            <text:p>234399</text:p>
          </table:table-cell>
          <table:table-cell table:number-columns-repeated="4"/>
          <table:table-cell office:value-type="float" office:value="2049029">
            <text:p>2049029</text:p>
          </table:table-cell>
          <table:table-cell office:value-type="float" office:value="400448">
            <text:p>400448</text:p>
          </table:table-cell>
          <table:table-cell office:value-type="float" office:value="35319">
            <text:p>35319</text:p>
          </table:table-cell>
          <table:table-cell table:number-columns-repeated="4"/>
          <table:table-cell office:value-type="float" office:value="2993861">
            <text:p>2993861</text:p>
          </table:table-cell>
          <table:table-cell office:value-type="float" office:value="5999883">
            <text:p>5999883</text:p>
          </table:table-cell>
          <table:table-cell office:value-type="float" office:value="53814">
            <text:p>53814</text:p>
          </table:table-cell>
          <table:table-cell table:number-columns-repeated="4"/>
          <table:table-cell office:value-type="float" office:value="7684366">
            <text:p>7684366</text:p>
          </table:table-cell>
          <table:table-cell office:value-type="float" office:value="2495488">
            <text:p>2495488</text:p>
          </table:table-cell>
          <table:table-cell office:value-type="float" office:value="62111">
            <text:p>621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2880">
            <text:p>872880</text:p>
          </table:table-cell>
          <table:table-cell office:value-type="float" office:value="2007820">
            <text:p>2007820</text:p>
          </table:table-cell>
          <table:table-cell office:value-type="float" office:value="97059">
            <text:p>97059</text:p>
          </table:table-cell>
          <table:table-cell table:number-columns-repeated="4"/>
          <table:table-cell office:value-type="float" office:value="2050519">
            <text:p>2050519</text:p>
          </table:table-cell>
          <table:table-cell office:value-type="float" office:value="393226">
            <text:p>393226</text:p>
          </table:table-cell>
          <table:table-cell office:value-type="float" office:value="36391">
            <text:p>36391</text:p>
          </table:table-cell>
          <table:table-cell table:number-columns-repeated="4"/>
          <table:table-cell office:value-type="float" office:value="2978178">
            <text:p>2978178</text:p>
          </table:table-cell>
          <table:table-cell office:value-type="float" office:value="5747557">
            <text:p>5747557</text:p>
          </table:table-cell>
          <table:table-cell office:value-type="float" office:value="43226">
            <text:p>43226</text:p>
          </table:table-cell>
          <table:table-cell table:number-columns-repeated="4"/>
          <table:table-cell office:value-type="float" office:value="7662906">
            <text:p>7662906</text:p>
          </table:table-cell>
          <table:table-cell office:value-type="float" office:value="1279190">
            <text:p>1279190</text:p>
          </table:table-cell>
          <table:table-cell office:value-type="float" office:value="46493">
            <text:p>46493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72336">
            <text:p>872336</text:p>
          </table:table-cell>
          <table:table-cell office:value-type="float" office:value="1922783">
            <text:p>1922783</text:p>
          </table:table-cell>
          <table:table-cell office:value-type="float" office:value="171663">
            <text:p>171663</text:p>
          </table:table-cell>
          <table:table-cell table:number-columns-repeated="4"/>
          <table:table-cell office:value-type="float" office:value="2057918">
            <text:p>2057918</text:p>
          </table:table-cell>
          <table:table-cell office:value-type="float" office:value="504374">
            <text:p>504374</text:p>
          </table:table-cell>
          <table:table-cell office:value-type="float" office:value="44000">
            <text:p>44000</text:p>
          </table:table-cell>
          <table:table-cell table:number-columns-repeated="4"/>
          <table:table-cell office:value-type="float" office:value="2983745">
            <text:p>2983745</text:p>
          </table:table-cell>
          <table:table-cell office:value-type="float" office:value="6278959">
            <text:p>6278959</text:p>
          </table:table-cell>
          <table:table-cell office:value-type="float" office:value="43215">
            <text:p>43215</text:p>
          </table:table-cell>
          <table:table-cell table:number-columns-repeated="4"/>
          <table:table-cell office:value-type="float" office:value="7609239">
            <text:p>7609239</text:p>
          </table:table-cell>
          <table:table-cell office:value-type="float" office:value="1584893">
            <text:p>1584893</text:p>
          </table:table-cell>
          <table:table-cell office:value-type="float" office:value="47478">
            <text:p>47478</text:p>
          </table:table-cell>
          <table:table-cell table:number-columns-repeated="3"/>
        </table:table-row>
        <table:table-row table:style-name="ro2">
          <table:table-cell table:formula="of:=[.A113]+4" office:value-type="float" office:value="52">
            <text:p>52</text:p>
          </table:table-cell>
          <table:table-cell table:style-name="ce1" table:formula="of:=AVERAGE([.B116:.B120])" office:value-type="float" office:value="872265.2">
            <text:p>872265.2</text:p>
          </table:table-cell>
          <table:table-cell table:style-name="ce1" table:formula="of:=AVERAGE([.C116:.C120])" office:value-type="float" office:value="2503160.6">
            <text:p>2503160.6</text:p>
          </table:table-cell>
          <table:table-cell table:style-name="ce1" table:formula="of:=AVERAGE([.D116:.D120])" office:value-type="float" office:value="168567.4">
            <text:p>168567.4</text:p>
          </table:table-cell>
          <table:table-cell table:style-name="ce1" table:formula="of:=SUM([.B121:.D121])" office:value-type="float" office:value="3543993.2">
            <text:p>3543993.2</text:p>
          </table:table-cell>
          <table:table-cell table:style-name="ce1" table:formula="of:=[.$E$9]/[.E121]" office:value-type="float" office:value="1.69600415711859">
            <text:p>1.6960041571</text:p>
          </table:table-cell>
          <table:table-cell table:style-name="ce1" table:formula="of:=[.F121]/[.$A121]" office:value-type="float" office:value="0.0326154645599728">
            <text:p>0.0326154646</text:p>
          </table:table-cell>
          <table:table-cell table:style-name="ce1"/>
          <table:table-cell table:style-name="ce1" table:formula="of:=AVERAGE([.I116:.I120])" office:value-type="float" office:value="2059381.4">
            <text:p>2059381.4</text:p>
          </table:table-cell>
          <table:table-cell table:style-name="ce1" table:formula="of:=AVERAGE([.J116:.J120])" office:value-type="float" office:value="713483.4">
            <text:p>713483.4</text:p>
          </table:table-cell>
          <table:table-cell table:style-name="ce1" table:formula="of:=AVERAGE([.K116:.K120])" office:value-type="float" office:value="46679.2">
            <text:p>46679.2</text:p>
          </table:table-cell>
          <table:table-cell table:style-name="ce1" table:formula="of:=SUM([.I121:.K121])" office:value-type="float" office:value="2819544">
            <text:p>2819544</text:p>
          </table:table-cell>
          <table:table-cell table:style-name="ce1" table:formula="of:=[.$L$9]/[.L121]" office:value-type="float" office:value="1.85326031443382">
            <text:p>1.8532603144</text:p>
          </table:table-cell>
          <table:table-cell table:style-name="ce1" table:formula="of:=[.M121]/[.$A121]" office:value-type="float" office:value="0.0356396214314197">
            <text:p>0.0356396214</text:p>
          </table:table-cell>
          <table:table-cell table:style-name="ce1"/>
          <table:table-cell table:style-name="ce1" table:formula="of:=AVERAGE([.P116:.P120])" office:value-type="float" office:value="2992158">
            <text:p>2992158</text:p>
          </table:table-cell>
          <table:table-cell table:style-name="ce1" table:formula="of:=AVERAGE([.Q116:.Q120])" office:value-type="float" office:value="5849437.6">
            <text:p>5849437.6</text:p>
          </table:table-cell>
          <table:table-cell table:style-name="ce1" table:formula="of:=AVERAGE([.R116:.R120])" office:value-type="float" office:value="46314.6">
            <text:p>46314.6</text:p>
          </table:table-cell>
          <table:table-cell table:style-name="ce1" table:formula="of:=SUM([.P121:.R121])" office:value-type="float" office:value="8887910.2">
            <text:p>8887910.2</text:p>
          </table:table-cell>
          <table:table-cell table:style-name="ce1" table:formula="of:=[.$S$9]/[.S121]" office:value-type="float" office:value="2.45859497995378">
            <text:p>2.45859498</text:p>
          </table:table-cell>
          <table:table-cell table:style-name="ce1" table:formula="of:=[.T121]/[.$A121]" office:value-type="float" office:value="0.0472806726914189">
            <text:p>0.0472806727</text:p>
          </table:table-cell>
          <table:table-cell table:style-name="ce1"/>
          <table:table-cell table:style-name="ce1" table:formula="of:=AVERAGE([.W116:.W120])" office:value-type="float" office:value="7662259.8">
            <text:p>7662259.8</text:p>
          </table:table-cell>
          <table:table-cell table:style-name="ce1" table:formula="of:=AVERAGE([.X116:.X120])" office:value-type="float" office:value="1702637">
            <text:p>1702637</text:p>
          </table:table-cell>
          <table:table-cell table:style-name="ce1" table:formula="of:=AVERAGE([.Y116:.Y120])" office:value-type="float" office:value="49957">
            <text:p>49957</text:p>
          </table:table-cell>
          <table:table-cell table:style-name="ce1" table:formula="of:=SUM([.W121:.Y121])" office:value-type="float" office:value="9414853.8">
            <text:p>9414853.8</text:p>
          </table:table-cell>
          <table:table-cell table:style-name="ce1" table:formula="of:=[.$Z$9]/[.Z121]" office:value-type="float" office:value="2.31770759945311">
            <text:p>2.3177075995</text:p>
          </table:table-cell>
          <table:table-cell table:style-name="ce1" table:formula="of:=[.AA121]/[.$A121]" office:value-type="float" office:value="0.0445712999894829">
            <text:p>0.044571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56</text:p>
          </table:table-cell>
          <table:table-cell table:number-columns-repeated="6"/>
          <table:table-cell office:value-type="string">
            <text:p>pent_dual_56</text:p>
          </table:table-cell>
          <table:table-cell table:number-columns-repeated="6"/>
          <table:table-cell office:value-type="string">
            <text:p>cojack_common_56</text:p>
          </table:table-cell>
          <table:table-cell table:number-columns-repeated="6"/>
          <table:table-cell office:value-type="string">
            <text:p>cojack_dual_56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794644">
            <text:p>794644</text:p>
          </table:table-cell>
          <table:table-cell office:value-type="float" office:value="2399471">
            <text:p>2399471</text:p>
          </table:table-cell>
          <table:table-cell office:value-type="float" office:value="311627">
            <text:p>311627</text:p>
          </table:table-cell>
          <table:table-cell table:number-columns-repeated="4"/>
          <table:table-cell office:value-type="float" office:value="2058343">
            <text:p>2058343</text:p>
          </table:table-cell>
          <table:table-cell office:value-type="float" office:value="809126">
            <text:p>809126</text:p>
          </table:table-cell>
          <table:table-cell office:value-type="float" office:value="77199">
            <text:p>77199</text:p>
          </table:table-cell>
          <table:table-cell table:number-columns-repeated="4"/>
          <table:table-cell office:value-type="float" office:value="2752700">
            <text:p>2752700</text:p>
          </table:table-cell>
          <table:table-cell office:value-type="float" office:value="6481577">
            <text:p>6481577</text:p>
          </table:table-cell>
          <table:table-cell office:value-type="float" office:value="42236">
            <text:p>42236</text:p>
          </table:table-cell>
          <table:table-cell table:number-columns-repeated="4"/>
          <table:table-cell office:value-type="float" office:value="7701203">
            <text:p>7701203</text:p>
          </table:table-cell>
          <table:table-cell office:value-type="float" office:value="2371576">
            <text:p>2371576</text:p>
          </table:table-cell>
          <table:table-cell office:value-type="float" office:value="44794">
            <text:p>44794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92549">
            <text:p>792549</text:p>
          </table:table-cell>
          <table:table-cell office:value-type="float" office:value="2049382">
            <text:p>2049382</text:p>
          </table:table-cell>
          <table:table-cell office:value-type="float" office:value="259622">
            <text:p>259622</text:p>
          </table:table-cell>
          <table:table-cell table:number-columns-repeated="4"/>
          <table:table-cell office:value-type="float" office:value="2056336">
            <text:p>2056336</text:p>
          </table:table-cell>
          <table:table-cell office:value-type="float" office:value="419057">
            <text:p>419057</text:p>
          </table:table-cell>
          <table:table-cell office:value-type="float" office:value="43514">
            <text:p>43514</text:p>
          </table:table-cell>
          <table:table-cell table:number-columns-repeated="4"/>
          <table:table-cell office:value-type="float" office:value="2800225">
            <text:p>2800225</text:p>
          </table:table-cell>
          <table:table-cell office:value-type="float" office:value="6206364">
            <text:p>6206364</text:p>
          </table:table-cell>
          <table:table-cell office:value-type="float" office:value="68896">
            <text:p>68896</text:p>
          </table:table-cell>
          <table:table-cell table:number-columns-repeated="4"/>
          <table:table-cell office:value-type="float" office:value="7663736">
            <text:p>7663736</text:p>
          </table:table-cell>
          <table:table-cell office:value-type="float" office:value="2012343">
            <text:p>2012343</text:p>
          </table:table-cell>
          <table:table-cell office:value-type="float" office:value="52172">
            <text:p>5217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91833">
            <text:p>791833</text:p>
          </table:table-cell>
          <table:table-cell office:value-type="float" office:value="2130701">
            <text:p>2130701</text:p>
          </table:table-cell>
          <table:table-cell office:value-type="float" office:value="174896">
            <text:p>174896</text:p>
          </table:table-cell>
          <table:table-cell table:number-columns-repeated="4"/>
          <table:table-cell office:value-type="float" office:value="2078507">
            <text:p>2078507</text:p>
          </table:table-cell>
          <table:table-cell office:value-type="float" office:value="885652">
            <text:p>885652</text:p>
          </table:table-cell>
          <table:table-cell office:value-type="float" office:value="74058">
            <text:p>74058</text:p>
          </table:table-cell>
          <table:table-cell table:number-columns-repeated="4"/>
          <table:table-cell office:value-type="float" office:value="2750609">
            <text:p>2750609</text:p>
          </table:table-cell>
          <table:table-cell office:value-type="float" office:value="6486366">
            <text:p>6486366</text:p>
          </table:table-cell>
          <table:table-cell office:value-type="float" office:value="42105">
            <text:p>42105</text:p>
          </table:table-cell>
          <table:table-cell table:number-columns-repeated="4"/>
          <table:table-cell office:value-type="float" office:value="7687382">
            <text:p>7687382</text:p>
          </table:table-cell>
          <table:table-cell office:value-type="float" office:value="1953868">
            <text:p>1953868</text:p>
          </table:table-cell>
          <table:table-cell office:value-type="float" office:value="47789">
            <text:p>4778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00907">
            <text:p>800907</text:p>
          </table:table-cell>
          <table:table-cell office:value-type="float" office:value="2281255">
            <text:p>2281255</text:p>
          </table:table-cell>
          <table:table-cell office:value-type="float" office:value="337595">
            <text:p>337595</text:p>
          </table:table-cell>
          <table:table-cell table:number-columns-repeated="4"/>
          <table:table-cell office:value-type="float" office:value="2079083">
            <text:p>2079083</text:p>
          </table:table-cell>
          <table:table-cell office:value-type="float" office:value="1998675">
            <text:p>1998675</text:p>
          </table:table-cell>
          <table:table-cell office:value-type="float" office:value="127903">
            <text:p>127903</text:p>
          </table:table-cell>
          <table:table-cell table:number-columns-repeated="4"/>
          <table:table-cell office:value-type="float" office:value="2758151">
            <text:p>2758151</text:p>
          </table:table-cell>
          <table:table-cell office:value-type="float" office:value="6982347">
            <text:p>6982347</text:p>
          </table:table-cell>
          <table:table-cell office:value-type="float" office:value="41676">
            <text:p>41676</text:p>
          </table:table-cell>
          <table:table-cell table:number-columns-repeated="4"/>
          <table:table-cell office:value-type="float" office:value="7663817">
            <text:p>7663817</text:p>
          </table:table-cell>
          <table:table-cell office:value-type="float" office:value="1838691">
            <text:p>1838691</text:p>
          </table:table-cell>
          <table:table-cell office:value-type="float" office:value="45291">
            <text:p>4529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807540">
            <text:p>807540</text:p>
          </table:table-cell>
          <table:table-cell office:value-type="float" office:value="2445015">
            <text:p>2445015</text:p>
          </table:table-cell>
          <table:table-cell office:value-type="float" office:value="208093">
            <text:p>208093</text:p>
          </table:table-cell>
          <table:table-cell table:number-columns-repeated="4"/>
          <table:table-cell office:value-type="float" office:value="2060375">
            <text:p>2060375</text:p>
          </table:table-cell>
          <table:table-cell office:value-type="float" office:value="456345">
            <text:p>456345</text:p>
          </table:table-cell>
          <table:table-cell office:value-type="float" office:value="47816">
            <text:p>47816</text:p>
          </table:table-cell>
          <table:table-cell table:number-columns-repeated="4"/>
          <table:table-cell office:value-type="float" office:value="2785386">
            <text:p>2785386</text:p>
          </table:table-cell>
          <table:table-cell office:value-type="float" office:value="5679538">
            <text:p>5679538</text:p>
          </table:table-cell>
          <table:table-cell office:value-type="float" office:value="56397">
            <text:p>56397</text:p>
          </table:table-cell>
          <table:table-cell table:number-columns-repeated="4"/>
          <table:table-cell office:value-type="float" office:value="7675714">
            <text:p>7675714</text:p>
          </table:table-cell>
          <table:table-cell office:value-type="float" office:value="1336418">
            <text:p>1336418</text:p>
          </table:table-cell>
          <table:table-cell office:value-type="float" office:value="38168">
            <text:p>38168</text:p>
          </table:table-cell>
          <table:table-cell table:number-columns-repeated="3"/>
        </table:table-row>
        <table:table-row table:style-name="ro2">
          <table:table-cell table:formula="of:=[.A121]+4" office:value-type="float" office:value="56">
            <text:p>56</text:p>
          </table:table-cell>
          <table:table-cell table:style-name="ce1" table:formula="of:=AVERAGE([.B124:.B128])" office:value-type="float" office:value="797494.6">
            <text:p>797494.6</text:p>
          </table:table-cell>
          <table:table-cell table:style-name="ce1" table:formula="of:=AVERAGE([.C124:.C128])" office:value-type="float" office:value="2261164.8">
            <text:p>2261164.8</text:p>
          </table:table-cell>
          <table:table-cell table:style-name="ce1" table:formula="of:=AVERAGE([.D124:.D128])" office:value-type="float" office:value="258366.6">
            <text:p>258366.6</text:p>
          </table:table-cell>
          <table:table-cell table:style-name="ce1" table:formula="of:=SUM([.B129:.D129])" office:value-type="float" office:value="3317026">
            <text:p>3317026</text:p>
          </table:table-cell>
          <table:table-cell table:style-name="ce1" table:formula="of:=[.$E$9]/[.E129]" office:value-type="float" office:value="1.81205308610786">
            <text:p>1.8120530861</text:p>
          </table:table-cell>
          <table:table-cell table:style-name="ce1" table:formula="of:=[.F129]/[.$A129]" office:value-type="float" office:value="0.0323580908233546">
            <text:p>0.0323580908</text:p>
          </table:table-cell>
          <table:table-cell table:style-name="ce1"/>
          <table:table-cell table:style-name="ce1" table:formula="of:=AVERAGE([.I124:.I128])" office:value-type="float" office:value="2066528.8">
            <text:p>2066528.8</text:p>
          </table:table-cell>
          <table:table-cell table:style-name="ce1" table:formula="of:=AVERAGE([.J124:.J128])" office:value-type="float" office:value="913771">
            <text:p>913771</text:p>
          </table:table-cell>
          <table:table-cell table:style-name="ce1" table:formula="of:=AVERAGE([.K124:.K128])" office:value-type="float" office:value="74098">
            <text:p>74098</text:p>
          </table:table-cell>
          <table:table-cell table:style-name="ce1" table:formula="of:=SUM([.I129:.K129])" office:value-type="float" office:value="3054397.8">
            <text:p>3054397.8</text:p>
          </table:table-cell>
          <table:table-cell table:style-name="ce1" table:formula="of:=[.$L$9]/[.L129]" office:value-type="float" office:value="1.71076242917671">
            <text:p>1.7107624292</text:p>
          </table:table-cell>
          <table:table-cell table:style-name="ce1" table:formula="of:=[.M129]/[.$A129]" office:value-type="float" office:value="0.0305493290924413">
            <text:p>0.0305493291</text:p>
          </table:table-cell>
          <table:table-cell table:style-name="ce1"/>
          <table:table-cell table:style-name="ce1" table:formula="of:=AVERAGE([.P124:.P128])" office:value-type="float" office:value="2769414.2">
            <text:p>2769414.2</text:p>
          </table:table-cell>
          <table:table-cell table:style-name="ce1" table:formula="of:=AVERAGE([.Q124:.Q128])" office:value-type="float" office:value="6367238.4">
            <text:p>6367238.4</text:p>
          </table:table-cell>
          <table:table-cell table:style-name="ce1" table:formula="of:=AVERAGE([.R124:.R128])" office:value-type="float" office:value="50262">
            <text:p>50262</text:p>
          </table:table-cell>
          <table:table-cell table:style-name="ce1" table:formula="of:=SUM([.P129:.R129])" office:value-type="float" office:value="9186914.6">
            <text:p>9186914.6</text:p>
          </table:table-cell>
          <table:table-cell table:style-name="ce1" table:formula="of:=[.$S$9]/[.S129]" office:value-type="float" office:value="2.37857565368029">
            <text:p>2.3785756537</text:p>
          </table:table-cell>
          <table:table-cell table:style-name="ce1" table:formula="of:=[.T129]/[.$A129]" office:value-type="float" office:value="0.0424745652442909">
            <text:p>0.0424745652</text:p>
          </table:table-cell>
          <table:table-cell table:style-name="ce1"/>
          <table:table-cell table:style-name="ce1" table:formula="of:=AVERAGE([.W124:.W128])" office:value-type="float" office:value="7678370.4">
            <text:p>7678370.4</text:p>
          </table:table-cell>
          <table:table-cell table:style-name="ce1" table:formula="of:=AVERAGE([.X124:.X128])" office:value-type="float" office:value="1902579.2">
            <text:p>1902579.2</text:p>
          </table:table-cell>
          <table:table-cell table:style-name="ce1" table:formula="of:=AVERAGE([.Y124:.Y128])" office:value-type="float" office:value="45642.8">
            <text:p>45642.8</text:p>
          </table:table-cell>
          <table:table-cell table:style-name="ce1" table:formula="of:=SUM([.W129:.Y129])" office:value-type="float" office:value="9626592.4">
            <text:p>9626592.4</text:p>
          </table:table-cell>
          <table:table-cell table:style-name="ce1" table:formula="of:=[.$Z$9]/[.Z129]" office:value-type="float" office:value="2.26672921147051">
            <text:p>2.2667292115</text:p>
          </table:table-cell>
          <table:table-cell table:style-name="ce1" table:formula="of:=[.AA129]/[.$A129]" office:value-type="float" office:value="0.0404773073476877">
            <text:p>0.040477307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60</text:p>
          </table:table-cell>
          <table:table-cell table:number-columns-repeated="6"/>
          <table:table-cell office:value-type="string">
            <text:p>pent_dual_60</text:p>
          </table:table-cell>
          <table:table-cell table:number-columns-repeated="6"/>
          <table:table-cell office:value-type="string">
            <text:p>cojack_common_60</text:p>
          </table:table-cell>
          <table:table-cell table:number-columns-repeated="6"/>
          <table:table-cell office:value-type="string">
            <text:p>cojack_dual_60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801484">
            <text:p>801484</text:p>
          </table:table-cell>
          <table:table-cell office:value-type="float" office:value="2445728">
            <text:p>2445728</text:p>
          </table:table-cell>
          <table:table-cell office:value-type="float" office:value="621603">
            <text:p>621603</text:p>
          </table:table-cell>
          <table:table-cell table:number-columns-repeated="4"/>
          <table:table-cell office:value-type="float" office:value="2067102">
            <text:p>2067102</text:p>
          </table:table-cell>
          <table:table-cell office:value-type="float" office:value="593713">
            <text:p>593713</text:p>
          </table:table-cell>
          <table:table-cell office:value-type="float" office:value="64166">
            <text:p>64166</text:p>
          </table:table-cell>
          <table:table-cell table:number-columns-repeated="4"/>
          <table:table-cell office:value-type="float" office:value="2726712">
            <text:p>2726712</text:p>
          </table:table-cell>
          <table:table-cell office:value-type="float" office:value="6724139">
            <text:p>6724139</text:p>
          </table:table-cell>
          <table:table-cell office:value-type="float" office:value="40035">
            <text:p>40035</text:p>
          </table:table-cell>
          <table:table-cell table:number-columns-repeated="4"/>
          <table:table-cell office:value-type="float" office:value="7696577">
            <text:p>7696577</text:p>
          </table:table-cell>
          <table:table-cell office:value-type="float" office:value="1330559">
            <text:p>1330559</text:p>
          </table:table-cell>
          <table:table-cell office:value-type="float" office:value="44682">
            <text:p>4468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3803">
            <text:p>733803</text:p>
          </table:table-cell>
          <table:table-cell office:value-type="float" office:value="2440021">
            <text:p>2440021</text:p>
          </table:table-cell>
          <table:table-cell office:value-type="float" office:value="751982">
            <text:p>751982</text:p>
          </table:table-cell>
          <table:table-cell table:number-columns-repeated="4"/>
          <table:table-cell office:value-type="float" office:value="2087796">
            <text:p>2087796</text:p>
          </table:table-cell>
          <table:table-cell office:value-type="float" office:value="1023099">
            <text:p>1023099</text:p>
          </table:table-cell>
          <table:table-cell office:value-type="float" office:value="124796">
            <text:p>124796</text:p>
          </table:table-cell>
          <table:table-cell table:number-columns-repeated="4"/>
          <table:table-cell office:value-type="float" office:value="2604684">
            <text:p>2604684</text:p>
          </table:table-cell>
          <table:table-cell office:value-type="float" office:value="6490377">
            <text:p>6490377</text:p>
          </table:table-cell>
          <table:table-cell office:value-type="float" office:value="40262">
            <text:p>40262</text:p>
          </table:table-cell>
          <table:table-cell table:number-columns-repeated="4"/>
          <table:table-cell office:value-type="float" office:value="7689012">
            <text:p>7689012</text:p>
          </table:table-cell>
          <table:table-cell office:value-type="float" office:value="1228896">
            <text:p>1228896</text:p>
          </table:table-cell>
          <table:table-cell office:value-type="float" office:value="49630">
            <text:p>49630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0204">
            <text:p>730204</text:p>
          </table:table-cell>
          <table:table-cell office:value-type="float" office:value="2664206">
            <text:p>2664206</text:p>
          </table:table-cell>
          <table:table-cell office:value-type="float" office:value="607841">
            <text:p>607841</text:p>
          </table:table-cell>
          <table:table-cell table:number-columns-repeated="4"/>
          <table:table-cell office:value-type="float" office:value="2089552">
            <text:p>2089552</text:p>
          </table:table-cell>
          <table:table-cell office:value-type="float" office:value="1287197">
            <text:p>1287197</text:p>
          </table:table-cell>
          <table:table-cell office:value-type="float" office:value="136982">
            <text:p>136982</text:p>
          </table:table-cell>
          <table:table-cell table:number-columns-repeated="4"/>
          <table:table-cell office:value-type="float" office:value="2616787">
            <text:p>2616787</text:p>
          </table:table-cell>
          <table:table-cell office:value-type="float" office:value="7106284">
            <text:p>7106284</text:p>
          </table:table-cell>
          <table:table-cell office:value-type="float" office:value="39916">
            <text:p>39916</text:p>
          </table:table-cell>
          <table:table-cell table:number-columns-repeated="4"/>
          <table:table-cell office:value-type="float" office:value="7690816">
            <text:p>7690816</text:p>
          </table:table-cell>
          <table:table-cell office:value-type="float" office:value="1756516">
            <text:p>1756516</text:p>
          </table:table-cell>
          <table:table-cell office:value-type="float" office:value="42159">
            <text:p>42159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32950">
            <text:p>732950</text:p>
          </table:table-cell>
          <table:table-cell office:value-type="float" office:value="2642383">
            <text:p>2642383</text:p>
          </table:table-cell>
          <table:table-cell office:value-type="float" office:value="815397">
            <text:p>815397</text:p>
          </table:table-cell>
          <table:table-cell table:number-columns-repeated="4"/>
          <table:table-cell office:value-type="float" office:value="2089840">
            <text:p>2089840</text:p>
          </table:table-cell>
          <table:table-cell office:value-type="float" office:value="1915571">
            <text:p>1915571</text:p>
          </table:table-cell>
          <table:table-cell office:value-type="float" office:value="196271">
            <text:p>196271</text:p>
          </table:table-cell>
          <table:table-cell table:number-columns-repeated="4"/>
          <table:table-cell office:value-type="float" office:value="2622414">
            <text:p>2622414</text:p>
          </table:table-cell>
          <table:table-cell office:value-type="float" office:value="6202228">
            <text:p>6202228</text:p>
          </table:table-cell>
          <table:table-cell office:value-type="float" office:value="54192">
            <text:p>54192</text:p>
          </table:table-cell>
          <table:table-cell table:number-columns-repeated="4"/>
          <table:table-cell office:value-type="float" office:value="7694919">
            <text:p>7694919</text:p>
          </table:table-cell>
          <table:table-cell office:value-type="float" office:value="1370254">
            <text:p>1370254</text:p>
          </table:table-cell>
          <table:table-cell office:value-type="float" office:value="42711">
            <text:p>42711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43636">
            <text:p>743636</text:p>
          </table:table-cell>
          <table:table-cell office:value-type="float" office:value="2755266">
            <text:p>2755266</text:p>
          </table:table-cell>
          <table:table-cell office:value-type="float" office:value="712357">
            <text:p>712357</text:p>
          </table:table-cell>
          <table:table-cell table:number-columns-repeated="4"/>
          <table:table-cell office:value-type="float" office:value="2081206">
            <text:p>2081206</text:p>
          </table:table-cell>
          <table:table-cell office:value-type="float" office:value="1180532">
            <text:p>1180532</text:p>
          </table:table-cell>
          <table:table-cell office:value-type="float" office:value="100258">
            <text:p>100258</text:p>
          </table:table-cell>
          <table:table-cell table:number-columns-repeated="4"/>
          <table:table-cell office:value-type="float" office:value="2615121">
            <text:p>2615121</text:p>
          </table:table-cell>
          <table:table-cell office:value-type="float" office:value="7142743">
            <text:p>7142743</text:p>
          </table:table-cell>
          <table:table-cell office:value-type="float" office:value="42406">
            <text:p>42406</text:p>
          </table:table-cell>
          <table:table-cell table:number-columns-repeated="4"/>
          <table:table-cell office:value-type="float" office:value="7687383">
            <text:p>7687383</text:p>
          </table:table-cell>
          <table:table-cell office:value-type="float" office:value="1176759">
            <text:p>1176759</text:p>
          </table:table-cell>
          <table:table-cell office:value-type="float" office:value="56864">
            <text:p>56864</text:p>
          </table:table-cell>
          <table:table-cell table:number-columns-repeated="3"/>
        </table:table-row>
        <table:table-row table:style-name="ro2">
          <table:table-cell table:formula="of:=[.A129]+4" office:value-type="float" office:value="60">
            <text:p>60</text:p>
          </table:table-cell>
          <table:table-cell table:style-name="ce1" table:formula="of:=AVERAGE([.B132:.B136])" office:value-type="float" office:value="748415.4">
            <text:p>748415.4</text:p>
          </table:table-cell>
          <table:table-cell table:style-name="ce1" table:formula="of:=AVERAGE([.C132:.C136])" office:value-type="float" office:value="2589520.8">
            <text:p>2589520.8</text:p>
          </table:table-cell>
          <table:table-cell table:style-name="ce1" table:formula="of:=AVERAGE([.D132:.D136])" office:value-type="float" office:value="701836">
            <text:p>701836</text:p>
          </table:table-cell>
          <table:table-cell table:style-name="ce1" table:formula="of:=SUM([.B137:.D137])" office:value-type="float" office:value="4039772.2">
            <text:p>4039772.2</text:p>
          </table:table-cell>
          <table:table-cell table:style-name="ce1" table:formula="of:=[.$E$9]/[.E137]" office:value-type="float" office:value="1.48786290474498">
            <text:p>1.4878629047</text:p>
          </table:table-cell>
          <table:table-cell table:style-name="ce1" table:formula="of:=[.F137]/[.$A137]" office:value-type="float" office:value="0.0247977150790829">
            <text:p>0.0247977151</text:p>
          </table:table-cell>
          <table:table-cell table:style-name="ce1"/>
          <table:table-cell table:style-name="ce1" table:formula="of:=AVERAGE([.I132:.I136])" office:value-type="float" office:value="2083099.2">
            <text:p>2083099.2</text:p>
          </table:table-cell>
          <table:table-cell table:style-name="ce1" table:formula="of:=AVERAGE([.J132:.J136])" office:value-type="float" office:value="1200022.4">
            <text:p>1200022.4</text:p>
          </table:table-cell>
          <table:table-cell table:style-name="ce1" table:formula="of:=AVERAGE([.K132:.K136])" office:value-type="float" office:value="124494.6">
            <text:p>124494.6</text:p>
          </table:table-cell>
          <table:table-cell table:style-name="ce1" table:formula="of:=SUM([.I137:.K137])" office:value-type="float" office:value="3407616.2">
            <text:p>3407616.2</text:p>
          </table:table-cell>
          <table:table-cell table:style-name="ce1" table:formula="of:=[.$L$9]/[.L137]" office:value-type="float" office:value="1.53343237422102">
            <text:p>1.5334323742</text:p>
          </table:table-cell>
          <table:table-cell table:style-name="ce1" table:formula="of:=[.M137]/[.$A137]" office:value-type="float" office:value="0.025557206237017">
            <text:p>0.0255572062</text:p>
          </table:table-cell>
          <table:table-cell table:style-name="ce1"/>
          <table:table-cell table:style-name="ce1" table:formula="of:=AVERAGE([.P132:.P136])" office:value-type="float" office:value="2637143.6">
            <text:p>2637143.6</text:p>
          </table:table-cell>
          <table:table-cell table:style-name="ce1" table:formula="of:=AVERAGE([.Q132:.Q136])" office:value-type="float" office:value="6733154.2">
            <text:p>6733154.2</text:p>
          </table:table-cell>
          <table:table-cell table:style-name="ce1" table:formula="of:=AVERAGE([.R132:.R136])" office:value-type="float" office:value="43362.2">
            <text:p>43362.2</text:p>
          </table:table-cell>
          <table:table-cell table:style-name="ce1" table:formula="of:=SUM([.P137:.R137])" office:value-type="float" office:value="9413660">
            <text:p>9413660</text:p>
          </table:table-cell>
          <table:table-cell table:style-name="ce1" table:formula="of:=[.$S$9]/[.S137]" office:value-type="float" office:value="2.32128326283295">
            <text:p>2.3212832628</text:p>
          </table:table-cell>
          <table:table-cell table:style-name="ce1" table:formula="of:=[.T137]/[.$A137]" office:value-type="float" office:value="0.0386880543805491">
            <text:p>0.0386880544</text:p>
          </table:table-cell>
          <table:table-cell table:style-name="ce1"/>
          <table:table-cell table:style-name="ce1" table:formula="of:=AVERAGE([.W132:.W136])" office:value-type="float" office:value="7691741.4">
            <text:p>7691741.4</text:p>
          </table:table-cell>
          <table:table-cell table:style-name="ce1" table:formula="of:=AVERAGE([.X132:.X136])" office:value-type="float" office:value="1372596.8">
            <text:p>1372596.8</text:p>
          </table:table-cell>
          <table:table-cell table:style-name="ce1" table:formula="of:=AVERAGE([.Y132:.Y136])" office:value-type="float" office:value="47209.2">
            <text:p>47209.2</text:p>
          </table:table-cell>
          <table:table-cell table:style-name="ce1" table:formula="of:=SUM([.W137:.Y137])" office:value-type="float" office:value="9111547.4">
            <text:p>9111547.4</text:p>
          </table:table-cell>
          <table:table-cell table:style-name="ce1" table:formula="of:=[.$Z$9]/[.Z137]" office:value-type="float" office:value="2.39485975784969">
            <text:p>2.3948597578</text:p>
          </table:table-cell>
          <table:table-cell table:style-name="ce1" table:formula="of:=[.AA137]/[.$A137]" office:value-type="float" office:value="0.0399143292974949">
            <text:p>0.0399143293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/>
          <table:table-cell office:value-type="string">
            <text:p>pent_common_64</text:p>
          </table:table-cell>
          <table:table-cell table:number-columns-repeated="6"/>
          <table:table-cell office:value-type="string">
            <text:p>pent_dual_64</text:p>
          </table:table-cell>
          <table:table-cell table:number-columns-repeated="6"/>
          <table:table-cell office:value-type="string">
            <text:p>cojack_common_64</text:p>
          </table:table-cell>
          <table:table-cell table:number-columns-repeated="6"/>
          <table:table-cell office:value-type="string">
            <text:p>cojack_dual_64</text:p>
          </table:table-cell>
          <table:table-cell table:number-columns-repeated="5"/>
        </table:table-row>
        <table:table-row table:style-name="ro2" table:visibility="collapse">
          <table:table-cell/>
          <table:table-cell office:value-type="float" office:value="728558">
            <text:p>728558</text:p>
          </table:table-cell>
          <table:table-cell office:value-type="float" office:value="2689268">
            <text:p>2689268</text:p>
          </table:table-cell>
          <table:table-cell office:value-type="float" office:value="388866">
            <text:p>388866</text:p>
          </table:table-cell>
          <table:table-cell table:number-columns-repeated="4"/>
          <table:table-cell office:value-type="float" office:value="2096445">
            <text:p>2096445</text:p>
          </table:table-cell>
          <table:table-cell office:value-type="float" office:value="1349825">
            <text:p>1349825</text:p>
          </table:table-cell>
          <table:table-cell office:value-type="float" office:value="78544">
            <text:p>78544</text:p>
          </table:table-cell>
          <table:table-cell table:number-columns-repeated="4"/>
          <table:table-cell office:value-type="float" office:value="2477290">
            <text:p>2477290</text:p>
          </table:table-cell>
          <table:table-cell office:value-type="float" office:value="5215629">
            <text:p>5215629</text:p>
          </table:table-cell>
          <table:table-cell office:value-type="float" office:value="40913">
            <text:p>40913</text:p>
          </table:table-cell>
          <table:table-cell table:number-columns-repeated="4"/>
          <table:table-cell office:value-type="float" office:value="7700692">
            <text:p>7700692</text:p>
          </table:table-cell>
          <table:table-cell office:value-type="float" office:value="2330720">
            <text:p>2330720</text:p>
          </table:table-cell>
          <table:table-cell office:value-type="float" office:value="40798">
            <text:p>4079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707745">
            <text:p>707745</text:p>
          </table:table-cell>
          <table:table-cell office:value-type="float" office:value="2685712">
            <text:p>2685712</text:p>
          </table:table-cell>
          <table:table-cell office:value-type="float" office:value="507214">
            <text:p>507214</text:p>
          </table:table-cell>
          <table:table-cell table:number-columns-repeated="4"/>
          <table:table-cell office:value-type="float" office:value="2076092">
            <text:p>2076092</text:p>
          </table:table-cell>
          <table:table-cell office:value-type="float" office:value="1508336">
            <text:p>1508336</text:p>
          </table:table-cell>
          <table:table-cell office:value-type="float" office:value="83472">
            <text:p>83472</text:p>
          </table:table-cell>
          <table:table-cell table:number-columns-repeated="4"/>
          <table:table-cell office:value-type="float" office:value="2406287">
            <text:p>2406287</text:p>
          </table:table-cell>
          <table:table-cell office:value-type="float" office:value="6573155">
            <text:p>6573155</text:p>
          </table:table-cell>
          <table:table-cell office:value-type="float" office:value="38341">
            <text:p>38341</text:p>
          </table:table-cell>
          <table:table-cell table:number-columns-repeated="4"/>
          <table:table-cell office:value-type="float" office:value="7726410">
            <text:p>7726410</text:p>
          </table:table-cell>
          <table:table-cell office:value-type="float" office:value="1353451">
            <text:p>1353451</text:p>
          </table:table-cell>
          <table:table-cell office:value-type="float" office:value="42648">
            <text:p>42648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684036">
            <text:p>684036</text:p>
          </table:table-cell>
          <table:table-cell office:value-type="float" office:value="3174870">
            <text:p>3174870</text:p>
          </table:table-cell>
          <table:table-cell office:value-type="float" office:value="463411">
            <text:p>463411</text:p>
          </table:table-cell>
          <table:table-cell table:number-columns-repeated="4"/>
          <table:table-cell office:value-type="float" office:value="2077942">
            <text:p>2077942</text:p>
          </table:table-cell>
          <table:table-cell office:value-type="float" office:value="365370">
            <text:p>365370</text:p>
          </table:table-cell>
          <table:table-cell office:value-type="float" office:value="53985">
            <text:p>53985</text:p>
          </table:table-cell>
          <table:table-cell table:number-columns-repeated="4"/>
          <table:table-cell office:value-type="float" office:value="2408372">
            <text:p>2408372</text:p>
          </table:table-cell>
          <table:table-cell office:value-type="float" office:value="6566449">
            <text:p>6566449</text:p>
          </table:table-cell>
          <table:table-cell office:value-type="float" office:value="38527">
            <text:p>38527</text:p>
          </table:table-cell>
          <table:table-cell table:number-columns-repeated="4"/>
          <table:table-cell office:value-type="float" office:value="7721283">
            <text:p>7721283</text:p>
          </table:table-cell>
          <table:table-cell office:value-type="float" office:value="1700465">
            <text:p>1700465</text:p>
          </table:table-cell>
          <table:table-cell office:value-type="float" office:value="41412">
            <text:p>4141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682599">
            <text:p>682599</text:p>
          </table:table-cell>
          <table:table-cell office:value-type="float" office:value="3243115">
            <text:p>3243115</text:p>
          </table:table-cell>
          <table:table-cell office:value-type="float" office:value="539623">
            <text:p>539623</text:p>
          </table:table-cell>
          <table:table-cell table:number-columns-repeated="4"/>
          <table:table-cell office:value-type="float" office:value="2083616">
            <text:p>2083616</text:p>
          </table:table-cell>
          <table:table-cell office:value-type="float" office:value="398759">
            <text:p>398759</text:p>
          </table:table-cell>
          <table:table-cell office:value-type="float" office:value="35417">
            <text:p>35417</text:p>
          </table:table-cell>
          <table:table-cell table:number-columns-repeated="4"/>
          <table:table-cell office:value-type="float" office:value="2427615">
            <text:p>2427615</text:p>
          </table:table-cell>
          <table:table-cell office:value-type="float" office:value="5491163">
            <text:p>5491163</text:p>
          </table:table-cell>
          <table:table-cell office:value-type="float" office:value="38596">
            <text:p>38596</text:p>
          </table:table-cell>
          <table:table-cell table:number-columns-repeated="4"/>
          <table:table-cell office:value-type="float" office:value="7710090">
            <text:p>7710090</text:p>
          </table:table-cell>
          <table:table-cell office:value-type="float" office:value="2294417">
            <text:p>2294417</text:p>
          </table:table-cell>
          <table:table-cell office:value-type="float" office:value="44252">
            <text:p>44252</text:p>
          </table:table-cell>
          <table:table-cell table:number-columns-repeated="3"/>
        </table:table-row>
        <table:table-row table:style-name="ro2" table:visibility="collapse">
          <table:table-cell/>
          <table:table-cell office:value-type="float" office:value="684048">
            <text:p>684048</text:p>
          </table:table-cell>
          <table:table-cell office:value-type="float" office:value="3374012">
            <text:p>3374012</text:p>
          </table:table-cell>
          <table:table-cell office:value-type="float" office:value="633663">
            <text:p>633663</text:p>
          </table:table-cell>
          <table:table-cell table:number-columns-repeated="4"/>
          <table:table-cell office:value-type="float" office:value="2082591">
            <text:p>2082591</text:p>
          </table:table-cell>
          <table:table-cell office:value-type="float" office:value="658897">
            <text:p>658897</text:p>
          </table:table-cell>
          <table:table-cell office:value-type="float" office:value="55301">
            <text:p>55301</text:p>
          </table:table-cell>
          <table:table-cell table:number-columns-repeated="4"/>
          <table:table-cell office:value-type="float" office:value="2401952">
            <text:p>2401952</text:p>
          </table:table-cell>
          <table:table-cell office:value-type="float" office:value="6370253">
            <text:p>6370253</text:p>
          </table:table-cell>
          <table:table-cell office:value-type="float" office:value="38443">
            <text:p>38443</text:p>
          </table:table-cell>
          <table:table-cell table:number-columns-repeated="4"/>
          <table:table-cell office:value-type="float" office:value="7697846">
            <text:p>7697846</text:p>
          </table:table-cell>
          <table:table-cell office:value-type="float" office:value="1223498">
            <text:p>1223498</text:p>
          </table:table-cell>
          <table:table-cell office:value-type="float" office:value="41659">
            <text:p>41659</text:p>
          </table:table-cell>
          <table:table-cell table:number-columns-repeated="3"/>
        </table:table-row>
        <table:table-row table:style-name="ro2">
          <table:table-cell table:formula="of:=[.A137]+4" office:value-type="float" office:value="64">
            <text:p>64</text:p>
          </table:table-cell>
          <table:table-cell table:style-name="ce1" table:formula="of:=AVERAGE([.B140:.B144])" office:value-type="float" office:value="697397.2">
            <text:p>697397.2</text:p>
          </table:table-cell>
          <table:table-cell table:style-name="ce1" table:formula="of:=AVERAGE([.C140:.C144])" office:value-type="float" office:value="3033395.4">
            <text:p>3033395.4</text:p>
          </table:table-cell>
          <table:table-cell table:style-name="ce1" table:formula="of:=AVERAGE([.D140:.D144])" office:value-type="float" office:value="506555.4">
            <text:p>506555.4</text:p>
          </table:table-cell>
          <table:table-cell table:style-name="ce1" table:formula="of:=SUM([.B145:.D145])" office:value-type="float" office:value="4237348">
            <text:p>4237348</text:p>
          </table:table-cell>
          <table:table-cell table:style-name="ce1" table:formula="of:=[.$E$9]/[.E145]" office:value-type="float" office:value="1.41848797880184">
            <text:p>1.4184879788</text:p>
          </table:table-cell>
          <table:table-cell table:style-name="ce1" table:formula="of:=[.F145]/[.$A145]" office:value-type="float" office:value="0.0221638746687787">
            <text:p>0.0221638747</text:p>
          </table:table-cell>
          <table:table-cell table:style-name="ce1"/>
          <table:table-cell table:style-name="ce1" table:formula="of:=AVERAGE([.I140:.I144])" office:value-type="float" office:value="2083337.2">
            <text:p>2083337.2</text:p>
          </table:table-cell>
          <table:table-cell table:style-name="ce1" table:formula="of:=AVERAGE([.J140:.J144])" office:value-type="float" office:value="856237.4">
            <text:p>856237.4</text:p>
          </table:table-cell>
          <table:table-cell table:style-name="ce1" table:formula="of:=AVERAGE([.K140:.K144])" office:value-type="float" office:value="61343.8">
            <text:p>61343.8</text:p>
          </table:table-cell>
          <table:table-cell table:style-name="ce1" table:formula="of:=SUM([.I145:.K145])" office:value-type="float" office:value="3000918.4">
            <text:p>3000918.4</text:p>
          </table:table-cell>
          <table:table-cell table:style-name="ce1" table:formula="of:=[.$L$9]/[.L145]" office:value-type="float" office:value="1.74124994535006">
            <text:p>1.7412499454</text:p>
          </table:table-cell>
          <table:table-cell table:style-name="ce1" table:formula="of:=[.M145]/[.$A145]" office:value-type="float" office:value="0.0272070303960947">
            <text:p>0.0272070304</text:p>
          </table:table-cell>
          <table:table-cell table:style-name="ce1"/>
          <table:table-cell table:style-name="ce1" table:formula="of:=AVERAGE([.P140:.P144])" office:value-type="float" office:value="2424303.2">
            <text:p>2424303.2</text:p>
          </table:table-cell>
          <table:table-cell table:style-name="ce1" table:formula="of:=AVERAGE([.Q140:.Q144])" office:value-type="float" office:value="6043329.8">
            <text:p>6043329.8</text:p>
          </table:table-cell>
          <table:table-cell table:style-name="ce1" table:formula="of:=AVERAGE([.R140:.R144])" office:value-type="float" office:value="38964">
            <text:p>38964</text:p>
          </table:table-cell>
          <table:table-cell table:style-name="ce1" table:formula="of:=SUM([.P145:.R145])" office:value-type="float" office:value="8506597">
            <text:p>8506597</text:p>
          </table:table-cell>
          <table:table-cell table:style-name="ce1" table:formula="of:=[.$S$9]/[.S145]" office:value-type="float" office:value="2.56880294199902">
            <text:p>2.568802942</text:p>
          </table:table-cell>
          <table:table-cell table:style-name="ce1" table:formula="of:=[.T145]/[.$A145]" office:value-type="float" office:value="0.0401375459687346">
            <text:p>0.040137546</text:p>
          </table:table-cell>
          <table:table-cell table:style-name="ce1"/>
          <table:table-cell table:style-name="ce1" table:formula="of:=AVERAGE([.W140:.W144])" office:value-type="float" office:value="7711264.2">
            <text:p>7711264.2</text:p>
          </table:table-cell>
          <table:table-cell table:style-name="ce1" table:formula="of:=AVERAGE([.X140:.X144])" office:value-type="float" office:value="1780510.2">
            <text:p>1780510.2</text:p>
          </table:table-cell>
          <table:table-cell table:style-name="ce1" table:formula="of:=AVERAGE([.Y140:.Y144])" office:value-type="float" office:value="42153.8">
            <text:p>42153.8</text:p>
          </table:table-cell>
          <table:table-cell table:style-name="ce1" table:formula="of:=SUM([.W145:.Y145])" office:value-type="float" office:value="9533928.2">
            <text:p>9533928.2</text:p>
          </table:table-cell>
          <table:table-cell table:style-name="ce1" table:formula="of:=[.$Z$9]/[.Z145]" office:value-type="float" office:value="2.28876049223866">
            <text:p>2.2887604922</text:p>
          </table:table-cell>
          <table:table-cell table:style-name="ce1" table:formula="of:=[.AA145]/[.$A145]" office:value-type="float" office:value="0.035761882691229">
            <text:p>0.0357618827</text:p>
          </table:table-cell>
        </table:table-row>
        <table:table-row table:style-name="ro2" table:number-rows-repeated="1048430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eravalli</meta:initial-creator>
    <meta:creation-date>2013-01-27T01:18:16</meta:creation-date>
    <dc:date>2013-01-27T11:01:43</dc:date>
    <dc:creator>Marco Seravalli</dc:creator>
    <meta:editing-duration>PT2H9M51S</meta:editing-duration>
    <meta:editing-cycles>16</meta:editing-cycles>
    <meta:generator>LibreOffice/3.5$Linux_X86_64 LibreOffice_project/350m1$Build-2</meta:generator>
    <meta:document-statistic meta:table-count="3" meta:cell-count="162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5cm" svg:height="8.548cm" xlink:href=".." xlink:type="simple" chart:class="chart:line" chart:style-name="ch1">
        <chart:legend chart:legend-position="end" svg:x="8.867cm" svg:y="3.228cm" style:legend-expansion="high" chart:style-name="ch2"/>
        <chart:plot-area chart:style-name="ch3" table:cell-range-address="Sheet1.A9:Sheet1.E9 Sheet1.A17:Sheet1.E17 Sheet1.A25:Sheet1.E25 Sheet1.A33:Sheet1.E33 Sheet1.A41:Sheet1.E41 Sheet1.A49:Sheet1.E49 Sheet1.A57:Sheet1.E57 Sheet1.A65:Sheet1.E65 Sheet1.A73:Sheet1.E73 Sheet1.A81:Sheet1.E81 Sheet1.A89:Sheet1.E89 Sheet1.A97:Sheet1.E97 Sheet1.A105:Sheet1.E105 Sheet1.A113:Sheet1.E113 Sheet1.A121:Sheet1.E121 Sheet1.A129:Sheet1.E129 Sheet1.A137:Sheet1.E137 Sheet1.A145:Sheet1.E145 Sheet1.B1:Sheet1.E1" chart:data-source-has-labels="both" svg:x="0.719cm" svg:y="0.815cm" svg:width="7.61cm" svg:height="7.143cm">
          <chartooo:coordinate-region svg:x="2.452cm" svg:y="1.014cm" svg:width="5.69cm" svg:height="5.89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9 Sheet1.B17:Sheet1.B17 Sheet1.B25:Sheet1.B25 Sheet1.B33:Sheet1.B33 Sheet1.B41:Sheet1.B41 Sheet1.B49:Sheet1.B49 Sheet1.B57:Sheet1.B57 Sheet1.B65:Sheet1.B65 Sheet1.B73:Sheet1.B73 Sheet1.B81:Sheet1.B81 Sheet1.B89:Sheet1.B89 Sheet1.B97:Sheet1.B97 Sheet1.B105:Sheet1.B105 Sheet1.B113:Sheet1.B113 Sheet1.B121:Sheet1.B121 Sheet1.B129:Sheet1.B129 Sheet1.B137:Sheet1.B137 Sheet1.B145:Sheet1.B145" chart:label-cell-address="Sheet1.B1:Sheet1.B1" chart:class="chart:line">
            <chart:data-point chart:repeated="18"/>
          </chart:series>
          <chart:series chart:style-name="ch7" chart:values-cell-range-address="Sheet1.C9:Sheet1.C9 Sheet1.C17:Sheet1.C17 Sheet1.C25:Sheet1.C25 Sheet1.C33:Sheet1.C33 Sheet1.C41:Sheet1.C41 Sheet1.C49:Sheet1.C49 Sheet1.C57:Sheet1.C57 Sheet1.C65:Sheet1.C65 Sheet1.C73:Sheet1.C73 Sheet1.C81:Sheet1.C81 Sheet1.C89:Sheet1.C89 Sheet1.C97:Sheet1.C97 Sheet1.C105:Sheet1.C105 Sheet1.C113:Sheet1.C113 Sheet1.C121:Sheet1.C121 Sheet1.C129:Sheet1.C129 Sheet1.C137:Sheet1.C137 Sheet1.C145:Sheet1.C145" chart:label-cell-address="Sheet1.C1:Sheet1.C1" chart:class="chart:line">
            <chart:data-point chart:repeated="18"/>
          </chart:series>
          <chart:series chart:style-name="ch8" chart:values-cell-range-address="Sheet1.D9:Sheet1.D9 Sheet1.D17:Sheet1.D17 Sheet1.D25:Sheet1.D25 Sheet1.D33:Sheet1.D33 Sheet1.D41:Sheet1.D41 Sheet1.D49:Sheet1.D49 Sheet1.D57:Sheet1.D57 Sheet1.D65:Sheet1.D65 Sheet1.D73:Sheet1.D73 Sheet1.D81:Sheet1.D81 Sheet1.D89:Sheet1.D89 Sheet1.D97:Sheet1.D97 Sheet1.D105:Sheet1.D105 Sheet1.D113:Sheet1.D113 Sheet1.D121:Sheet1.D121 Sheet1.D129:Sheet1.D129 Sheet1.D137:Sheet1.D137 Sheet1.D145:Sheet1.D145" chart:label-cell-address="Sheet1.D1:Sheet1.D1" chart:class="chart:line">
            <chart:data-point chart:repeated="18"/>
          </chart:series>
          <chart:series chart:style-name="ch9" chart:values-cell-range-address="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" chart:label-cell-address="Sheet1.E1:Sheet1.E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Sheet1.B1:Sheet1.B1</svg:desc>
                </draw:g>
              </table:table-cell>
              <table:table-cell office:value-type="string">
                <text:p>Computation</text:p>
                <draw:g>
                  <svg:desc>Sheet1.C1:Sheet1.C1</svg:desc>
                </draw:g>
              </table:table-cell>
              <table:table-cell office:value-type="string">
                <text:p>Finalization</text:p>
                <draw:g>
                  <svg:desc>Sheet1.D1:Sheet1.D1</svg:desc>
                </draw:g>
              </table:table-cell>
              <table:table-cell office:value-type="string">
                <text:p>Cojack common tot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60809.8">
                <text:p>160809.8</text:p>
                <draw:g>
                  <svg:desc>Sheet1.B9:Sheet1.B9 Sheet1.B17:Sheet1.B17 Sheet1.B25:Sheet1.B25 Sheet1.B33:Sheet1.B33 Sheet1.B41:Sheet1.B41 Sheet1.B49:Sheet1.B49 Sheet1.B57:Sheet1.B57 Sheet1.B65:Sheet1.B65 Sheet1.B73:Sheet1.B73 Sheet1.B81:Sheet1.B81 Sheet1.B89:Sheet1.B89 Sheet1.B97:Sheet1.B97 Sheet1.B105:Sheet1.B105 Sheet1.B113:Sheet1.B113 Sheet1.B121:Sheet1.B121 Sheet1.B129:Sheet1.B129 Sheet1.B137:Sheet1.B137 Sheet1.B145:Sheet1.B145</svg:desc>
                </draw:g>
              </table:table-cell>
              <table:table-cell office:value-type="float" office:value="4667159.6">
                <text:p>4667159.6</text:p>
                <draw:g>
                  <svg:desc>Sheet1.C9:Sheet1.C9 Sheet1.C17:Sheet1.C17 Sheet1.C25:Sheet1.C25 Sheet1.C33:Sheet1.C33 Sheet1.C41:Sheet1.C41 Sheet1.C49:Sheet1.C49 Sheet1.C57:Sheet1.C57 Sheet1.C65:Sheet1.C65 Sheet1.C73:Sheet1.C73 Sheet1.C81:Sheet1.C81 Sheet1.C89:Sheet1.C89 Sheet1.C97:Sheet1.C97 Sheet1.C105:Sheet1.C105 Sheet1.C113:Sheet1.C113 Sheet1.C121:Sheet1.C121 Sheet1.C129:Sheet1.C129 Sheet1.C137:Sheet1.C137 Sheet1.C145:Sheet1.C145</svg:desc>
                </draw:g>
              </table:table-cell>
              <table:table-cell office:value-type="float" office:value="1182657.8">
                <text:p>1182657.8</text:p>
                <draw:g>
                  <svg:desc>Sheet1.D9:Sheet1.D9 Sheet1.D17:Sheet1.D17 Sheet1.D25:Sheet1.D25 Sheet1.D33:Sheet1.D33 Sheet1.D41:Sheet1.D41 Sheet1.D49:Sheet1.D49 Sheet1.D57:Sheet1.D57 Sheet1.D65:Sheet1.D65 Sheet1.D73:Sheet1.D73 Sheet1.D81:Sheet1.D81 Sheet1.D89:Sheet1.D89 Sheet1.D97:Sheet1.D97 Sheet1.D105:Sheet1.D105 Sheet1.D113:Sheet1.D113 Sheet1.D121:Sheet1.D121 Sheet1.D129:Sheet1.D129 Sheet1.D137:Sheet1.D137 Sheet1.D145:Sheet1.D145</svg:desc>
                </draw:g>
              </table:table-cell>
              <table:table-cell office:value-type="float" office:value="6010627.2">
                <text:p>6010627.2</text:p>
                <draw:g>
                  <svg:desc>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484714.8">
                <text:p>21484714.8</text:p>
              </table:table-cell>
              <table:table-cell office:value-type="float" office:value="3748452.6">
                <text:p>3748452.6</text:p>
              </table:table-cell>
              <table:table-cell office:value-type="float" office:value="279407.8">
                <text:p>279407.8</text:p>
              </table:table-cell>
              <table:table-cell office:value-type="float" office:value="25512575.2">
                <text:p>25512575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18987.6">
                <text:p>14318987.6</text:p>
              </table:table-cell>
              <table:table-cell office:value-type="float" office:value="3452661.4">
                <text:p>3452661.4</text:p>
              </table:table-cell>
              <table:table-cell office:value-type="float" office:value="140146">
                <text:p>140146</text:p>
              </table:table-cell>
              <table:table-cell office:value-type="float" office:value="17911795">
                <text:p>17911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75400">
                <text:p>7275400</text:p>
              </table:table-cell>
              <table:table-cell office:value-type="float" office:value="2233092">
                <text:p>2233092</text:p>
              </table:table-cell>
              <table:table-cell office:value-type="float" office:value="73975.6">
                <text:p>73975.6</text:p>
              </table:table-cell>
              <table:table-cell office:value-type="float" office:value="9582467.6">
                <text:p>9582467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18980.6">
                <text:p>4718980.6</text:p>
              </table:table-cell>
              <table:table-cell office:value-type="float" office:value="1840391.6">
                <text:p>1840391.6</text:p>
              </table:table-cell>
              <table:table-cell office:value-type="float" office:value="50625.6">
                <text:p>50625.6</text:p>
              </table:table-cell>
              <table:table-cell office:value-type="float" office:value="6609997.8">
                <text:p>660999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90211.6">
                <text:p>3390211.6</text:p>
              </table:table-cell>
              <table:table-cell office:value-type="float" office:value="1640363.4">
                <text:p>1640363.4</text:p>
              </table:table-cell>
              <table:table-cell office:value-type="float" office:value="40566">
                <text:p>40566</text:p>
              </table:table-cell>
              <table:table-cell office:value-type="float" office:value="5071141">
                <text:p>50711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18454.2">
                <text:p>2618454.2</text:p>
              </table:table-cell>
              <table:table-cell office:value-type="float" office:value="1494934.6">
                <text:p>1494934.6</text:p>
              </table:table-cell>
              <table:table-cell office:value-type="float" office:value="33977.4">
                <text:p>33977.4</text:p>
              </table:table-cell>
              <table:table-cell office:value-type="float" office:value="4147366.2">
                <text:p>4147366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52750.6">
                <text:p>2152750.6</text:p>
              </table:table-cell>
              <table:table-cell office:value-type="float" office:value="1475304.4">
                <text:p>1475304.4</text:p>
              </table:table-cell>
              <table:table-cell office:value-type="float" office:value="28428.8">
                <text:p>28428.8</text:p>
              </table:table-cell>
              <table:table-cell office:value-type="float" office:value="3656483.8">
                <text:p>3656483.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65186.4">
                <text:p>1765186.4</text:p>
              </table:table-cell>
              <table:table-cell office:value-type="float" office:value="1573873.6">
                <text:p>1573873.6</text:p>
              </table:table-cell>
              <table:table-cell office:value-type="float" office:value="63106.8">
                <text:p>63106.8</text:p>
              </table:table-cell>
              <table:table-cell office:value-type="float" office:value="3402166.8">
                <text:p>3402166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5039.2">
                <text:p>1505039.2</text:p>
              </table:table-cell>
              <table:table-cell office:value-type="float" office:value="1508885.8">
                <text:p>1508885.8</text:p>
              </table:table-cell>
              <table:table-cell office:value-type="float" office:value="79713.4">
                <text:p>79713.4</text:p>
              </table:table-cell>
              <table:table-cell office:value-type="float" office:value="3093638.4">
                <text:p>3093638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38924.2">
                <text:p>1338924.2</text:p>
              </table:table-cell>
              <table:table-cell office:value-type="float" office:value="1505466.4">
                <text:p>1505466.4</text:p>
              </table:table-cell>
              <table:table-cell office:value-type="float" office:value="106484.2">
                <text:p>106484.2</text:p>
              </table:table-cell>
              <table:table-cell office:value-type="float" office:value="2950874.8">
                <text:p>2950874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3688.2">
                <text:p>1163688.2</text:p>
              </table:table-cell>
              <table:table-cell office:value-type="float" office:value="1906011.2">
                <text:p>1906011.2</text:p>
              </table:table-cell>
              <table:table-cell office:value-type="float" office:value="76402.8">
                <text:p>76402.8</text:p>
              </table:table-cell>
              <table:table-cell office:value-type="float" office:value="3146102.2">
                <text:p>3146102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40351.6">
                <text:p>1040351.6</text:p>
              </table:table-cell>
              <table:table-cell office:value-type="float" office:value="2199432.2">
                <text:p>2199432.2</text:p>
              </table:table-cell>
              <table:table-cell office:value-type="float" office:value="99794.6">
                <text:p>99794.6</text:p>
              </table:table-cell>
              <table:table-cell office:value-type="float" office:value="3339578.4">
                <text:p>3339578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68105.4">
                <text:p>968105.4</text:p>
              </table:table-cell>
              <table:table-cell office:value-type="float" office:value="2302041.6">
                <text:p>2302041.6</text:p>
              </table:table-cell>
              <table:table-cell office:value-type="float" office:value="208732.2">
                <text:p>208732.2</text:p>
              </table:table-cell>
              <table:table-cell office:value-type="float" office:value="3478879.2">
                <text:p>347887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72265.2">
                <text:p>872265.2</text:p>
              </table:table-cell>
              <table:table-cell office:value-type="float" office:value="2503160.6">
                <text:p>2503160.6</text:p>
              </table:table-cell>
              <table:table-cell office:value-type="float" office:value="168567.4">
                <text:p>168567.4</text:p>
              </table:table-cell>
              <table:table-cell office:value-type="float" office:value="3543993.2">
                <text:p>3543993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97494.6">
                <text:p>797494.6</text:p>
              </table:table-cell>
              <table:table-cell office:value-type="float" office:value="2261164.8">
                <text:p>2261164.8</text:p>
              </table:table-cell>
              <table:table-cell office:value-type="float" office:value="258366.6">
                <text:p>258366.6</text:p>
              </table:table-cell>
              <table:table-cell office:value-type="float" office:value="3317026">
                <text:p>33170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8415.4">
                <text:p>748415.4</text:p>
              </table:table-cell>
              <table:table-cell office:value-type="float" office:value="2589520.8">
                <text:p>2589520.8</text:p>
              </table:table-cell>
              <table:table-cell office:value-type="float" office:value="701836">
                <text:p>701836</text:p>
              </table:table-cell>
              <table:table-cell office:value-type="float" office:value="4039772.2">
                <text:p>4039772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97397.2">
                <text:p>697397.2</text:p>
              </table:table-cell>
              <table:table-cell office:value-type="float" office:value="3033395.4">
                <text:p>3033395.4</text:p>
              </table:table-cell>
              <table:table-cell office:value-type="float" office:value="506555.4">
                <text:p>506555.4</text:p>
              </table:table-cell>
              <table:table-cell office:value-type="float" office:value="4237348">
                <text:p>4237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75cm" svg:height="9.135cm" xlink:href=".." xlink:type="simple" chart:class="chart:line" chart:style-name="ch1">
        <chart:legend chart:legend-position="end" svg:x="10.882cm" svg:y="4.268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AA1:Sheet1.AA1 Sheet1.AA9:Sheet1.AA9 Sheet1.AA17:Sheet1.AA17 Sheet1.AA25:Sheet1.AA25 Sheet1.AA33:Sheet1.AA33 Sheet1.AA41:Sheet1.AA41 Sheet1.AA49:Sheet1.AA49 Sheet1.AA57:Sheet1.AA57 Sheet1.AA65:Sheet1.AA65 Sheet1.AA73:Sheet1.AA73 Sheet1.AA81:Sheet1.AA81 Sheet1.AA89:Sheet1.AA89 Sheet1.AA97:Sheet1.AA97 Sheet1.AA105:Sheet1.AA105 Sheet1.AA113:Sheet1.AA113 Sheet1.AA121:Sheet1.AA121 Sheet1.AA129:Sheet1.AA129 Sheet1.AA137:Sheet1.AA137 Sheet1.AA145:Sheet1.AA145" chart:data-source-has-labels="both" svg:x="0.721cm" svg:y="0.863cm" svg:width="9.619cm" svg:height="7.67cm">
          <chartooo:coordinate-region svg:x="1.448cm" svg:y="1.062cm" svg:width="8.705cm" svg:height="6.824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A9:Sheet1.AA9 Sheet1.AA17:Sheet1.AA17 Sheet1.AA25:Sheet1.AA25 Sheet1.AA33:Sheet1.AA33 Sheet1.AA41:Sheet1.AA41 Sheet1.AA49:Sheet1.AA49 Sheet1.AA57:Sheet1.AA57 Sheet1.AA65:Sheet1.AA65 Sheet1.AA73:Sheet1.AA73 Sheet1.AA81:Sheet1.AA81 Sheet1.AA89:Sheet1.AA89 Sheet1.AA97:Sheet1.AA97 Sheet1.AA105:Sheet1.AA105 Sheet1.AA113:Sheet1.AA113 Sheet1.AA121:Sheet1.AA121 Sheet1.AA129:Sheet1.AA129 Sheet1.AA137:Sheet1.AA137 Sheet1.AA145:Sheet1.AA145" chart:label-cell-address="Sheet1.AA1:Sheet1.AA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AA1:Sheet1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AA9:Sheet1.AA9 Sheet1.AA17:Sheet1.AA17 Sheet1.AA25:Sheet1.AA25 Sheet1.AA33:Sheet1.AA33 Sheet1.AA41:Sheet1.AA41 Sheet1.AA49:Sheet1.AA49 Sheet1.AA57:Sheet1.AA57 Sheet1.AA65:Sheet1.AA65 Sheet1.AA73:Sheet1.AA73 Sheet1.AA81:Sheet1.AA81 Sheet1.AA89:Sheet1.AA89 Sheet1.AA97:Sheet1.AA97 Sheet1.AA105:Sheet1.AA105 Sheet1.AA113:Sheet1.AA113 Sheet1.AA121:Sheet1.AA121 Sheet1.AA129:Sheet1.AA129 Sheet1.AA137:Sheet1.AA137 Sheet1.AA145:Sheet1.AA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6074017534289">
                <text:p>1.560740175342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5283818919973">
                <text:p>1.652838189199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5749305450519">
                <text:p>2.257493054505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4143700665213">
                <text:p>2.41437006652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44800198686295">
                <text:p>2.448001986862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3460428439606">
                <text:p>2.534604284396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44478703199114">
                <text:p>2.444787031991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50336870803541">
                <text:p>2.503368708035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54643892165103">
                <text:p>2.5464389216510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0305983882366">
                <text:p>2.503059838823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7190929749398">
                <text:p>2.471909297493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48686450461761">
                <text:p>2.4868645046176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43747962239576">
                <text:p>2.4374796223957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31770759945311">
                <text:p>2.317707599453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26672921147051">
                <text:p>2.26672921147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9485975784969">
                <text:p>2.394859757849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28876049223866">
                <text:p>2.288760492238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19cm" svg:height="8.54cm" xlink:href=".." xlink:type="simple" chart:class="chart:line" chart:style-name="ch1">
        <chart:legend chart:legend-position="end" svg:x="10.64cm" svg:y="3.971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G1:Sheet1.G1 Sheet1.G9:Sheet1.G9 Sheet1.G17:Sheet1.G17 Sheet1.G25:Sheet1.G25 Sheet1.G33:Sheet1.G33 Sheet1.G41:Sheet1.G41 Sheet1.G49:Sheet1.G49 Sheet1.G57:Sheet1.G57 Sheet1.G65:Sheet1.G65 Sheet1.G73:Sheet1.G73 Sheet1.G81:Sheet1.G81 Sheet1.G89:Sheet1.G89 Sheet1.G97:Sheet1.G97 Sheet1.G105:Sheet1.G105 Sheet1.G113:Sheet1.G113 Sheet1.G121:Sheet1.G121 Sheet1.G129:Sheet1.G129 Sheet1.G137:Sheet1.G137 Sheet1.G145:Sheet1.G145" chart:data-source-has-labels="both" svg:x="0.72cm" svg:y="0.815cm" svg:width="9.38cm" svg:height="7.135cm">
          <chartooo:coordinate-region svg:x="1.447cm" svg:y="1.014cm" svg:width="8.466cm" svg:height="6.28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9:Sheet1.G9 Sheet1.G17:Sheet1.G17 Sheet1.G25:Sheet1.G25 Sheet1.G33:Sheet1.G33 Sheet1.G41:Sheet1.G41 Sheet1.G49:Sheet1.G49 Sheet1.G57:Sheet1.G57 Sheet1.G65:Sheet1.G65 Sheet1.G73:Sheet1.G73 Sheet1.G81:Sheet1.G81 Sheet1.G89:Sheet1.G89 Sheet1.G97:Sheet1.G97 Sheet1.G105:Sheet1.G105 Sheet1.G113:Sheet1.G113 Sheet1.G121:Sheet1.G121 Sheet1.G129:Sheet1.G129 Sheet1.G137:Sheet1.G137 Sheet1.G145:Sheet1.G145" chart:label-cell-address="Sheet1.G1:Sheet1.G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G9:Sheet1.G9 Sheet1.G17:Sheet1.G17 Sheet1.G25:Sheet1.G25 Sheet1.G33:Sheet1.G33 Sheet1.G41:Sheet1.G41 Sheet1.G49:Sheet1.G49 Sheet1.G57:Sheet1.G57 Sheet1.G65:Sheet1.G65 Sheet1.G73:Sheet1.G73 Sheet1.G81:Sheet1.G81 Sheet1.G89:Sheet1.G89 Sheet1.G97:Sheet1.G97 Sheet1.G105:Sheet1.G105 Sheet1.G113:Sheet1.G113 Sheet1.G121:Sheet1.G121 Sheet1.G129:Sheet1.G129 Sheet1.G137:Sheet1.G137 Sheet1.G145:Sheet1.G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7797344111307">
                <text:p>0.1177973441113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3892027571776">
                <text:p>0.0838920275717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84065682622292">
                <text:p>0.07840656826222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57769692449822">
                <text:p>0.07577696924498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740788315686746">
                <text:p>0.07407883156867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24631839840909">
                <text:p>0.072463183984090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84927962760289">
                <text:p>0.068492796276028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630966292254857">
                <text:p>0.06309662922548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07155962377503">
                <text:p>0.060715596237750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565804644326715">
                <text:p>0.05658046443267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77624916317086">
                <text:p>0.04776249163170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409049129184581">
                <text:p>0.040904912918458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59947537126325">
                <text:p>0.035994753712632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26154645599728">
                <text:p>0.032615464559972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23580908233546">
                <text:p>0.03235809082335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47977150790829">
                <text:p>0.024797715079082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21638746687787">
                <text:p>0.02216387466877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93cm" svg:height="8.567cm" xlink:href=".." xlink:type="simple" chart:class="chart:line" chart:style-name="ch1">
        <chart:legend chart:legend-position="end" svg:x="10.614cm" svg:y="3.984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N1:Sheet1.N1 Sheet1.N9:Sheet1.N9 Sheet1.N17:Sheet1.N17 Sheet1.N25:Sheet1.N25 Sheet1.N33:Sheet1.N33 Sheet1.N41:Sheet1.N41 Sheet1.N49:Sheet1.N49 Sheet1.N57:Sheet1.N57 Sheet1.N65:Sheet1.N65 Sheet1.N73:Sheet1.N73 Sheet1.N81:Sheet1.N81 Sheet1.N89:Sheet1.N89 Sheet1.N97:Sheet1.N97 Sheet1.N105:Sheet1.N105 Sheet1.N113:Sheet1.N113 Sheet1.N121:Sheet1.N121 Sheet1.N129:Sheet1.N129 Sheet1.N137:Sheet1.N137 Sheet1.N145:Sheet1.N145" chart:data-source-has-labels="both" svg:x="0.719cm" svg:y="0.819cm" svg:width="9.357cm" svg:height="7.157cm">
          <chartooo:coordinate-region svg:x="1.446cm" svg:y="1.019cm" svg:width="8.443cm" svg:height="6.31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9:Sheet1.N9 Sheet1.N17:Sheet1.N17 Sheet1.N25:Sheet1.N25 Sheet1.N33:Sheet1.N33 Sheet1.N41:Sheet1.N41 Sheet1.N49:Sheet1.N49 Sheet1.N57:Sheet1.N57 Sheet1.N65:Sheet1.N65 Sheet1.N73:Sheet1.N73 Sheet1.N81:Sheet1.N81 Sheet1.N89:Sheet1.N89 Sheet1.N97:Sheet1.N97 Sheet1.N105:Sheet1.N105 Sheet1.N113:Sheet1.N113 Sheet1.N121:Sheet1.N121 Sheet1.N129:Sheet1.N129 Sheet1.N137:Sheet1.N137 Sheet1.N145:Sheet1.N145" chart:label-cell-address="Sheet1.N1:Sheet1.N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N9:Sheet1.N9 Sheet1.N17:Sheet1.N17 Sheet1.N25:Sheet1.N25 Sheet1.N33:Sheet1.N33 Sheet1.N41:Sheet1.N41 Sheet1.N49:Sheet1.N49 Sheet1.N57:Sheet1.N57 Sheet1.N65:Sheet1.N65 Sheet1.N73:Sheet1.N73 Sheet1.N81:Sheet1.N81 Sheet1.N89:Sheet1.N89 Sheet1.N97:Sheet1.N97 Sheet1.N105:Sheet1.N105 Sheet1.N113:Sheet1.N113 Sheet1.N121:Sheet1.N121 Sheet1.N129:Sheet1.N129 Sheet1.N137:Sheet1.N137 Sheet1.N145:Sheet1.N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9060804995783">
                <text:p>0.7490608049957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1226942599827">
                <text:p>0.3812269425998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54705304052099">
                <text:p>0.2547053040520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84854474022864">
                <text:p>0.1848544740228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8883576079408">
                <text:p>0.1388835760794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135466852835">
                <text:p>0.111354668528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897686878812965">
                <text:p>0.08976868788129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708736293196023">
                <text:p>0.07087362931960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50971881328145">
                <text:p>0.06509718813281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539125210325265">
                <text:p>0.05391252103252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61941024158017">
                <text:p>0.04619410241580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430981770119632">
                <text:p>0.043098177011963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51123452808128">
                <text:p>0.035112345280812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56396214314197">
                <text:p>0.035639621431419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05493290924413">
                <text:p>0.03054932909244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5557206237017">
                <text:p>0.0255572062370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72070303960947">
                <text:p>0.027207030396094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64cm" svg:height="8.621cm" xlink:href=".." xlink:type="simple" chart:class="chart:line" chart:style-name="ch1">
        <chart:legend chart:legend-position="end" svg:x="10.585cm" svg:y="4.011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U1:Sheet1.U1 Sheet1.U9:Sheet1.U9 Sheet1.U17:Sheet1.U17 Sheet1.U25:Sheet1.U25 Sheet1.U33:Sheet1.U33 Sheet1.U41:Sheet1.U41 Sheet1.U49:Sheet1.U49 Sheet1.U57:Sheet1.U57 Sheet1.U65:Sheet1.U65 Sheet1.U73:Sheet1.U73 Sheet1.U81:Sheet1.U81 Sheet1.U89:Sheet1.U89 Sheet1.U97:Sheet1.U97 Sheet1.U105:Sheet1.U105 Sheet1.U113:Sheet1.U113 Sheet1.U121:Sheet1.U121 Sheet1.U129:Sheet1.U129 Sheet1.U137:Sheet1.U137 Sheet1.U145:Sheet1.U145" chart:data-source-has-labels="both" svg:x="0.719cm" svg:y="0.823cm" svg:width="9.328cm" svg:height="7.206cm">
          <chartooo:coordinate-region svg:x="1.446cm" svg:y="1.023cm" svg:width="8.414cm" svg:height="6.35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9:Sheet1.U9 Sheet1.U17:Sheet1.U17 Sheet1.U25:Sheet1.U25 Sheet1.U33:Sheet1.U33 Sheet1.U41:Sheet1.U41 Sheet1.U49:Sheet1.U49 Sheet1.U57:Sheet1.U57 Sheet1.U65:Sheet1.U65 Sheet1.U73:Sheet1.U73 Sheet1.U81:Sheet1.U81 Sheet1.U89:Sheet1.U89 Sheet1.U97:Sheet1.U97 Sheet1.U105:Sheet1.U105 Sheet1.U113:Sheet1.U113 Sheet1.U121:Sheet1.U121 Sheet1.U129:Sheet1.U129 Sheet1.U137:Sheet1.U137 Sheet1.U145:Sheet1.U145" chart:label-cell-address="Sheet1.U1:Sheet1.U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U9:Sheet1.U9 Sheet1.U17:Sheet1.U17 Sheet1.U25:Sheet1.U25 Sheet1.U33:Sheet1.U33 Sheet1.U41:Sheet1.U41 Sheet1.U49:Sheet1.U49 Sheet1.U57:Sheet1.U57 Sheet1.U65:Sheet1.U65 Sheet1.U73:Sheet1.U73 Sheet1.U81:Sheet1.U81 Sheet1.U89:Sheet1.U89 Sheet1.U97:Sheet1.U97 Sheet1.U105:Sheet1.U105 Sheet1.U113:Sheet1.U113 Sheet1.U121:Sheet1.U121 Sheet1.U129:Sheet1.U129 Sheet1.U137:Sheet1.U137 Sheet1.U145:Sheet1.U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28723528114176">
                <text:p>0.128723528114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709620815716">
                <text:p>0.087096208157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26954522692932">
                <text:p>0.08269545226929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28356930425915">
                <text:p>0.08283569304259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799161399558162">
                <text:p>0.07991613995581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90314055255379">
                <text:p>0.07903140552553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776958037938989">
                <text:p>0.077695803793898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736330553524998">
                <text:p>0.07363305535249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92589274791325">
                <text:p>0.069258927479132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700054789375184">
                <text:p>0.07000547893751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20032999084798">
                <text:p>0.062003299908479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569805290019595">
                <text:p>0.056980529001959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49209454676575">
                <text:p>0.0492094546765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72806726914189">
                <text:p>0.047280672691418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424745652442909">
                <text:p>0.0424745652442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86880543805491">
                <text:p>0.03868805438054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401375459687346">
                <text:p>0.0401375459687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64cm" svg:height="8.594cm" xlink:href=".." xlink:type="simple" chart:class="chart:line" chart:style-name="ch1">
        <chart:legend chart:legend-position="end" svg:x="10.585cm" svg:y="3.998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AB1:Sheet1.AB1 Sheet1.AB9:Sheet1.AB9 Sheet1.AB17:Sheet1.AB17 Sheet1.AB25:Sheet1.AB25 Sheet1.AB33:Sheet1.AB33 Sheet1.AB41:Sheet1.AB41 Sheet1.AB49:Sheet1.AB49 Sheet1.AB57:Sheet1.AB57 Sheet1.AB65:Sheet1.AB65 Sheet1.AB73:Sheet1.AB73 Sheet1.AB81:Sheet1.AB81 Sheet1.AB89:Sheet1.AB89 Sheet1.AB97:Sheet1.AB97 Sheet1.AB105:Sheet1.AB105 Sheet1.AB113:Sheet1.AB113 Sheet1.AB121:Sheet1.AB121 Sheet1.AB129:Sheet1.AB129 Sheet1.AB137:Sheet1.AB137 Sheet1.AB145:Sheet1.AB145" chart:data-source-has-labels="both" svg:x="0.719cm" svg:y="0.819cm" svg:width="9.328cm" svg:height="7.184cm">
          <chartooo:coordinate-region svg:x="1.446cm" svg:y="1.019cm" svg:width="8.414cm" svg:height="6.337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B9:Sheet1.AB9 Sheet1.AB17:Sheet1.AB17 Sheet1.AB25:Sheet1.AB25 Sheet1.AB33:Sheet1.AB33 Sheet1.AB41:Sheet1.AB41 Sheet1.AB49:Sheet1.AB49 Sheet1.AB57:Sheet1.AB57 Sheet1.AB65:Sheet1.AB65 Sheet1.AB73:Sheet1.AB73 Sheet1.AB81:Sheet1.AB81 Sheet1.AB89:Sheet1.AB89 Sheet1.AB97:Sheet1.AB97 Sheet1.AB105:Sheet1.AB105 Sheet1.AB113:Sheet1.AB113 Sheet1.AB121:Sheet1.AB121 Sheet1.AB129:Sheet1.AB129 Sheet1.AB137:Sheet1.AB137 Sheet1.AB145:Sheet1.AB145" chart:label-cell-address="Sheet1.AB1:Sheet1.A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AB1:Sheet1.A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AB9:Sheet1.AB9 Sheet1.AB17:Sheet1.AB17 Sheet1.AB25:Sheet1.AB25 Sheet1.AB33:Sheet1.AB33 Sheet1.AB41:Sheet1.AB41 Sheet1.AB49:Sheet1.AB49 Sheet1.AB57:Sheet1.AB57 Sheet1.AB65:Sheet1.AB65 Sheet1.AB73:Sheet1.AB73 Sheet1.AB81:Sheet1.AB81 Sheet1.AB89:Sheet1.AB89 Sheet1.AB97:Sheet1.AB97 Sheet1.AB105:Sheet1.AB105 Sheet1.AB113:Sheet1.AB113 Sheet1.AB121:Sheet1.AB121 Sheet1.AB129:Sheet1.AB129 Sheet1.AB137:Sheet1.AB137 Sheet1.AB145:Sheet1.AB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80370087671444">
                <text:p>0.7803700876714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13209547299932">
                <text:p>0.4132095472999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82186631813149">
                <text:p>0.28218663181314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01197505543441">
                <text:p>0.2011975055434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3000124178934">
                <text:p>0.1530001241789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26730214219803">
                <text:p>0.1267302142198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01866126332964">
                <text:p>0.1018661263329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894060252869791">
                <text:p>0.089406025286979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795762163015946">
                <text:p>0.079576216301594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695294399673238">
                <text:p>0.06952943996732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17977324373495">
                <text:p>0.061797732437349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565196478322184">
                <text:p>0.05651964783221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507808254665784">
                <text:p>0.05078082546657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45712999894829">
                <text:p>0.044571299989482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404773073476877">
                <text:p>0.0404773073476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99143292974949">
                <text:p>0.03991432929749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5761882691229">
                <text:p>0.0357618826912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cm" svg:height="8.659cm" xlink:href=".." xlink:type="simple" chart:class="chart:line" chart:style-name="ch1">
        <chart:legend chart:legend-position="end" svg:x="9.963cm" svg:y="3.283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I1:Sheet1.L1 Sheet1.I9:Sheet1.L9 Sheet1.I17:Sheet1.L17 Sheet1.I25:Sheet1.L25 Sheet1.I33:Sheet1.L33 Sheet1.I41:Sheet1.L41 Sheet1.I49:Sheet1.L49 Sheet1.I57:Sheet1.L57 Sheet1.I65:Sheet1.L65 Sheet1.I73:Sheet1.L73 Sheet1.I81:Sheet1.L81 Sheet1.I89:Sheet1.L89 Sheet1.I97:Sheet1.L97 Sheet1.I105:Sheet1.L105 Sheet1.I113:Sheet1.L113 Sheet1.I121:Sheet1.L121 Sheet1.I129:Sheet1.L129 Sheet1.I137:Sheet1.L137 Sheet1.I145:Sheet1.L145" chart:data-source-has-labels="both" svg:x="0.72cm" svg:y="0.827cm" svg:width="8.703cm" svg:height="7.239cm">
          <chartooo:coordinate-region svg:x="2.267cm" svg:y="1.027cm" svg:width="6.969cm" svg:height="6.392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9:Sheet1.I9 Sheet1.I17:Sheet1.I17 Sheet1.I25:Sheet1.I25 Sheet1.I33:Sheet1.I33 Sheet1.I41:Sheet1.I41 Sheet1.I49:Sheet1.I49 Sheet1.I57:Sheet1.I57 Sheet1.I65:Sheet1.I65 Sheet1.I73:Sheet1.I73 Sheet1.I81:Sheet1.I81 Sheet1.I89:Sheet1.I89 Sheet1.I97:Sheet1.I97 Sheet1.I105:Sheet1.I105 Sheet1.I113:Sheet1.I113 Sheet1.I121:Sheet1.I121 Sheet1.I129:Sheet1.I129 Sheet1.I137:Sheet1.I137 Sheet1.I145:Sheet1.I145" chart:label-cell-address="Sheet1.I1:Sheet1.I1" chart:class="chart:line">
            <chart:data-point chart:repeated="18"/>
          </chart:series>
          <chart:series chart:style-name="ch7" chart:values-cell-range-address="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" chart:label-cell-address="Sheet1.J1:Sheet1.J1" chart:class="chart:line">
            <chart:data-point chart:repeated="18"/>
          </chart:series>
          <chart:series chart:style-name="ch8" chart:values-cell-range-address="Sheet1.K9:Sheet1.K9 Sheet1.K17:Sheet1.K17 Sheet1.K25:Sheet1.K25 Sheet1.K33:Sheet1.K33 Sheet1.K41:Sheet1.K41 Sheet1.K49:Sheet1.K49 Sheet1.K57:Sheet1.K57 Sheet1.K65:Sheet1.K65 Sheet1.K73:Sheet1.K73 Sheet1.K81:Sheet1.K81 Sheet1.K89:Sheet1.K89 Sheet1.K97:Sheet1.K97 Sheet1.K105:Sheet1.K105 Sheet1.K113:Sheet1.K113 Sheet1.K121:Sheet1.K121 Sheet1.K129:Sheet1.K129 Sheet1.K137:Sheet1.K137 Sheet1.K145:Sheet1.K145" chart:label-cell-address="Sheet1.K1:Sheet1.K1" chart:class="chart:line">
            <chart:data-point chart:repeated="18"/>
          </chart:series>
          <chart:series chart:style-name="ch9" chart:values-cell-range-address="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label-cell-address="Sheet1.L1:Sheet1.L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Sheet1.I1:Sheet1.I1</svg:desc>
                </draw:g>
              </table:table-cell>
              <table:table-cell office:value-type="string">
                <text:p>Computation</text:p>
                <draw:g>
                  <svg:desc>Sheet1.J1:Sheet1.J1</svg:desc>
                </draw:g>
              </table:table-cell>
              <table:table-cell office:value-type="string">
                <text:p>Finalization</text:p>
                <draw:g>
                  <svg:desc>Sheet1.K1:Sheet1.K1</svg:desc>
                </draw:g>
              </table:table-cell>
              <table:table-cell office:value-type="string">
                <text:p>Pent dual total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26452.4">
                <text:p>126452.4</text:p>
                <draw:g>
                  <svg:desc>Sheet1.I9:Sheet1.I9 Sheet1.I17:Sheet1.I17 Sheet1.I25:Sheet1.I25 Sheet1.I33:Sheet1.I33 Sheet1.I41:Sheet1.I41 Sheet1.I49:Sheet1.I49 Sheet1.I57:Sheet1.I57 Sheet1.I65:Sheet1.I65 Sheet1.I73:Sheet1.I73 Sheet1.I81:Sheet1.I81 Sheet1.I89:Sheet1.I89 Sheet1.I97:Sheet1.I97 Sheet1.I105:Sheet1.I105 Sheet1.I113:Sheet1.I113 Sheet1.I121:Sheet1.I121 Sheet1.I129:Sheet1.I129 Sheet1.I137:Sheet1.I137 Sheet1.I145:Sheet1.I145</svg:desc>
                </draw:g>
              </table:table-cell>
              <table:table-cell office:value-type="float" office:value="4543397">
                <text:p>4543397</text:p>
                <draw:g>
                  <svg:desc>Sheet1.J9:Sheet1.J9 Sheet1.J17:Sheet1.J17 Sheet1.J25:Sheet1.J25 Sheet1.J33:Sheet1.J33 Sheet1.J41:Sheet1.J41 Sheet1.J49:Sheet1.J49 Sheet1.J57:Sheet1.J57 Sheet1.J65:Sheet1.J65 Sheet1.J73:Sheet1.J73 Sheet1.J81:Sheet1.J81 Sheet1.J89:Sheet1.J89 Sheet1.J97:Sheet1.J97 Sheet1.J105:Sheet1.J105 Sheet1.J113:Sheet1.J113 Sheet1.J121:Sheet1.J121 Sheet1.J129:Sheet1.J129 Sheet1.J137:Sheet1.J137 Sheet1.J145:Sheet1.J145</svg:desc>
                </draw:g>
              </table:table-cell>
              <table:table-cell office:value-type="float" office:value="555499.6">
                <text:p>555499.6</text:p>
                <draw:g>
                  <svg:desc>Sheet1.K9:Sheet1.K9 Sheet1.K17:Sheet1.K17 Sheet1.K25:Sheet1.K25 Sheet1.K33:Sheet1.K33 Sheet1.K41:Sheet1.K41 Sheet1.K49:Sheet1.K49 Sheet1.K57:Sheet1.K57 Sheet1.K65:Sheet1.K65 Sheet1.K73:Sheet1.K73 Sheet1.K81:Sheet1.K81 Sheet1.K89:Sheet1.K89 Sheet1.K97:Sheet1.K97 Sheet1.K105:Sheet1.K105 Sheet1.K113:Sheet1.K113 Sheet1.K121:Sheet1.K121 Sheet1.K129:Sheet1.K129 Sheet1.K137:Sheet1.K137 Sheet1.K145:Sheet1.K145</svg:desc>
                </draw:g>
              </table:table-cell>
              <table:table-cell office:value-type="float" office:value="5225349">
                <text:p>5225349</text:p>
                <draw:g>
                  <svg:desc>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6191.8">
                <text:p>906191.8</text:p>
              </table:table-cell>
              <table:table-cell office:value-type="float" office:value="2305932.2">
                <text:p>2305932.2</text:p>
              </table:table-cell>
              <table:table-cell office:value-type="float" office:value="275809.8">
                <text:p>275809.8</text:p>
              </table:table-cell>
              <table:table-cell office:value-type="float" office:value="3487933.8">
                <text:p>3487933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13780.4">
                <text:p>1613780.4</text:p>
              </table:table-cell>
              <table:table-cell office:value-type="float" office:value="1666100.8">
                <text:p>1666100.8</text:p>
              </table:table-cell>
              <table:table-cell office:value-type="float" office:value="146784.4">
                <text:p>146784.4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17213.2">
                <text:p>1717213.2</text:p>
              </table:table-cell>
              <table:table-cell office:value-type="float" office:value="771795.2">
                <text:p>771795.2</text:p>
              </table:table-cell>
              <table:table-cell office:value-type="float" office:value="75400.8">
                <text:p>75400.8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7982.6">
                <text:p>1837982.6</text:p>
              </table:table-cell>
              <table:table-cell office:value-type="float" office:value="461241">
                <text:p>461241</text:p>
              </table:table-cell>
              <table:table-cell office:value-type="float" office:value="56390.2">
                <text:p>56390.2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47777.2">
                <text:p>1847777.2</text:p>
              </table:table-cell>
              <table:table-cell office:value-type="float" office:value="458122.8">
                <text:p>458122.8</text:p>
              </table:table-cell>
              <table:table-cell office:value-type="float" office:value="45597">
                <text:p>45597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4680.6">
                <text:p>1904680.6</text:p>
              </table:table-cell>
              <table:table-cell office:value-type="float" office:value="407530.6">
                <text:p>407530.6</text:p>
              </table:table-cell>
              <table:table-cell office:value-type="float" office:value="34052.8">
                <text:p>34052.8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34922.6">
                <text:p>1934922.6</text:p>
              </table:table-cell>
              <table:table-cell office:value-type="float" office:value="458772">
                <text:p>458772</text:p>
              </table:table-cell>
              <table:table-cell office:value-type="float" office:value="31682">
                <text:p>31682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53301.4">
                <text:p>1953301.4</text:p>
              </table:table-cell>
              <table:table-cell office:value-type="float" office:value="637418.6">
                <text:p>637418.6</text:p>
              </table:table-cell>
              <table:table-cell office:value-type="float" office:value="42411.8">
                <text:p>42411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57115">
                <text:p>1957115</text:p>
              </table:table-cell>
              <table:table-cell office:value-type="float" office:value="520036">
                <text:p>520036</text:p>
              </table:table-cell>
              <table:table-cell office:value-type="float" office:value="31285.4">
                <text:p>31285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01344.8">
                <text:p>2001344.8</text:p>
              </table:table-cell>
              <table:table-cell office:value-type="float" office:value="654160.6">
                <text:p>654160.6</text:p>
              </table:table-cell>
              <table:table-cell office:value-type="float" office:value="36792.8">
                <text:p>36792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17129.4">
                <text:p>2017129.4</text:p>
              </table:table-cell>
              <table:table-cell office:value-type="float" office:value="779638">
                <text:p>779638</text:p>
              </table:table-cell>
              <table:table-cell office:value-type="float" office:value="31163.4">
                <text:p>31163.4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39656.4">
                <text:p>2039656.4</text:p>
              </table:table-cell>
              <table:table-cell office:value-type="float" office:value="663236.4">
                <text:p>663236.4</text:p>
              </table:table-cell>
              <table:table-cell office:value-type="float" office:value="52628.2">
                <text:p>52628.2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55100.4">
                <text:p>2055100.4</text:p>
              </table:table-cell>
              <table:table-cell office:value-type="float" office:value="968210.4">
                <text:p>968210.4</text:p>
              </table:table-cell>
              <table:table-cell office:value-type="float" office:value="77064.2">
                <text:p>77064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59381.4">
                <text:p>2059381.4</text:p>
              </table:table-cell>
              <table:table-cell office:value-type="float" office:value="713483.4">
                <text:p>713483.4</text:p>
              </table:table-cell>
              <table:table-cell office:value-type="float" office:value="46679.2">
                <text:p>46679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66528.8">
                <text:p>2066528.8</text:p>
              </table:table-cell>
              <table:table-cell office:value-type="float" office:value="913771">
                <text:p>913771</text:p>
              </table:table-cell>
              <table:table-cell office:value-type="float" office:value="74098">
                <text:p>74098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3099.2">
                <text:p>2083099.2</text:p>
              </table:table-cell>
              <table:table-cell office:value-type="float" office:value="1200022.4">
                <text:p>1200022.4</text:p>
              </table:table-cell>
              <table:table-cell office:value-type="float" office:value="124494.6">
                <text:p>124494.6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3337.2">
                <text:p>2083337.2</text:p>
              </table:table-cell>
              <table:table-cell office:value-type="float" office:value="856237.4">
                <text:p>856237.4</text:p>
              </table:table-cell>
              <table:table-cell office:value-type="float" office:value="61343.8">
                <text:p>61343.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48cm" svg:height="9.411cm" xlink:href=".." xlink:type="simple" chart:class="chart:line" chart:style-name="ch1">
        <chart:legend chart:legend-position="end" svg:x="15.65cm" svg:y="4.157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E1:Sheet1.E1 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 Sheet1.L1:Sheet1.L1 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data-source-has-labels="both" svg:x="0.854cm" svg:y="0.887cm" svg:width="13.988cm" svg:height="7.916cm">
          <chartooo:coordinate-region svg:x="2.587cm" svg:y="1.086cm" svg:width="12.068cm" svg:height="7.07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" chart:label-cell-address="Sheet1.E1:Sheet1.E1" chart:class="chart:line">
            <chart:data-point chart:repeated="18"/>
          </chart:series>
          <chart:series chart:style-name="ch7" chart:values-cell-range-address="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" chart:label-cell-address="Sheet1.L1:Sheet1.L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jack common total</text:p>
                <draw:g>
                  <svg:desc>Sheet1.E1:Sheet1.E1</svg:desc>
                </draw:g>
              </table:table-cell>
              <table:table-cell office:value-type="string">
                <text:p>Pent dual total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6010627.2">
                <text:p>6010627.2</text:p>
                <draw:g>
                  <svg:desc>Sheet1.E9:Sheet1.E9 Sheet1.E17:Sheet1.E17 Sheet1.E25:Sheet1.E25 Sheet1.E33:Sheet1.E33 Sheet1.E41:Sheet1.E41 Sheet1.E49:Sheet1.E49 Sheet1.E57:Sheet1.E57 Sheet1.E65:Sheet1.E65 Sheet1.E73:Sheet1.E73 Sheet1.E81:Sheet1.E81 Sheet1.E89:Sheet1.E89 Sheet1.E97:Sheet1.E97 Sheet1.E105:Sheet1.E105 Sheet1.E113:Sheet1.E113 Sheet1.E121:Sheet1.E121 Sheet1.E129:Sheet1.E129 Sheet1.E137:Sheet1.E137 Sheet1.E145:Sheet1.E145</svg:desc>
                </draw:g>
              </table:table-cell>
              <table:table-cell office:value-type="float" office:value="5225349">
                <text:p>5225349</text:p>
                <draw:g>
                  <svg:desc>Sheet1.L9:Sheet1.L9 Sheet1.L17:Sheet1.L17 Sheet1.L25:Sheet1.L25 Sheet1.L33:Sheet1.L33 Sheet1.L41:Sheet1.L41 Sheet1.L49:Sheet1.L49 Sheet1.L57:Sheet1.L57 Sheet1.L65:Sheet1.L65 Sheet1.L73:Sheet1.L73 Sheet1.L81:Sheet1.L81 Sheet1.L89:Sheet1.L89 Sheet1.L97:Sheet1.L97 Sheet1.L105:Sheet1.L105 Sheet1.L113:Sheet1.L113 Sheet1.L121:Sheet1.L121 Sheet1.L129:Sheet1.L129 Sheet1.L137:Sheet1.L137 Sheet1.L145:Sheet1.L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512575.2">
                <text:p>25512575.2</text:p>
              </table:table-cell>
              <table:table-cell office:value-type="float" office:value="3487933.8">
                <text:p>3487933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911795">
                <text:p>17911795</text:p>
              </table:table-cell>
              <table:table-cell office:value-type="float" office:value="3426665.6">
                <text:p>34266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82467.6">
                <text:p>9582467.6</text:p>
              </table:table-cell>
              <table:table-cell office:value-type="float" office:value="2564409.2">
                <text:p>2564409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09997.8">
                <text:p>6609997.8</text:p>
              </table:table-cell>
              <table:table-cell office:value-type="float" office:value="2355613.8">
                <text:p>2355613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71141">
                <text:p>5071141</text:p>
              </table:table-cell>
              <table:table-cell office:value-type="float" office:value="2351497">
                <text:p>2351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47366.2">
                <text:p>4147366.2</text:p>
              </table:table-cell>
              <table:table-cell office:value-type="float" office:value="2346264">
                <text:p>23462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656483.8">
                <text:p>3656483.8</text:p>
              </table:table-cell>
              <table:table-cell office:value-type="float" office:value="2425376.6">
                <text:p>2425376.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02166.8">
                <text:p>3402166.8</text:p>
              </table:table-cell>
              <table:table-cell office:value-type="float" office:value="2633131.8">
                <text:p>2633131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93638.4">
                <text:p>3093638.4</text:p>
              </table:table-cell>
              <table:table-cell office:value-type="float" office:value="2508436.4">
                <text:p>2508436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950874.8">
                <text:p>2950874.8</text:p>
              </table:table-cell>
              <table:table-cell office:value-type="float" office:value="2692298.2">
                <text:p>2692298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46102.2">
                <text:p>3146102.2</text:p>
              </table:table-cell>
              <table:table-cell office:value-type="float" office:value="2827930.8">
                <text:p>2827930.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339578.4">
                <text:p>3339578.4</text:p>
              </table:table-cell>
              <table:table-cell office:value-type="float" office:value="2755521">
                <text:p>27555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78879.2">
                <text:p>3478879.2</text:p>
              </table:table-cell>
              <table:table-cell office:value-type="float" office:value="3100375">
                <text:p>31003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543993.2">
                <text:p>3543993.2</text:p>
              </table:table-cell>
              <table:table-cell office:value-type="float" office:value="2819544">
                <text:p>281954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17026">
                <text:p>3317026</text:p>
              </table:table-cell>
              <table:table-cell office:value-type="float" office:value="3054397.8">
                <text:p>3054397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39772.2">
                <text:p>4039772.2</text:p>
              </table:table-cell>
              <table:table-cell office:value-type="float" office:value="3407616.2">
                <text:p>3407616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37348">
                <text:p>4237348</text:p>
              </table:table-cell>
              <table:table-cell office:value-type="float" office:value="3000918.4">
                <text:p>300091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9cm" svg:height="8.599cm" xlink:href=".." xlink:type="simple" chart:class="chart:line" chart:style-name="ch1">
        <chart:legend chart:legend-position="end" svg:x="8.941cm" svg:y="3.253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P1:Sheet1.S1 Sheet1.P9:Sheet1.S9 Sheet1.P17:Sheet1.S17 Sheet1.P25:Sheet1.S25 Sheet1.P33:Sheet1.S33 Sheet1.P41:Sheet1.S41 Sheet1.P49:Sheet1.S49 Sheet1.P57:Sheet1.S57 Sheet1.P65:Sheet1.S65 Sheet1.P73:Sheet1.S73 Sheet1.P81:Sheet1.S81 Sheet1.P89:Sheet1.S89 Sheet1.P97:Sheet1.S97 Sheet1.P105:Sheet1.S105 Sheet1.P113:Sheet1.S113 Sheet1.P121:Sheet1.S121 Sheet1.P129:Sheet1.S129 Sheet1.P137:Sheet1.S137 Sheet1.P145:Sheet1.S145" chart:data-source-has-labels="both" svg:x="0.72cm" svg:y="0.819cm" svg:width="7.681cm" svg:height="7.189cm">
          <chartooo:coordinate-region svg:x="2.453cm" svg:y="1.019cm" svg:width="5.761cm" svg:height="5.944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9:Sheet1.P9 Sheet1.P17:Sheet1.P17 Sheet1.P25:Sheet1.P25 Sheet1.P33:Sheet1.P33 Sheet1.P41:Sheet1.P41 Sheet1.P49:Sheet1.P49 Sheet1.P57:Sheet1.P57 Sheet1.P65:Sheet1.P65 Sheet1.P73:Sheet1.P73 Sheet1.P81:Sheet1.P81 Sheet1.P89:Sheet1.P89 Sheet1.P97:Sheet1.P97 Sheet1.P105:Sheet1.P105 Sheet1.P113:Sheet1.P113 Sheet1.P121:Sheet1.P121 Sheet1.P129:Sheet1.P129 Sheet1.P137:Sheet1.P137 Sheet1.P145:Sheet1.P145" chart:label-cell-address="Sheet1.P1:Sheet1.P1" chart:class="chart:line">
            <chart:data-point chart:repeated="18"/>
          </chart:series>
          <chart:series chart:style-name="ch7" chart:values-cell-range-address="Sheet1.Q9:Sheet1.Q9 Sheet1.Q17:Sheet1.Q17 Sheet1.Q25:Sheet1.Q25 Sheet1.Q33:Sheet1.Q33 Sheet1.Q41:Sheet1.Q41 Sheet1.Q49:Sheet1.Q49 Sheet1.Q57:Sheet1.Q57 Sheet1.Q65:Sheet1.Q65 Sheet1.Q73:Sheet1.Q73 Sheet1.Q81:Sheet1.Q81 Sheet1.Q89:Sheet1.Q89 Sheet1.Q97:Sheet1.Q97 Sheet1.Q105:Sheet1.Q105 Sheet1.Q113:Sheet1.Q113 Sheet1.Q121:Sheet1.Q121 Sheet1.Q129:Sheet1.Q129 Sheet1.Q137:Sheet1.Q137 Sheet1.Q145:Sheet1.Q145" chart:label-cell-address="Sheet1.Q1:Sheet1.Q1" chart:class="chart:line">
            <chart:data-point chart:repeated="18"/>
          </chart:series>
          <chart:series chart:style-name="ch8" chart:values-cell-range-address="Sheet1.R9:Sheet1.R9 Sheet1.R17:Sheet1.R17 Sheet1.R25:Sheet1.R25 Sheet1.R33:Sheet1.R33 Sheet1.R41:Sheet1.R41 Sheet1.R49:Sheet1.R49 Sheet1.R57:Sheet1.R57 Sheet1.R65:Sheet1.R65 Sheet1.R73:Sheet1.R73 Sheet1.R81:Sheet1.R81 Sheet1.R89:Sheet1.R89 Sheet1.R97:Sheet1.R97 Sheet1.R105:Sheet1.R105 Sheet1.R113:Sheet1.R113 Sheet1.R121:Sheet1.R121 Sheet1.R129:Sheet1.R129 Sheet1.R137:Sheet1.R137 Sheet1.R145:Sheet1.R145" chart:label-cell-address="Sheet1.R1:Sheet1.R1" chart:class="chart:line">
            <chart:data-point chart:repeated="18"/>
          </chart:series>
          <chart:series chart:style-name="ch9" chart:values-cell-range-address="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" chart:label-cell-address="Sheet1.S1:Sheet1.S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Sheet1.P1:Sheet1.P1</svg:desc>
                </draw:g>
              </table:table-cell>
              <table:table-cell office:value-type="string">
                <text:p>Computation</text:p>
                <draw:g>
                  <svg:desc>Sheet1.Q1:Sheet1.Q1</svg:desc>
                </draw:g>
              </table:table-cell>
              <table:table-cell office:value-type="string">
                <text:p>Finalization</text:p>
                <draw:g>
                  <svg:desc>Sheet1.R1:Sheet1.R1</svg:desc>
                </draw:g>
              </table:table-cell>
              <table:table-cell office:value-type="string">
                <text:p>Cojack common total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372116.8">
                <text:p>372116.8</text:p>
                <draw:g>
                  <svg:desc>Sheet1.P9:Sheet1.P9 Sheet1.P17:Sheet1.P17 Sheet1.P25:Sheet1.P25 Sheet1.P33:Sheet1.P33 Sheet1.P41:Sheet1.P41 Sheet1.P49:Sheet1.P49 Sheet1.P57:Sheet1.P57 Sheet1.P65:Sheet1.P65 Sheet1.P73:Sheet1.P73 Sheet1.P81:Sheet1.P81 Sheet1.P89:Sheet1.P89 Sheet1.P97:Sheet1.P97 Sheet1.P105:Sheet1.P105 Sheet1.P113:Sheet1.P113 Sheet1.P121:Sheet1.P121 Sheet1.P129:Sheet1.P129 Sheet1.P137:Sheet1.P137 Sheet1.P145:Sheet1.P145</svg:desc>
                </draw:g>
              </table:table-cell>
              <table:table-cell office:value-type="float" office:value="19816589.6">
                <text:p>19816589.6</text:p>
                <draw:g>
                  <svg:desc>Sheet1.Q9:Sheet1.Q9 Sheet1.Q17:Sheet1.Q17 Sheet1.Q25:Sheet1.Q25 Sheet1.Q33:Sheet1.Q33 Sheet1.Q41:Sheet1.Q41 Sheet1.Q49:Sheet1.Q49 Sheet1.Q57:Sheet1.Q57 Sheet1.Q65:Sheet1.Q65 Sheet1.Q73:Sheet1.Q73 Sheet1.Q81:Sheet1.Q81 Sheet1.Q89:Sheet1.Q89 Sheet1.Q97:Sheet1.Q97 Sheet1.Q105:Sheet1.Q105 Sheet1.Q113:Sheet1.Q113 Sheet1.Q121:Sheet1.Q121 Sheet1.Q129:Sheet1.Q129 Sheet1.Q137:Sheet1.Q137 Sheet1.Q145:Sheet1.Q145</svg:desc>
                </draw:g>
              </table:table-cell>
              <table:table-cell office:value-type="float" office:value="1663065">
                <text:p>1663065</text:p>
                <draw:g>
                  <svg:desc>Sheet1.R9:Sheet1.R9 Sheet1.R17:Sheet1.R17 Sheet1.R25:Sheet1.R25 Sheet1.R33:Sheet1.R33 Sheet1.R41:Sheet1.R41 Sheet1.R49:Sheet1.R49 Sheet1.R57:Sheet1.R57 Sheet1.R65:Sheet1.R65 Sheet1.R73:Sheet1.R73 Sheet1.R81:Sheet1.R81 Sheet1.R89:Sheet1.R89 Sheet1.R97:Sheet1.R97 Sheet1.R105:Sheet1.R105 Sheet1.R113:Sheet1.R113 Sheet1.R121:Sheet1.R121 Sheet1.R129:Sheet1.R129 Sheet1.R137:Sheet1.R137 Sheet1.R145:Sheet1.R145</svg:desc>
                </draw:g>
              </table:table-cell>
              <table:table-cell office:value-type="float" office:value="21851771.4">
                <text:p>21851771.4</text:p>
                <draw:g>
                  <svg:desc>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876780.8">
                <text:p>69876780.8</text:p>
              </table:table-cell>
              <table:table-cell office:value-type="float" office:value="14151003.8">
                <text:p>14151003.8</text:p>
              </table:table-cell>
              <table:table-cell office:value-type="float" office:value="850915.2">
                <text:p>850915.2</text:p>
              </table:table-cell>
              <table:table-cell office:value-type="float" office:value="84878699.8">
                <text:p>84878699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7397496.4">
                <text:p>47397496.4</text:p>
              </table:table-cell>
              <table:table-cell office:value-type="float" office:value="14875886">
                <text:p>14875886</text:p>
              </table:table-cell>
              <table:table-cell office:value-type="float" office:value="449702.4">
                <text:p>449702.4</text:p>
              </table:table-cell>
              <table:table-cell office:value-type="float" office:value="62723084.8">
                <text:p>62723084.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287942.8">
                <text:p>24287942.8</text:p>
              </table:table-cell>
              <table:table-cell office:value-type="float" office:value="8517742.4">
                <text:p>8517742.4</text:p>
              </table:table-cell>
              <table:table-cell office:value-type="float" office:value="224806.2">
                <text:p>224806.2</text:p>
              </table:table-cell>
              <table:table-cell office:value-type="float" office:value="33030491.4">
                <text:p>33030491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660210.6">
                <text:p>15660210.6</text:p>
              </table:table-cell>
              <table:table-cell office:value-type="float" office:value="6167625.4">
                <text:p>6167625.4</text:p>
              </table:table-cell>
              <table:table-cell office:value-type="float" office:value="155211.2">
                <text:p>155211.2</text:p>
              </table:table-cell>
              <table:table-cell office:value-type="float" office:value="21983047.2">
                <text:p>21983047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23463">
                <text:p>11723463</text:p>
              </table:table-cell>
              <table:table-cell office:value-type="float" office:value="5207327.8">
                <text:p>5207327.8</text:p>
              </table:table-cell>
              <table:table-cell office:value-type="float" office:value="158819.8">
                <text:p>158819.8</text:p>
              </table:table-cell>
              <table:table-cell office:value-type="float" office:value="17089610.6">
                <text:p>1708961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87698.4">
                <text:p>8887698.4</text:p>
              </table:table-cell>
              <table:table-cell office:value-type="float" office:value="4837933.2">
                <text:p>4837933.2</text:p>
              </table:table-cell>
              <table:table-cell office:value-type="float" office:value="99107.6">
                <text:p>99107.6</text:p>
              </table:table-cell>
              <table:table-cell office:value-type="float" office:value="13824739.2">
                <text:p>13824739.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257622.4">
                <text:p>7257622.4</text:p>
              </table:table-cell>
              <table:table-cell office:value-type="float" office:value="4372044.8">
                <text:p>4372044.8</text:p>
              </table:table-cell>
              <table:table-cell office:value-type="float" office:value="88989.8">
                <text:p>88989.8</text:p>
              </table:table-cell>
              <table:table-cell office:value-type="float" office:value="11718657">
                <text:p>117186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037257.6">
                <text:p>6037257.6</text:p>
              </table:table-cell>
              <table:table-cell office:value-type="float" office:value="4474163">
                <text:p>4474163</text:p>
              </table:table-cell>
              <table:table-cell office:value-type="float" office:value="87357.4">
                <text:p>87357.4</text:p>
              </table:table-cell>
              <table:table-cell office:value-type="float" office:value="10598778">
                <text:p>10598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425333.6">
                <text:p>5425333.6</text:p>
              </table:table-cell>
              <table:table-cell office:value-type="float" office:value="4361699.8">
                <text:p>4361699.8</text:p>
              </table:table-cell>
              <table:table-cell office:value-type="float" office:value="72603.2">
                <text:p>72603.2</text:p>
              </table:table-cell>
              <table:table-cell office:value-type="float" office:value="9859636.6">
                <text:p>9859636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506316.6">
                <text:p>4506316.6</text:p>
              </table:table-cell>
              <table:table-cell office:value-type="float" office:value="4097600">
                <text:p>4097600</text:p>
              </table:table-cell>
              <table:table-cell office:value-type="float" office:value="66742.6">
                <text:p>66742.6</text:p>
              </table:table-cell>
              <table:table-cell office:value-type="float" office:value="8670659.2">
                <text:p>867065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14350.4">
                <text:p>4014350.4</text:p>
              </table:table-cell>
              <table:table-cell office:value-type="float" office:value="4739655">
                <text:p>4739655</text:p>
              </table:table-cell>
              <table:table-cell office:value-type="float" office:value="56723.8">
                <text:p>56723.8</text:p>
              </table:table-cell>
              <table:table-cell office:value-type="float" office:value="8810729.2">
                <text:p>8810729.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658076.2">
                <text:p>3658076.2</text:p>
              </table:table-cell>
              <table:table-cell office:value-type="float" office:value="4902450">
                <text:p>4902450</text:p>
              </table:table-cell>
              <table:table-cell office:value-type="float" office:value="155278.6">
                <text:p>155278.6</text:p>
              </table:table-cell>
              <table:table-cell office:value-type="float" office:value="8715804.8">
                <text:p>8715804.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96043.4">
                <text:p>3296043.4</text:p>
              </table:table-cell>
              <table:table-cell office:value-type="float" office:value="5897215">
                <text:p>5897215</text:p>
              </table:table-cell>
              <table:table-cell office:value-type="float" office:value="57915.8">
                <text:p>57915.8</text:p>
              </table:table-cell>
              <table:table-cell office:value-type="float" office:value="9251174.2">
                <text:p>9251174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992158">
                <text:p>2992158</text:p>
              </table:table-cell>
              <table:table-cell office:value-type="float" office:value="5849437.6">
                <text:p>5849437.6</text:p>
              </table:table-cell>
              <table:table-cell office:value-type="float" office:value="46314.6">
                <text:p>46314.6</text:p>
              </table:table-cell>
              <table:table-cell office:value-type="float" office:value="8887910.2">
                <text:p>8887910.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69414.2">
                <text:p>2769414.2</text:p>
              </table:table-cell>
              <table:table-cell office:value-type="float" office:value="6367238.4">
                <text:p>6367238.4</text:p>
              </table:table-cell>
              <table:table-cell office:value-type="float" office:value="50262">
                <text:p>50262</text:p>
              </table:table-cell>
              <table:table-cell office:value-type="float" office:value="9186914.6">
                <text:p>9186914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37143.6">
                <text:p>2637143.6</text:p>
              </table:table-cell>
              <table:table-cell office:value-type="float" office:value="6733154.2">
                <text:p>6733154.2</text:p>
              </table:table-cell>
              <table:table-cell office:value-type="float" office:value="43362.2">
                <text:p>43362.2</text:p>
              </table:table-cell>
              <table:table-cell office:value-type="float" office:value="9413660">
                <text:p>941366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24303.2">
                <text:p>2424303.2</text:p>
              </table:table-cell>
              <table:table-cell office:value-type="float" office:value="6043329.8">
                <text:p>6043329.8</text:p>
              </table:table-cell>
              <table:table-cell office:value-type="float" office:value="38964">
                <text:p>38964</text:p>
              </table:table-cell>
              <table:table-cell office:value-type="float" office:value="8506597">
                <text:p>85065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9cm" svg:height="8.729cm" xlink:href=".." xlink:type="simple" chart:class="chart:line" chart:style-name="ch1">
        <chart:legend chart:legend-position="end" svg:x="9.639cm" svg:y="3.318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W1:Sheet1.Z1 Sheet1.W9:Sheet1.Z9 Sheet1.W17:Sheet1.Z17 Sheet1.W25:Sheet1.Z25 Sheet1.W33:Sheet1.Z33 Sheet1.W41:Sheet1.Z41 Sheet1.W49:Sheet1.Z49 Sheet1.W57:Sheet1.Z57 Sheet1.W65:Sheet1.Z65 Sheet1.W73:Sheet1.Z73 Sheet1.W81:Sheet1.Z81 Sheet1.W89:Sheet1.Z89 Sheet1.W97:Sheet1.Z97 Sheet1.W105:Sheet1.Z105 Sheet1.W113:Sheet1.Z113 Sheet1.W121:Sheet1.Z121 Sheet1.W129:Sheet1.Z129 Sheet1.W137:Sheet1.Z137 Sheet1.W145:Sheet1.Z145" chart:data-source-has-labels="both" svg:x="0.72cm" svg:y="0.831cm" svg:width="8.379cm" svg:height="7.304cm">
          <chartooo:coordinate-region svg:x="2.453cm" svg:y="1.03cm" svg:width="6.459cm" svg:height="6.458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9:Sheet1.W9 Sheet1.W17:Sheet1.W17 Sheet1.W25:Sheet1.W25 Sheet1.W33:Sheet1.W33 Sheet1.W41:Sheet1.W41 Sheet1.W49:Sheet1.W49 Sheet1.W57:Sheet1.W57 Sheet1.W65:Sheet1.W65 Sheet1.W73:Sheet1.W73 Sheet1.W81:Sheet1.W81 Sheet1.W89:Sheet1.W89 Sheet1.W97:Sheet1.W97 Sheet1.W105:Sheet1.W105 Sheet1.W113:Sheet1.W113 Sheet1.W121:Sheet1.W121 Sheet1.W129:Sheet1.W129 Sheet1.W137:Sheet1.W137 Sheet1.W145:Sheet1.W145" chart:label-cell-address="Sheet1.W1:Sheet1.W1" chart:class="chart:line">
            <chart:data-point chart:repeated="18"/>
          </chart:series>
          <chart:series chart:style-name="ch7" chart:values-cell-range-address="Sheet1.X9:Sheet1.X9 Sheet1.X17:Sheet1.X17 Sheet1.X25:Sheet1.X25 Sheet1.X33:Sheet1.X33 Sheet1.X41:Sheet1.X41 Sheet1.X49:Sheet1.X49 Sheet1.X57:Sheet1.X57 Sheet1.X65:Sheet1.X65 Sheet1.X73:Sheet1.X73 Sheet1.X81:Sheet1.X81 Sheet1.X89:Sheet1.X89 Sheet1.X97:Sheet1.X97 Sheet1.X105:Sheet1.X105 Sheet1.X113:Sheet1.X113 Sheet1.X121:Sheet1.X121 Sheet1.X129:Sheet1.X129 Sheet1.X137:Sheet1.X137 Sheet1.X145:Sheet1.X145" chart:label-cell-address="Sheet1.X1:Sheet1.X1" chart:class="chart:line">
            <chart:data-point chart:repeated="18"/>
          </chart:series>
          <chart:series chart:style-name="ch8" chart:values-cell-range-address="Sheet1.Y9:Sheet1.Y9 Sheet1.Y17:Sheet1.Y17 Sheet1.Y25:Sheet1.Y25 Sheet1.Y33:Sheet1.Y33 Sheet1.Y41:Sheet1.Y41 Sheet1.Y49:Sheet1.Y49 Sheet1.Y57:Sheet1.Y57 Sheet1.Y65:Sheet1.Y65 Sheet1.Y73:Sheet1.Y73 Sheet1.Y81:Sheet1.Y81 Sheet1.Y89:Sheet1.Y89 Sheet1.Y97:Sheet1.Y97 Sheet1.Y105:Sheet1.Y105 Sheet1.Y113:Sheet1.Y113 Sheet1.Y121:Sheet1.Y121 Sheet1.Y129:Sheet1.Y129 Sheet1.Y137:Sheet1.Y137 Sheet1.Y145:Sheet1.Y145" chart:label-cell-address="Sheet1.Y1:Sheet1.Y1" chart:class="chart:line">
            <chart:data-point chart:repeated="18"/>
          </chart:series>
          <chart:series chart:style-name="ch9" chart:values-cell-range-address="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" chart:label-cell-address="Sheet1.Z1:Sheet1.Z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ization</text:p>
                <draw:g>
                  <svg:desc>Sheet1.W1:Sheet1.W1</svg:desc>
                </draw:g>
              </table:table-cell>
              <table:table-cell office:value-type="string">
                <text:p>Computation</text:p>
                <draw:g>
                  <svg:desc>Sheet1.X1:Sheet1.X1</svg:desc>
                </draw:g>
              </table:table-cell>
              <table:table-cell office:value-type="string">
                <text:p>Finalization</text:p>
                <draw:g>
                  <svg:desc>Sheet1.Y1:Sheet1.Y1</svg:desc>
                </draw:g>
              </table:table-cell>
              <table:table-cell office:value-type="string">
                <text:p>Cojack dual total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379075.8">
                <text:p>379075.8</text:p>
                <draw:g>
                  <svg:desc>Sheet1.W9:Sheet1.W9 Sheet1.W17:Sheet1.W17 Sheet1.W25:Sheet1.W25 Sheet1.W33:Sheet1.W33 Sheet1.W41:Sheet1.W41 Sheet1.W49:Sheet1.W49 Sheet1.W57:Sheet1.W57 Sheet1.W65:Sheet1.W65 Sheet1.W73:Sheet1.W73 Sheet1.W81:Sheet1.W81 Sheet1.W89:Sheet1.W89 Sheet1.W97:Sheet1.W97 Sheet1.W105:Sheet1.W105 Sheet1.W113:Sheet1.W113 Sheet1.W121:Sheet1.W121 Sheet1.W129:Sheet1.W129 Sheet1.W137:Sheet1.W137 Sheet1.W145:Sheet1.W145</svg:desc>
                </draw:g>
              </table:table-cell>
              <table:table-cell office:value-type="float" office:value="19741477.8">
                <text:p>19741477.8</text:p>
                <draw:g>
                  <svg:desc>Sheet1.X9:Sheet1.X9 Sheet1.X17:Sheet1.X17 Sheet1.X25:Sheet1.X25 Sheet1.X33:Sheet1.X33 Sheet1.X41:Sheet1.X41 Sheet1.X49:Sheet1.X49 Sheet1.X57:Sheet1.X57 Sheet1.X65:Sheet1.X65 Sheet1.X73:Sheet1.X73 Sheet1.X81:Sheet1.X81 Sheet1.X89:Sheet1.X89 Sheet1.X97:Sheet1.X97 Sheet1.X105:Sheet1.X105 Sheet1.X113:Sheet1.X113 Sheet1.X121:Sheet1.X121 Sheet1.X129:Sheet1.X129 Sheet1.X137:Sheet1.X137 Sheet1.X145:Sheet1.X145</svg:desc>
                </draw:g>
              </table:table-cell>
              <table:table-cell office:value-type="float" office:value="1700324.6">
                <text:p>1700324.6</text:p>
                <draw:g>
                  <svg:desc>Sheet1.Y9:Sheet1.Y9 Sheet1.Y17:Sheet1.Y17 Sheet1.Y25:Sheet1.Y25 Sheet1.Y33:Sheet1.Y33 Sheet1.Y41:Sheet1.Y41 Sheet1.Y49:Sheet1.Y49 Sheet1.Y57:Sheet1.Y57 Sheet1.Y65:Sheet1.Y65 Sheet1.Y73:Sheet1.Y73 Sheet1.Y81:Sheet1.Y81 Sheet1.Y89:Sheet1.Y89 Sheet1.Y97:Sheet1.Y97 Sheet1.Y105:Sheet1.Y105 Sheet1.Y113:Sheet1.Y113 Sheet1.Y121:Sheet1.Y121 Sheet1.Y129:Sheet1.Y129 Sheet1.Y137:Sheet1.Y137 Sheet1.Y145:Sheet1.Y145</svg:desc>
                </draw:g>
              </table:table-cell>
              <table:table-cell office:value-type="float" office:value="21820878.2">
                <text:p>21820878.2</text:p>
                <draw:g>
                  <svg:desc>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50439.4">
                <text:p>3750439.4</text:p>
              </table:table-cell>
              <table:table-cell office:value-type="float" office:value="9399852">
                <text:p>9399852</text:p>
              </table:table-cell>
              <table:table-cell office:value-type="float" office:value="830817.4">
                <text:p>830817.4</text:p>
              </table:table-cell>
              <table:table-cell office:value-type="float" office:value="13981108.8">
                <text:p>13981108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161833.8">
                <text:p>6161833.8</text:p>
              </table:table-cell>
              <table:table-cell office:value-type="float" office:value="6602235.6">
                <text:p>6602235.6</text:p>
              </table:table-cell>
              <table:table-cell office:value-type="float" office:value="437996.2">
                <text:p>437996.2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42067.2">
                <text:p>6242067.2</text:p>
              </table:table-cell>
              <table:table-cell office:value-type="float" office:value="3195113.2">
                <text:p>3195113.2</text:p>
              </table:table-cell>
              <table:table-cell office:value-type="float" office:value="228797.6">
                <text:p>228797.6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62538.6">
                <text:p>6662538.6</text:p>
              </table:table-cell>
              <table:table-cell office:value-type="float" office:value="2215146">
                <text:p>2215146</text:p>
              </table:table-cell>
              <table:table-cell office:value-type="float" office:value="160233.2">
                <text:p>160233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11228.4">
                <text:p>6811228.4</text:p>
              </table:table-cell>
              <table:table-cell office:value-type="float" office:value="1974543.4">
                <text:p>1974543.4</text:p>
              </table:table-cell>
              <table:table-cell office:value-type="float" office:value="127978.4">
                <text:p>127978.4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4665.8">
                <text:p>7024665.8</text:p>
              </table:table-cell>
              <table:table-cell office:value-type="float" office:value="1477407.4">
                <text:p>1477407.4</text:p>
              </table:table-cell>
              <table:table-cell office:value-type="float" office:value="107112.2">
                <text:p>107112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165696">
                <text:p>7165696</text:p>
              </table:table-cell>
              <table:table-cell office:value-type="float" office:value="1662860.8">
                <text:p>1662860.8</text:p>
              </table:table-cell>
              <table:table-cell office:value-type="float" office:value="96915.2">
                <text:p>96915.2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225326">
                <text:p>7225326</text:p>
              </table:table-cell>
              <table:table-cell office:value-type="float" office:value="1412497.6">
                <text:p>1412497.6</text:p>
              </table:table-cell>
              <table:table-cell office:value-type="float" office:value="78782.2">
                <text:p>78782.2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270046.6">
                <text:p>7270046.6</text:p>
              </table:table-cell>
              <table:table-cell office:value-type="float" office:value="1223306.4">
                <text:p>1223306.4</text:p>
              </table:table-cell>
              <table:table-cell office:value-type="float" office:value="75821">
                <text:p>75821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379836">
                <text:p>7379836</text:p>
              </table:table-cell>
              <table:table-cell office:value-type="float" office:value="1271722">
                <text:p>1271722</text:p>
              </table:table-cell>
              <table:table-cell office:value-type="float" office:value="66123.4">
                <text:p>66123.4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460305.4">
                <text:p>7460305.4</text:p>
              </table:table-cell>
              <table:table-cell office:value-type="float" office:value="1304456.4">
                <text:p>1304456.4</text:p>
              </table:table-cell>
              <table:table-cell office:value-type="float" office:value="62778.2">
                <text:p>62778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7540500.6">
                <text:p>7540500.6</text:p>
              </table:table-cell>
              <table:table-cell office:value-type="float" office:value="1180378.6">
                <text:p>1180378.6</text:p>
              </table:table-cell>
              <table:table-cell office:value-type="float" office:value="53574.8">
                <text:p>5357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643132">
                <text:p>7643132</text:p>
              </table:table-cell>
              <table:table-cell office:value-type="float" office:value="1255855.2">
                <text:p>1255855.2</text:p>
              </table:table-cell>
              <table:table-cell office:value-type="float" office:value="53242.8">
                <text:p>53242.8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662259.8">
                <text:p>7662259.8</text:p>
              </table:table-cell>
              <table:table-cell office:value-type="float" office:value="1702637">
                <text:p>1702637</text:p>
              </table:table-cell>
              <table:table-cell office:value-type="float" office:value="49957">
                <text:p>49957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7678370.4">
                <text:p>7678370.4</text:p>
              </table:table-cell>
              <table:table-cell office:value-type="float" office:value="1902579.2">
                <text:p>1902579.2</text:p>
              </table:table-cell>
              <table:table-cell office:value-type="float" office:value="45642.8">
                <text:p>45642.8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91741.4">
                <text:p>7691741.4</text:p>
              </table:table-cell>
              <table:table-cell office:value-type="float" office:value="1372596.8">
                <text:p>1372596.8</text:p>
              </table:table-cell>
              <table:table-cell office:value-type="float" office:value="47209.2">
                <text:p>47209.2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711264.2">
                <text:p>7711264.2</text:p>
              </table:table-cell>
              <table:table-cell office:value-type="float" office:value="1780510.2">
                <text:p>1780510.2</text:p>
              </table:table-cell>
              <table:table-cell office:value-type="float" office:value="42153.8">
                <text:p>42153.8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66cm" svg:height="9.474cm" xlink:href=".." xlink:type="simple" chart:class="chart:line" chart:style-name="ch1">
        <chart:legend chart:legend-position="end" svg:x="15.668cm" svg:y="4.189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S1:Sheet1.S1 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 Sheet1.Z1:Sheet1.Z1 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" chart:data-source-has-labels="both" svg:x="0.855cm" svg:y="0.891cm" svg:width="14.003cm" svg:height="7.974cm">
          <chartooo:coordinate-region svg:x="2.588cm" svg:y="1.091cm" svg:width="12.083cm" svg:height="7.127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" chart:label-cell-address="Sheet1.S1:Sheet1.S1" chart:class="chart:line">
            <chart:data-point chart:repeated="18"/>
          </chart:series>
          <chart:series chart:style-name="ch7" chart:values-cell-range-address="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" chart:label-cell-address="Sheet1.Z1:Sheet1.Z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jack common total</text:p>
                <draw:g>
                  <svg:desc>Sheet1.S1:Sheet1.S1</svg:desc>
                </draw:g>
              </table:table-cell>
              <table:table-cell office:value-type="string">
                <text:p>Cojack dual total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21851771.4">
                <text:p>21851771.4</text:p>
                <draw:g>
                  <svg:desc>Sheet1.S9:Sheet1.S9 Sheet1.S17:Sheet1.S17 Sheet1.S25:Sheet1.S25 Sheet1.S33:Sheet1.S33 Sheet1.S41:Sheet1.S41 Sheet1.S49:Sheet1.S49 Sheet1.S57:Sheet1.S57 Sheet1.S65:Sheet1.S65 Sheet1.S73:Sheet1.S73 Sheet1.S81:Sheet1.S81 Sheet1.S89:Sheet1.S89 Sheet1.S97:Sheet1.S97 Sheet1.S105:Sheet1.S105 Sheet1.S113:Sheet1.S113 Sheet1.S121:Sheet1.S121 Sheet1.S129:Sheet1.S129 Sheet1.S137:Sheet1.S137 Sheet1.S145:Sheet1.S145</svg:desc>
                </draw:g>
              </table:table-cell>
              <table:table-cell office:value-type="float" office:value="21820878.2">
                <text:p>21820878.2</text:p>
                <draw:g>
                  <svg:desc>Sheet1.Z9:Sheet1.Z9 Sheet1.Z17:Sheet1.Z17 Sheet1.Z25:Sheet1.Z25 Sheet1.Z33:Sheet1.Z33 Sheet1.Z41:Sheet1.Z41 Sheet1.Z49:Sheet1.Z49 Sheet1.Z57:Sheet1.Z57 Sheet1.Z65:Sheet1.Z65 Sheet1.Z73:Sheet1.Z73 Sheet1.Z81:Sheet1.Z81 Sheet1.Z89:Sheet1.Z89 Sheet1.Z97:Sheet1.Z97 Sheet1.Z105:Sheet1.Z105 Sheet1.Z113:Sheet1.Z113 Sheet1.Z121:Sheet1.Z121 Sheet1.Z129:Sheet1.Z129 Sheet1.Z137:Sheet1.Z137 Sheet1.Z145:Sheet1.Z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878699.8">
                <text:p>84878699.8</text:p>
              </table:table-cell>
              <table:table-cell office:value-type="float" office:value="13981108.8">
                <text:p>13981108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723084.8">
                <text:p>62723084.8</text:p>
              </table:table-cell>
              <table:table-cell office:value-type="float" office:value="13202065.6">
                <text:p>13202065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030491.4">
                <text:p>33030491.4</text:p>
              </table:table-cell>
              <table:table-cell office:value-type="float" office:value="9665978">
                <text:p>96659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983047.2">
                <text:p>21983047.2</text:p>
              </table:table-cell>
              <table:table-cell office:value-type="float" office:value="9037917.8">
                <text:p>9037917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089610.6">
                <text:p>17089610.6</text:p>
              </table:table-cell>
              <table:table-cell office:value-type="float" office:value="8913750.2">
                <text:p>891375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824739.2">
                <text:p>13824739.2</text:p>
              </table:table-cell>
              <table:table-cell office:value-type="float" office:value="8609185.4">
                <text:p>8609185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718657">
                <text:p>11718657</text:p>
              </table:table-cell>
              <table:table-cell office:value-type="float" office:value="8925472">
                <text:p>89254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598778">
                <text:p>10598778</text:p>
              </table:table-cell>
              <table:table-cell office:value-type="float" office:value="8716605.8">
                <text:p>8716605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859636.6">
                <text:p>9859636.6</text:p>
              </table:table-cell>
              <table:table-cell office:value-type="float" office:value="8569174">
                <text:p>856917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670659.2">
                <text:p>8670659.2</text:p>
              </table:table-cell>
              <table:table-cell office:value-type="float" office:value="8717681.4">
                <text:p>8717681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10729.2">
                <text:p>8810729.2</text:p>
              </table:table-cell>
              <table:table-cell office:value-type="float" office:value="8827540">
                <text:p>882754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715804.8">
                <text:p>8715804.8</text:p>
              </table:table-cell>
              <table:table-cell office:value-type="float" office:value="8774454">
                <text:p>87744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251174.2">
                <text:p>9251174.2</text:p>
              </table:table-cell>
              <table:table-cell office:value-type="float" office:value="8952230">
                <text:p>8952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887910.2">
                <text:p>8887910.2</text:p>
              </table:table-cell>
              <table:table-cell office:value-type="float" office:value="9414853.8">
                <text:p>9414853.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186914.6">
                <text:p>9186914.6</text:p>
              </table:table-cell>
              <table:table-cell office:value-type="float" office:value="9626592.4">
                <text:p>96265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413660">
                <text:p>9413660</text:p>
              </table:table-cell>
              <table:table-cell office:value-type="float" office:value="9111547.4">
                <text:p>9111547.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506597">
                <text:p>8506597</text:p>
              </table:table-cell>
              <table:table-cell office:value-type="float" office:value="9533928.2">
                <text:p>953392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66cm" svg:height="9.043cm" xlink:href=".." xlink:type="simple" chart:class="chart:line" chart:style-name="ch1">
        <chart:legend chart:legend-position="end" svg:x="10.773cm" svg:y="4.222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F1:Sheet1.F1 Sheet1.F9:Sheet1.F9 Sheet1.F17:Sheet1.F17 Sheet1.F25:Sheet1.F25 Sheet1.F33:Sheet1.F33 Sheet1.F41:Sheet1.F41 Sheet1.F49:Sheet1.F49 Sheet1.F57:Sheet1.F57 Sheet1.F65:Sheet1.F65 Sheet1.F73:Sheet1.F73 Sheet1.F81:Sheet1.F81 Sheet1.F89:Sheet1.F89 Sheet1.F97:Sheet1.F97 Sheet1.F105:Sheet1.F105 Sheet1.F113:Sheet1.F113 Sheet1.F121:Sheet1.F121 Sheet1.F129:Sheet1.F129 Sheet1.F137:Sheet1.F137 Sheet1.F145:Sheet1.F145" chart:data-source-has-labels="both" svg:x="0.719cm" svg:y="0.855cm" svg:width="9.516cm" svg:height="7.588cm">
          <chartooo:coordinate-region svg:x="1.446cm" svg:y="1.054cm" svg:width="8.602cm" svg:height="6.742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9:Sheet1.F9 Sheet1.F17:Sheet1.F17 Sheet1.F25:Sheet1.F25 Sheet1.F33:Sheet1.F33 Sheet1.F41:Sheet1.F41 Sheet1.F49:Sheet1.F49 Sheet1.F57:Sheet1.F57 Sheet1.F65:Sheet1.F65 Sheet1.F73:Sheet1.F73 Sheet1.F81:Sheet1.F81 Sheet1.F89:Sheet1.F89 Sheet1.F97:Sheet1.F97 Sheet1.F105:Sheet1.F105 Sheet1.F113:Sheet1.F113 Sheet1.F121:Sheet1.F121 Sheet1.F129:Sheet1.F129 Sheet1.F137:Sheet1.F137 Sheet1.F145:Sheet1.F145" chart:label-cell-address="Sheet1.F1:Sheet1.F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F9:Sheet1.F9 Sheet1.F17:Sheet1.F17 Sheet1.F25:Sheet1.F25 Sheet1.F33:Sheet1.F33 Sheet1.F41:Sheet1.F41 Sheet1.F49:Sheet1.F49 Sheet1.F57:Sheet1.F57 Sheet1.F65:Sheet1.F65 Sheet1.F73:Sheet1.F73 Sheet1.F81:Sheet1.F81 Sheet1.F89:Sheet1.F89 Sheet1.F97:Sheet1.F97 Sheet1.F105:Sheet1.F105 Sheet1.F113:Sheet1.F113 Sheet1.F121:Sheet1.F121 Sheet1.F129:Sheet1.F129 Sheet1.F137:Sheet1.F137 Sheet1.F145:Sheet1.F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35594688222614">
                <text:p>0.235594688222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35568110287104">
                <text:p>0.3355681102871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7252546097834">
                <text:p>0.6272525460978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09323630939786">
                <text:p>0.9093236309397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8526130509879">
                <text:p>1.185261305098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44926367968182">
                <text:p>1.449263679681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4382711062469">
                <text:p>1.643827110624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7667056183136">
                <text:p>1.76670561831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94289907960801">
                <text:p>1.942899079608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03689671957617">
                <text:p>2.036896719576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1049966526834">
                <text:p>1.9104996652683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79981616841216">
                <text:p>1.799816168412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2774817820636">
                <text:p>1.727748178206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69600415711859">
                <text:p>1.6960041571185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81205308610786">
                <text:p>1.812053086107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8786290474498">
                <text:p>1.487862904744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41848797880184">
                <text:p>1.418487978801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38cm" svg:height="9.03cm" xlink:href=".." xlink:type="simple" chart:class="chart:line" chart:style-name="ch1">
        <chart:legend chart:legend-position="end" svg:x="10.745cm" svg:y="4.216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M1:Sheet1.M1 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" chart:data-source-has-labels="both" svg:x="0.718cm" svg:y="0.855cm" svg:width="9.491cm" svg:height="7.575cm">
          <chartooo:coordinate-region svg:x="1.445cm" svg:y="1.054cm" svg:width="8.577cm" svg:height="6.72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" chart:label-cell-address="Sheet1.M1:Sheet1.M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M9:Sheet1.M9 Sheet1.M17:Sheet1.M17 Sheet1.M25:Sheet1.M25 Sheet1.M33:Sheet1.M33 Sheet1.M41:Sheet1.M41 Sheet1.M49:Sheet1.M49 Sheet1.M57:Sheet1.M57 Sheet1.M65:Sheet1.M65 Sheet1.M73:Sheet1.M73 Sheet1.M81:Sheet1.M81 Sheet1.M89:Sheet1.M89 Sheet1.M97:Sheet1.M97 Sheet1.M105:Sheet1.M105 Sheet1.M113:Sheet1.M113 Sheet1.M121:Sheet1.M121 Sheet1.M129:Sheet1.M129 Sheet1.M137:Sheet1.M137 Sheet1.M145:Sheet1.M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9812160999157">
                <text:p>1.498121609991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2490777039931">
                <text:p>1.524907770399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764243241679">
                <text:p>2.037642432416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21825368827437">
                <text:p>2.218253688274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2213721727053">
                <text:p>2.22213721727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2709337056699">
                <text:p>2.227093370566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5444850915111">
                <text:p>2.154448509151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98446162094886">
                <text:p>1.984461620948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08311002025007">
                <text:p>2.083110020250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94085075717096">
                <text:p>1.940850757170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4776409663207">
                <text:p>1.8477640966320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89631978852638">
                <text:p>1.896319788526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8539257347901">
                <text:p>1.6853925734790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85326031443382">
                <text:p>1.8532603144338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71076242917671">
                <text:p>1.710762429176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3343237422102">
                <text:p>1.533432374221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4124994535006">
                <text:p>1.741249945350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47cm" svg:height="9cm" xlink:href=".." xlink:type="simple" chart:class="chart:line" chart:style-name="ch1">
        <chart:legend chart:legend-position="end" svg:x="10.854cm" svg:y="4.201cm" style:legend-expansion="high" chart:style-name="ch2"/>
        <chart:plot-area chart:style-name="ch3"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 Sheet1.T1:Sheet1.T1 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data-source-has-labels="both" svg:x="0.72cm" svg:y="0.855cm" svg:width="9.594cm" svg:height="7.545cm">
          <chartooo:coordinate-region svg:x="1.447cm" svg:y="1.054cm" svg:width="8.68cm" svg:height="6.699cm"/>
          <chart:axis chart:dimension="x" chart:name="primary-x" chart:style-name="ch4" chartooo:axis-type="auto">
            <chartooo:date-scale/>
            <chart:categories table:cell-range-address="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" chart:label-cell-address="Sheet1.T1:Sheet1.T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9 Sheet1.A17:Sheet1.A17 Sheet1.A25:Sheet1.A25 Sheet1.A33:Sheet1.A33 Sheet1.A41:Sheet1.A41 Sheet1.A49:Sheet1.A49 Sheet1.A57:Sheet1.A57 Sheet1.A65:Sheet1.A65 Sheet1.A73:Sheet1.A73 Sheet1.A81:Sheet1.A81 Sheet1.A89:Sheet1.A89 Sheet1.A97:Sheet1.A97 Sheet1.A105:Sheet1.A105 Sheet1.A113:Sheet1.A113 Sheet1.A121:Sheet1.A121 Sheet1.A129:Sheet1.A129 Sheet1.A137:Sheet1.A137 Sheet1.A145:Sheet1.A145</svg:desc>
                </draw:g>
              </table:table-cell>
              <table:table-cell office:value-type="float" office:value="1">
                <text:p>1</text:p>
                <draw:g>
                  <svg:desc>Sheet1.T9:Sheet1.T9 Sheet1.T17:Sheet1.T17 Sheet1.T25:Sheet1.T25 Sheet1.T33:Sheet1.T33 Sheet1.T41:Sheet1.T41 Sheet1.T49:Sheet1.T49 Sheet1.T57:Sheet1.T57 Sheet1.T65:Sheet1.T65 Sheet1.T73:Sheet1.T73 Sheet1.T81:Sheet1.T81 Sheet1.T89:Sheet1.T89 Sheet1.T97:Sheet1.T97 Sheet1.T105:Sheet1.T105 Sheet1.T113:Sheet1.T113 Sheet1.T121:Sheet1.T121 Sheet1.T129:Sheet1.T129 Sheet1.T137:Sheet1.T137 Sheet1.T145:Sheet1.T1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447056228352">
                <text:p>0.2574470562283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4838483262864">
                <text:p>0.348384832628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1563618154346">
                <text:p>0.6615636181543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94028316511098">
                <text:p>0.9940283165110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7865823929306">
                <text:p>1.278658239293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8062811051076">
                <text:p>1.5806281105107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86469929105357">
                <text:p>1.8646992910535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6172554986999">
                <text:p>2.061725549869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1628567933224">
                <text:p>2.2162856793322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52019724175066">
                <text:p>2.520197241750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48013199633919">
                <text:p>2.480131996339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50714327608622">
                <text:p>2.507143276086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3620538244756">
                <text:p>2.362053824475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.45859497995378">
                <text:p>2.458594979953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.37857565368029">
                <text:p>2.378575653680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2128326283295">
                <text:p>2.321283262832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56880294199902">
                <text:p>2.568802941999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